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66ffff" draw:marker-start-width="0.252cm" draw:marker-end-width="0.252cm" draw:fill="solid" draw:fill-color="#ffff00" draw:opacity="25%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66ffff" draw:marker-start-width="0.252cm" draw:marker-end-width="0.252cm" draw:fill="solid" draw:fill-color="#ff6600" draw:opacity="25%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svg:stroke-color="#66ffff" draw:marker-start-width="0.252cm" draw:marker-end-width="0.252cm" draw:fill="solid" draw:fill-color="#66ff00" draw:opacity="25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66ffff" draw:marker-start-width="0.252cm" draw:marker-end-width="0.252cm" draw:fill="solid" draw:fill-color="#ff0000" draw:opacity="25%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66ffff" draw:marker-start-width="0.252cm" draw:marker-end-width="0.252cm" draw:fill="solid" draw:fill-color="#9900ff" draw:opacity="25%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66ffff" draw:marker-start-width="0.252cm" draw:marker-end-width="0.252cm" draw:fill="solid" draw:fill-color="#0066ff" draw:opacity="25%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21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2.097cm" fo:min-width="1.857cm" fo:padding-top="0.165cm" fo:padding-bottom="0.165cm" fo:padding-left="0.29cm" fo:padding-right="0.29cm"/>
    </style:style>
    <style:style style:name="gr22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2cm" fo:min-width="1.795cm" fo:padding-top="0.165cm" fo:padding-bottom="0.165cm" fo:padding-left="0.29cm" fo:padding-right="0.29cm"/>
    </style:style>
    <style:style style:name="gr24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793cm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7cm" fo:min-width="1.447cm" fo:padding-top="0.165cm" fo:padding-bottom="0.165cm" fo:padding-left="0.29cm" fo:padding-right="0.29cm"/>
    </style:style>
    <style:style style:name="gr26" style:family="graphic" style:parent-style-name="standard">
      <style:graphic-properties draw:stroke="dash" draw:stroke-dash="Ultrafine_20_2_20_Dots_20_3_20_Dashes" svg:stroke-width="0.081cm" svg:stroke-color="#000000" draw:marker-start-width="0.252cm" draw:marker-end-width="0.252cm" svg:stroke-opacity="100%" draw:fill="none" draw:textarea-horizontal-align="justify" draw:textarea-vertical-align="middle" draw:auto-grow-height="false" fo:min-height="1.32cm" fo:min-width="1.447cm" fo:padding-top="0.165cm" fo:padding-bottom="0.165cm" fo:padding-left="0.29cm" fo:padding-right="0.29cm"/>
    </style:style>
    <style:style style:name="gr27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2cm" fo:min-width="1.069cm" fo:padding-top="0.165cm" fo:padding-bottom="0.165cm" fo:padding-left="0.29cm" fo:padding-right="0.29cm"/>
    </style:style>
    <style:style style:name="gr28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3cm" fo:min-width="1.063cm" fo:padding-top="0.165cm" fo:padding-bottom="0.165cm" fo:padding-left="0.29cm" fo:padding-right="0.29cm"/>
    </style:style>
    <style:style style:name="gr29" style:family="graphic" style:parent-style-name="standard">
      <style:graphic-properties draw:stroke="dash" draw:stroke-dash="Ultrafine_20_2_20_Dots_20_3_20_Dashes" svg:stroke-width="0.081cm" svg:stroke-color="#000000" draw:marker-start-width="0.279cm" draw:marker-end-width="0.279cm" draw:fill="none" draw:textarea-horizontal-align="justify" draw:textarea-vertical-align="middle" draw:auto-grow-height="false" fo:min-height="2.011cm" fo:min-width="1.094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draw:stroke="solid" svg:stroke-width="0.035cm" svg:stroke-color="#000000" draw:marker-start-width="0.252cm" draw:marker-end-width="0.252cm" draw:fill="none" draw:textarea-horizontal-align="center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37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484cm" fo:min-width="4.606cm" fo:padding-top="0.142cm" fo:padding-bottom="0.142cm" fo:padding-left="0.267cm" fo:padding-right="0.267cm"/>
    </style:style>
    <style:style style:name="gr38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40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41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42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43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44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45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svg:stroke-opacity="100%" draw:fill="none" draw:textarea-horizontal-align="justify" draw:textarea-vertical-align="middle" draw:auto-grow-height="false" fo:min-height="3.865cm" fo:min-width="1.187cm" fo:padding-top="0.142cm" fo:padding-bottom="0.142cm" fo:padding-left="0.267cm" fo:padding-right="0.267cm"/>
    </style:style>
    <style:style style:name="gr46" style:family="graphic" style:parent-style-name="standard">
      <style:graphic-properties draw:stroke="dash" draw:stroke-dash="Ultrafine_20_2_20_Dots_20_3_20_Dashes" svg:stroke-width="0.035cm" svg:stroke-color="#99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48cm" fo:min-width="1.198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698cm" fo:min-width="10.748cm" fo:padding-top="0.151cm" fo:padding-bottom="0.151cm" fo:padding-left="0.276cm" fo:padding-right="0.276cm"/>
    </style:style>
    <style:style style:name="gr50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4cm"/>
    </style:style>
    <style:style style:name="gr5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4cm"/>
    </style:style>
    <style:style style:name="gr5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7cm"/>
    </style:style>
    <style:style style:name="gr5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62cm"/>
    </style:style>
    <style:style style:name="gr54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62cm"/>
    </style:style>
    <style:style style:name="gr5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62cm"/>
    </style:style>
    <style:style style:name="gr5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5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34cm"/>
    </style:style>
    <style:style style:name="gr58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4cm"/>
    </style:style>
    <style:style style:name="gr59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718cm"/>
    </style:style>
    <style:style style:name="gr6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52cm"/>
    </style:style>
    <style:style style:name="gr61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62cm"/>
    </style:style>
    <style:style style:name="gr62" style:family="graphic" style:parent-style-name="standard">
      <style:graphic-properties draw:stroke="none" draw:fill-color="#66cc00" draw:textarea-horizontal-align="justify" draw:textarea-vertical-align="middle" draw:auto-grow-height="false" fo:min-height="0cm" fo:min-width="0.362cm"/>
    </style:style>
    <style:style style:name="gr6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2cm"/>
    </style:style>
    <style:style style:name="gr6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62cm"/>
    </style:style>
    <style:style style:name="gr65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4cm"/>
    </style:style>
    <style:style style:name="gr6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26cm"/>
    </style:style>
    <style:style style:name="gr6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72cm"/>
    </style:style>
    <style:style style:name="gr6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72cm"/>
    </style:style>
    <style:style style:name="gr6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2cm"/>
    </style:style>
    <style:style style:name="gr7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2cm"/>
    </style:style>
    <style:style style:name="gr7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2cm"/>
    </style:style>
    <style:style style:name="gr7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674cm"/>
    </style:style>
    <style:style style:name="gr7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2cm"/>
    </style:style>
    <style:style style:name="gr7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892cm"/>
    </style:style>
    <style:style style:name="gr75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66cm"/>
    </style:style>
    <style:style style:name="gr7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674cm"/>
    </style:style>
    <style:style style:name="gr7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2cm"/>
    </style:style>
    <style:style style:name="gr7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2cm"/>
    </style:style>
    <style:style style:name="gr7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674cm"/>
    </style:style>
    <style:style style:name="P1" style:family="paragraph">
      <loext:graphic-properties draw:fill="solid" draw:fill-color="#ffff00" draw:opacity="25%"/>
      <style:paragraph-properties fo:text-align="center"/>
    </style:style>
    <style:style style:name="P2" style:family="paragraph">
      <loext:graphic-properties draw:fill="solid" draw:fill-color="#ff6600" draw:opacity="25%"/>
      <style:paragraph-properties fo:text-align="center"/>
    </style:style>
    <style:style style:name="P3" style:family="paragraph">
      <loext:graphic-properties draw:fill="solid" draw:fill-color="#66ff00" draw:opacity="25%"/>
      <style:paragraph-properties fo:text-align="center"/>
    </style:style>
    <style:style style:name="P4" style:family="paragraph">
      <loext:graphic-properties draw:fill="solid" draw:fill-color="#ff0000" draw:opacity="25%"/>
      <style:paragraph-properties fo:text-align="center"/>
    </style:style>
    <style:style style:name="P5" style:family="paragraph">
      <loext:graphic-properties draw:fill="solid" draw:fill-color="#9900ff" draw:opacity="25%"/>
      <style:paragraph-properties fo:text-align="center"/>
    </style:style>
    <style:style style:name="P6" style:family="paragraph">
      <loext:graphic-properties draw:fill="solid"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9900ff"/>
      <style:paragraph-properties fo:text-align="center"/>
    </style:style>
    <style:style style:name="P10" style:family="paragraph">
      <loext:graphic-properties draw:fill-color="#ff66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66ff00"/>
      <style:paragraph-properties fo:text-align="center"/>
    </style:style>
    <style:style style:name="P13" style:family="paragraph">
      <loext:graphic-properties draw:fill-color="#0066ff"/>
      <style:paragraph-properties fo:text-align="center"/>
    </style:style>
    <style:style style:name="P14" style:family="paragraph">
      <loext:graphic-properties draw:fill-color="#66cc00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AH_Zones" svg:width="16cm" svg:height="15.881cm" svg:x="17.45cm" svg:y="15.664cm" svg:viewBox="0 0 16001 15882" draw:points="50,5986 3000,8861 2075,9935 2073,14177 4224,14184 4231,15882 16001,15882 16001,14192 12953,14177 12953,12257 12188,12258 12188,6019 6759,6019 6299,5842 5750,5536 3700,4336 3150,3786 2967,3237 2967,1986 1250,1986 1250,0 0,0">
            <text:p/>
          </draw:polygon>
          <draw:polygon draw:style-name="gr2" draw:text-style-name="P2" draw:layer="AH_Zones" svg:width="12.194cm" svg:height="9.903cm" svg:x="9.502cm" svg:y="21.65cm" svg:viewBox="0 0 12195 9904" draw:points="12192,9888 0,9904 1,1100 1798,1100 1798,0 7998,0 10947,2875 10031,3949 10017,8199 12195,8199">
            <text:p/>
          </draw:polygon>
          <draw:polygon draw:style-name="gr3" draw:text-style-name="P3" draw:layer="AH_Zones" svg:width="19.446cm" svg:height="16.658cm" svg:x="9.503cm" svg:y="6.091cm" svg:viewBox="0 0 19447 16659" draw:points="0,16659 27,4 19447,0 19447,1715 15228,1715 15228,5209 5229,5209 5229,9565 7997,9573 7997,15559 1797,15559 1797,16659">
            <text:p/>
          </draw:polygon>
          <draw:polygon draw:style-name="gr4" draw:text-style-name="P4" draw:layer="AH_Zones" svg:width="18.076cm" svg:height="12.91cm" svg:x="30.002cm" svg:y="4.749cm" svg:viewBox="0 0 18077 12911" draw:points="9040,5251 9299,5251 9299,7164 6148,7164 5248,8901 4461,8905 4465,10899 0,10907 0,12911 9049,12904 9057,8901 9303,8890 9303,9305 10103,9305 10107,10845 11854,10852 11866,11464 11612,11734 11319,12015 11100,12403 12898,12801 16020,10701 16848,9501 17208,8151 18077,7 7322,0 7322,1351 9040,3056">
            <text:p/>
          </draw:polygon>
          <draw:polygon draw:style-name="gr5" draw:text-style-name="P5" draw:layer="AH_Zones" svg:width="20.6cm" svg:height="11.565cm" svg:x="18.7cm" svg:y="6.091cm" svg:viewBox="0 0 20601 11566" draw:points="20342,3909 20342,1714 18624,9 10250,0 10250,1714 6031,1715 6031,9572 0,9572 0,11564 11302,11566 11298,9549 15755,9553 15759,7567 16552,7556 17450,5822 20601,5822 20601,3909">
            <text:p/>
          </draw:polygon>
          <draw:polygon draw:style-name="gr6" draw:text-style-name="P6" draw:layer="AH_Zones" svg:width="15.621cm" svg:height="17.906cm" svg:x="30.4cm" svg:y="13.643cm" svg:viewBox="0 0 15622 17907" draw:points="8647,4003 8250,3996 8250,9701 7950,9701 7950,14275 0,14278 0,16198 3051,16202 3051,17903 14801,17907 15622,10202 15543,9710 15320,9379 14843,9110 11852,8621 11849,4892 11895,4515 12114,4157 12500,3907 10700,3507 10941,3121 11437,2586 11441,1955 9705,1959 9701,412 8901,408 8897,0 8658,4">
            <text:p/>
          </draw:polygon>
          <draw:polyline draw:style-name="gr7" draw:text-style-name="P7" draw:layer="Walls" svg:width="1.228cm" svg:height="0.573cm" draw:transform="rotate (-0.511556003759538) translate (45.244cm 22.739cm)" svg:viewBox="0 0 1229 574" draw:points="0,0 476,0 907,185 1229,574">
            <text:p/>
          </draw:polyline>
          <draw:line draw:style-name="gr8" draw:text-style-name="P7" draw:layer="Walls" svg:x1="25.094cm" svg:y1="28.69cm" svg:x2="23.414cm" svg:y2="28.69cm">
            <text:p/>
          </draw:line>
          <draw:line draw:style-name="gr8" draw:text-style-name="P7" draw:layer="Walls" svg:x1="23.414cm" svg:y1="28.69cm" svg:x2="23.414cm" svg:y2="30.443cm">
            <text:p/>
          </draw:line>
          <draw:line draw:style-name="gr8" draw:text-style-name="P7" draw:layer="Walls" svg:x1="26.13cm" svg:y1="28.69cm" svg:x2="26.13cm" svg:y2="30.447cm">
            <text:p/>
          </draw:line>
          <draw:polygon draw:style-name="gr9" draw:text-style-name="P7" draw:layer="Walls" svg:width="0.901cm" svg:height="1.455cm" svg:x="14.296cm" svg:y="28.698cm" svg:viewBox="0 0 902 1456" draw:points="0,0 899,3 902,1456 2,1456">
            <text:p/>
          </draw:polygon>
          <draw:line draw:style-name="gr8" draw:text-style-name="P7" draw:layer="Walls" svg:x1="24.598cm" svg:y1="30.446cm" svg:x2="24.598cm" svg:y2="28.69cm">
            <text:p/>
          </draw:line>
          <draw:line draw:style-name="gr8" draw:text-style-name="P7" draw:layer="Walls" svg:x1="26.13cm" svg:y1="30.443cm" svg:x2="23.414cm" svg:y2="30.443cm">
            <text:p/>
          </draw:line>
          <draw:line draw:style-name="gr8" draw:text-style-name="P7" draw:layer="Walls" svg:x1="24.598cm" svg:y1="29.572cm" svg:x2="23.414cm" svg:y2="29.572cm">
            <text:p/>
          </draw:line>
          <draw:line draw:style-name="gr8" draw:text-style-name="P7" draw:layer="Walls" svg:x1="26.13cm" svg:y1="28.69cm" svg:x2="25.698cm" svg:y2="28.69cm">
            <text:p/>
          </draw:line>
          <draw:line draw:style-name="gr8" draw:text-style-name="P7" draw:layer="Walls" svg:x1="17.494cm" svg:y1="15.66cm" svg:x2="13.087cm" svg:y2="15.66cm">
            <text:p/>
          </draw:line>
          <draw:line draw:style-name="gr8" draw:text-style-name="P7" draw:layer="Walls" svg:x1="18.671cm" svg:y1="15.66cm" svg:x2="17.494cm" svg:y2="15.66cm">
            <text:p/>
          </draw:line>
          <draw:line draw:style-name="gr8" draw:text-style-name="P7" draw:layer="Walls" svg:x1="18.671cm" svg:y1="15.66cm" svg:x2="28.298cm" svg:y2="15.66cm">
            <text:p/>
          </draw:line>
          <draw:line draw:style-name="gr8" draw:text-style-name="P7" draw:layer="Walls" svg:x1="28.659cm" svg:y1="14.964cm" svg:x2="28.149cm" svg:y2="13.647cm">
            <text:p/>
          </draw:line>
          <draw:line draw:style-name="gr8" draw:text-style-name="P7" draw:layer="Walls" svg:x1="28.259cm" svg:y1="15.656cm" svg:x2="28.659cm" svg:y2="14.964cm">
            <text:p/>
          </draw:line>
          <draw:line draw:style-name="gr8" draw:text-style-name="P7" draw:layer="Walls" svg:x1="30.36cm" svg:y1="11.275cm" svg:x2="28.652cm" svg:y2="11.272cm">
            <text:p/>
          </draw:line>
          <draw:line draw:style-name="gr8" draw:text-style-name="P7" draw:layer="Walls" svg:x1="28.652cm" svg:y1="11.272cm" svg:x2="28.652cm" svg:y2="10.773cm">
            <text:p/>
          </draw:line>
          <draw:line draw:style-name="gr8" draw:text-style-name="P7" draw:layer="Walls" svg:x1="24.73cm" svg:y1="13.313cm" svg:x2="26.034cm" svg:y2="13.313cm">
            <text:p/>
          </draw:line>
          <draw:line draw:style-name="gr8" draw:text-style-name="P7" draw:layer="Walls" svg:x1="26.034cm" svg:y1="13.313cm" svg:x2="26.018cm" svg:y2="11.248cm">
            <text:p/>
          </draw:line>
          <draw:line draw:style-name="gr8" draw:text-style-name="P7" draw:layer="Walls" svg:x1="26.018cm" svg:y1="11.248cm" svg:x2="27.158cm" svg:y2="11.242cm">
            <text:p/>
          </draw:line>
          <draw:line draw:style-name="gr8" draw:text-style-name="P7" draw:layer="Walls" svg:x1="27.158cm" svg:y1="11.242cm" svg:x2="28.149cm" svg:y2="13.647cm">
            <text:p/>
          </draw:line>
          <draw:line draw:style-name="gr8" draw:text-style-name="P7" draw:layer="Walls" svg:x1="28.652cm" svg:y1="10.773cm" svg:x2="28.649cm" svg:y2="8.497cm">
            <text:p/>
          </draw:line>
          <draw:line draw:style-name="gr8" draw:text-style-name="P7" draw:layer="Walls" svg:x1="29.548cm" svg:y1="9.685cm" svg:x2="29.548cm" svg:y2="8.502cm">
            <text:p/>
          </draw:line>
          <draw:line draw:style-name="gr8" draw:text-style-name="P7" draw:layer="Walls" svg:x1="28.652cm" svg:y1="8.502cm" svg:x2="29.64cm" svg:y2="7.971cm">
            <text:p/>
          </draw:line>
          <draw:line draw:style-name="gr8" draw:text-style-name="P7" draw:layer="Walls" svg:x1="29.64cm" svg:y1="7.971cm" svg:x2="29.701cm" svg:y2="7.947cm">
            <text:p/>
          </draw:line>
          <draw:line draw:style-name="gr8" draw:text-style-name="P7" draw:layer="Walls" svg:x1="39.302cm" svg:y1="13.647cm" svg:x2="38.901cm" svg:y2="13.647cm">
            <text:p/>
          </draw:line>
          <draw:line draw:style-name="gr8" draw:text-style-name="P7" draw:layer="Walls" svg:x1="35.251cm" svg:y1="13.647cm" svg:x2="36.973cm" svg:y2="10.252cm">
            <text:p/>
          </draw:line>
          <draw:line draw:style-name="gr8" draw:text-style-name="P7" draw:layer="Walls" svg:x1="36.973cm" svg:y1="10.252cm" svg:x2="38.611cm" svg:y2="10.247cm">
            <text:p/>
          </draw:line>
          <draw:line draw:style-name="gr8" draw:text-style-name="P7" draw:layer="Walls" svg:x1="38.611cm" svg:y1="10.247cm" svg:x2="38.611cm" svg:y2="9.997cm">
            <text:p/>
          </draw:line>
          <draw:line draw:style-name="gr8" draw:text-style-name="P7" draw:layer="Walls" svg:x1="38.611cm" svg:y1="9.997cm" svg:x2="39.043cm" svg:y2="9.997cm">
            <text:p/>
          </draw:line>
          <draw:line draw:style-name="gr8" draw:text-style-name="P7" draw:layer="Walls" svg:x1="29.699cm" svg:y1="7.947cm" svg:x2="29.796cm" svg:y2="7.98cm">
            <text:p/>
          </draw:line>
          <draw:line draw:style-name="gr8" draw:text-style-name="P7" draw:layer="Walls" svg:x1="29.796cm" svg:y1="7.98cm" svg:x2="29.87cm" svg:y2="8.027cm">
            <text:p/>
          </draw:line>
          <draw:line draw:style-name="gr8" draw:text-style-name="P7" draw:layer="Walls" svg:x1="29.87cm" svg:y1="8.027cm" svg:x2="29.922cm" svg:y2="8.066cm">
            <text:p/>
          </draw:line>
          <draw:line draw:style-name="gr8" draw:text-style-name="P7" draw:layer="Walls" svg:x1="29.922cm" svg:y1="8.066cm" svg:x2="29.948cm" svg:y2="8.075cm">
            <text:p/>
          </draw:line>
          <draw:line draw:style-name="gr8" draw:text-style-name="P7" draw:layer="Walls" svg:x1="29.948cm" svg:y1="8.075cm" svg:x2="30.354cm" svg:y2="8.503cm">
            <text:p/>
          </draw:line>
          <draw:line draw:style-name="gr8" draw:text-style-name="P7" draw:layer="Walls" svg:x1="39.043cm" svg:y1="9.997cm" svg:x2="39.302cm" svg:y2="9.997cm">
            <text:p/>
          </draw:line>
          <draw:line draw:style-name="gr8" draw:text-style-name="P7" draw:layer="Walls" svg:x1="35.251cm" svg:y1="13.647cm" svg:x2="38.901cm" svg:y2="13.647cm">
            <text:p/>
          </draw:line>
          <draw:rect draw:style-name="gr10" draw:text-style-name="P7" draw:layer="Walls" svg:width="1.643cm" svg:height="1.028cm" svg:x="13.087cm" svg:y="11.285cm">
            <text:p/>
          </draw:rect>
          <draw:rect draw:style-name="gr11" draw:text-style-name="P7" draw:layer="Walls" svg:width="1.643cm" svg:height="1.031cm" svg:x="13.087cm" svg:y="14.628cm">
            <text:p/>
          </draw:rect>
          <draw:rect draw:style-name="gr12" draw:text-style-name="P7" draw:layer="Walls" svg:width="9.999cm" svg:height="4.375cm" svg:x="14.73cm" svg:y="11.284cm">
            <text:p/>
          </draw:rect>
          <draw:rect draw:style-name="gr13" draw:text-style-name="P7" draw:layer="Walls" svg:width="1.624cm" svg:height="2.349cm" svg:x="24.73cm" svg:y="13.31cm">
            <text:p/>
          </draw:rect>
          <draw:line draw:style-name="gr8" draw:text-style-name="P7" draw:layer="Walls" svg:x1="27.17cm" svg:y1="11.242cm" svg:x2="26.018cm" svg:y2="11.242cm">
            <text:p/>
          </draw:line>
          <draw:line draw:style-name="gr8" draw:text-style-name="P7" draw:layer="Walls" svg:x1="26.018cm" svg:y1="11.242cm" svg:x2="26.034cm" svg:y2="13.311cm">
            <text:p/>
          </draw:line>
          <draw:line draw:style-name="gr8" draw:text-style-name="P7" draw:layer="Walls" svg:x1="26.034cm" svg:y1="13.311cm" svg:x2="27.999cm" svg:y2="13.311cm">
            <text:p/>
          </draw:line>
          <draw:line draw:style-name="gr8" draw:text-style-name="P7" draw:layer="Walls" svg:x1="27.999cm" svg:y1="13.311cm" svg:x2="27.17cm" svg:y2="11.242cm">
            <text:p/>
          </draw:line>
          <draw:line draw:style-name="gr8" draw:text-style-name="P7" draw:layer="Walls" svg:x1="27.999cm" svg:y1="13.311cm" svg:x2="26.355cm" svg:y2="13.311cm">
            <text:p/>
          </draw:line>
          <draw:line draw:style-name="gr8" draw:text-style-name="P7" draw:layer="Walls" svg:x1="26.355cm" svg:y1="13.311cm" svg:x2="26.355cm" svg:y2="15.66cm">
            <text:p/>
          </draw:line>
          <draw:line draw:style-name="gr8" draw:text-style-name="P7" draw:layer="Walls" svg:x1="26.355cm" svg:y1="15.66cm" svg:x2="28.258cm" svg:y2="15.66cm">
            <text:p/>
          </draw:line>
          <draw:line draw:style-name="gr8" draw:text-style-name="P7" draw:layer="Walls" svg:x1="28.258cm" svg:y1="15.66cm" svg:x2="28.66cm" svg:y2="14.964cm">
            <text:p/>
          </draw:line>
          <draw:line draw:style-name="gr8" draw:text-style-name="P7" draw:layer="Walls" svg:x1="28.66cm" svg:y1="14.964cm" svg:x2="27.999cm" svg:y2="13.311cm">
            <text:p/>
          </draw:line>
          <draw:line draw:style-name="gr8" draw:text-style-name="P7" draw:layer="Walls" svg:x1="35.251cm" svg:y1="13.647cm" svg:x2="39.302cm" svg:y2="13.647cm">
            <text:p/>
          </draw:line>
          <draw:line draw:style-name="gr8" draw:text-style-name="P7" draw:layer="Walls" svg:x1="39.302cm" svg:y1="13.647cm" svg:x2="39.302cm" svg:y2="11.91cm">
            <text:p/>
          </draw:line>
          <draw:line draw:style-name="gr8" draw:text-style-name="P7" draw:layer="Walls" svg:x1="39.302cm" svg:y1="11.91cm" svg:x2="36.151cm" svg:y2="11.91cm">
            <text:p/>
          </draw:line>
          <draw:line draw:style-name="gr8" draw:text-style-name="P7" draw:layer="Walls" svg:x1="36.151cm" svg:y1="11.91cm" svg:x2="39.302cm" svg:y2="11.91cm">
            <text:p/>
          </draw:line>
          <draw:line draw:style-name="gr8" draw:text-style-name="P7" draw:layer="Walls" svg:x1="39.302cm" svg:y1="11.91cm" svg:x2="39.302cm" svg:y2="9.997cm">
            <text:p/>
          </draw:line>
          <draw:line draw:style-name="gr8" draw:text-style-name="P7" draw:layer="Walls" svg:x1="39.302cm" svg:y1="9.997cm" svg:x2="38.611cm" svg:y2="9.997cm">
            <text:p/>
          </draw:line>
          <draw:line draw:style-name="gr8" draw:text-style-name="P7" draw:layer="Walls" svg:x1="38.611cm" svg:y1="9.997cm" svg:x2="38.611cm" svg:y2="10.247cm">
            <text:p/>
          </draw:line>
          <draw:line draw:style-name="gr8" draw:text-style-name="P7" draw:layer="Walls" svg:x1="38.611cm" svg:y1="10.247cm" svg:x2="36.973cm" svg:y2="10.252cm">
            <text:p/>
          </draw:line>
          <draw:line draw:style-name="gr8" draw:text-style-name="P7" draw:layer="Walls" svg:x1="36.973cm" svg:y1="10.252cm" svg:x2="36.151cm" svg:y2="11.91cm">
            <text:p/>
          </draw:line>
          <draw:line draw:style-name="gr7" draw:text-style-name="P7" draw:layer="Walls" svg:x1="22.998cm" svg:y1="14.396cm" svg:x2="22.498cm" svg:y2="14.396cm">
            <text:p/>
          </draw:line>
          <draw:line draw:style-name="gr7" draw:text-style-name="P7" draw:layer="Walls" svg:x1="16.448cm" svg:y1="11.284cm" svg:x2="16.448cm" svg:y2="15.66cm">
            <text:p/>
          </draw:line>
          <draw:line draw:style-name="gr7" draw:text-style-name="P7" draw:layer="Walls" svg:x1="17.898cm" svg:y1="11.284cm" svg:x2="17.898cm" svg:y2="15.659cm">
            <text:p/>
          </draw:line>
          <draw:line draw:style-name="gr7" draw:text-style-name="P7" draw:layer="Walls" svg:x1="17.898cm" svg:y1="13.396cm" svg:x2="17.548cm" svg:y2="13.396cm">
            <text:p/>
          </draw:line>
          <draw:line draw:style-name="gr7" draw:text-style-name="P7" draw:layer="Walls" svg:x1="16.798cm" svg:y1="13.396cm" svg:x2="16.448cm" svg:y2="13.396cm">
            <text:p/>
          </draw:line>
          <draw:line draw:style-name="gr7" draw:text-style-name="P7" draw:layer="Walls" svg:x1="14.73cm" svg:y1="12.046cm" svg:x2="17.898cm" svg:y2="12.046cm">
            <text:p/>
          </draw:line>
          <draw:line draw:style-name="gr7" draw:text-style-name="P7" draw:layer="Walls" svg:x1="24.73cm" svg:y1="12.046cm" svg:x2="22.499cm" svg:y2="12.046cm">
            <text:p/>
          </draw:line>
          <draw:line draw:style-name="gr7" draw:text-style-name="P7" draw:layer="Walls" svg:x1="22.998cm" svg:y1="11.284cm" svg:x2="22.998cm" svg:y2="15.659cm">
            <text:p/>
          </draw:line>
          <draw:line draw:style-name="gr7" draw:text-style-name="P7" draw:layer="Walls" svg:x1="20.198cm" svg:y1="11.285cm" svg:x2="20.198cm" svg:y2="13.281cm">
            <text:p/>
          </draw:line>
          <draw:polygon draw:style-name="gr9" draw:text-style-name="P7" draw:layer="Walls" svg:width="0.899cm" svg:height="1.749cm" draw:transform="rotate (-3.14159265358979) translate (42.598cm 9.646cm)" svg:viewBox="0 0 900 1750" draw:points="0,0 900,0 900,1250 550,1700 450,1750 400,1750 350,1700 0,1250">
            <text:p/>
          </draw:polygon>
          <draw:rect draw:style-name="gr11" draw:text-style-name="P7" draw:layer="Walls" svg:width="1.643cm" svg:height="2.315cm" svg:x="13.088cm" svg:y="12.314cm">
            <text:p/>
          </draw:rect>
          <draw:line draw:style-name="gr7" draw:text-style-name="P7" draw:layer="Walls" svg:x1="15.548cm" svg:y1="11.284cm" svg:x2="15.548cm" svg:y2="12.046cm">
            <text:p/>
          </draw:line>
          <draw:line draw:style-name="gr8" draw:text-style-name="P7" draw:layer="Walls" svg:x1="30.359cm" svg:y1="10.135cm" svg:x2="30.359cm" svg:y2="8.502cm">
            <text:p/>
          </draw:line>
          <draw:line draw:style-name="gr8" draw:text-style-name="P7" draw:layer="Walls" svg:x1="30.359cm" svg:y1="11.279cm" svg:x2="30.359cm" svg:y2="10.768cm">
            <text:p/>
          </draw:line>
          <draw:line draw:style-name="gr8" draw:text-style-name="P7" draw:layer="Walls" svg:x1="30.36cm" svg:y1="9.685cm" svg:x2="28.652cm" svg:y2="9.682cm">
            <text:p/>
          </draw:line>
          <draw:line draw:style-name="gr8" draw:text-style-name="P7" draw:layer="Walls" svg:x1="30.36cm" svg:y1="8.513cm" svg:x2="28.652cm" svg:y2="8.51cm">
            <text:p/>
          </draw:line>
          <draw:line draw:style-name="gr7" draw:text-style-name="P7" draw:layer="Walls" svg:x1="41.698cm" svg:y1="8.506cm" svg:x2="42.598cm" svg:y2="8.506cm">
            <text:p/>
          </draw:line>
          <draw:line draw:style-name="gr14" draw:text-style-name="P7" draw:layer="Walls" svg:x1="41.698cm" svg:y1="8.506cm" svg:x2="42.598cm" svg:y2="8.506cm">
            <text:p/>
          </draw:line>
          <draw:line draw:style-name="gr8" draw:text-style-name="P7" draw:layer="Walls" svg:x1="9.501cm" svg:y1="24.201cm" svg:x2="9.501cm" svg:y2="33.351cm">
            <text:p/>
          </draw:line>
          <draw:line draw:style-name="gr8" draw:text-style-name="P7" draw:layer="Walls" svg:x1="9.501cm" svg:y1="24.201cm" svg:x2="9.531cm" svg:y2="15.65cm">
            <text:p/>
          </draw:line>
          <draw:line draw:style-name="gr8" draw:text-style-name="P7" draw:layer="Walls" svg:x1="9.531cm" svg:y1="15.65cm" svg:x2="9.531cm" svg:y2="6.096cm">
            <text:p/>
          </draw:line>
          <draw:line draw:style-name="gr8" draw:text-style-name="P7" draw:layer="Walls" svg:x1="9.531cm" svg:y1="6.092cm" svg:x2="19.701cm" svg:y2="6.092cm">
            <text:p/>
          </draw:line>
          <draw:line draw:style-name="gr8" draw:text-style-name="P7" draw:layer="Walls" svg:x1="21.69cm" svg:y1="33.336cm" svg:x2="9.501cm" svg:y2="33.336cm">
            <text:p/>
          </draw:line>
          <draw:line draw:style-name="gr8" draw:text-style-name="P7" draw:layer="Walls" svg:x1="33.001cm" svg:y1="33.341cm" svg:x2="21.69cm" svg:y2="33.341cm">
            <text:p/>
          </draw:line>
          <draw:line draw:style-name="gr8" draw:text-style-name="P7" draw:layer="Walls" svg:x1="19.7cm" svg:y1="6.083cm" svg:x2="37.325cm" svg:y2="6.101cm">
            <text:p/>
          </draw:line>
          <draw:line draw:style-name="gr8" draw:text-style-name="P7" draw:layer="Walls" svg:x1="37.325cm" svg:y1="6.101cm" svg:x2="37.325cm" svg:y2="4.75cm">
            <text:p/>
          </draw:line>
          <draw:line draw:style-name="gr8" draw:text-style-name="P7" draw:layer="Walls" svg:x1="37.325cm" svg:y1="4.75cm" svg:x2="48.08cm" svg:y2="4.752cm">
            <text:p/>
          </draw:line>
          <draw:line draw:style-name="gr8" draw:text-style-name="P7" draw:layer="Walls" svg:x1="47.21cm" svg:y1="12.9cm" svg:x2="48.08cm" svg:y2="4.752cm">
            <text:p/>
          </draw:line>
          <draw:line draw:style-name="gr8" draw:text-style-name="P7" draw:layer="Walls" svg:x1="45.012cm" svg:y1="33.341cm" svg:x2="46.031cm" svg:y2="23.823cm">
            <text:p/>
          </draw:line>
          <draw:line draw:style-name="gr8" draw:text-style-name="P7" draw:layer="Walls" svg:x1="45.012cm" svg:y1="33.341cm" svg:x2="33.001cm" svg:y2="33.341cm">
            <text:p/>
          </draw:line>
          <draw:polyline draw:style-name="gr15" draw:text-style-name="P7" draw:layer="Walls" svg:width="10.32cm" svg:height="4.02cm" draw:transform="rotate (-1.83137398411765) translate (47.8260715975053cm 13.0642694376623cm)" svg:viewBox="0 0 10321 4021" draw:points="0,638 1397,638 2770,1129 5603,3603 5933,3897 6306,4021 6781,3962 10321,3014 10022,0">
            <text:p/>
          </draw:polyline>
          <draw:g>
            <draw:line draw:style-name="gr8" draw:text-style-name="P7" draw:layer="Walls" svg:x1="23.75cm" svg:y1="21.507cm" svg:x2="21.06cm" svg:y2="19.982cm">
              <text:p/>
            </draw:line>
            <draw:line draw:style-name="gr8" draw:text-style-name="P7" draw:layer="Walls" svg:x1="21.06cm" svg:y1="19.982cm" svg:x2="20.775cm" svg:y2="19.67cm">
              <text:p/>
            </draw:line>
            <draw:line draw:style-name="gr8" draw:text-style-name="P7" draw:layer="Walls" svg:x1="20.775cm" svg:y1="19.67cm" svg:x2="20.532cm" svg:y2="19.282cm">
              <text:p/>
            </draw:line>
            <draw:line draw:style-name="gr8" draw:text-style-name="P7" draw:layer="Walls" svg:x1="20.532cm" svg:y1="19.282cm" svg:x2="20.417cm" svg:y2="18.901cm">
              <text:p/>
            </draw:line>
            <draw:line draw:style-name="gr8" draw:text-style-name="P7" draw:layer="Walls" svg:x1="20.417cm" svg:y1="18.901cm" svg:x2="20.417cm" svg:y2="18.45cm">
              <text:p/>
            </draw:line>
            <draw:line draw:style-name="gr8" draw:text-style-name="P7" draw:layer="Walls" svg:x1="20.417cm" svg:y1="18.45cm" svg:x2="20.417cm" svg:y2="17.656cm">
              <text:p/>
            </draw:line>
            <draw:line draw:style-name="gr8" draw:text-style-name="P7" draw:layer="Walls" svg:x1="30.015cm" svg:y1="17.656cm" svg:x2="20.417cm" svg:y2="17.656cm">
              <text:p/>
            </draw:line>
            <draw:line draw:style-name="gr8" draw:text-style-name="P7" draw:layer="Walls" svg:x1="19.526cm" svg:y1="25.578cm" svg:x2="19.526cm" svg:y2="27.92cm">
              <text:p/>
            </draw:line>
            <draw:line draw:style-name="gr8" draw:text-style-name="P7" draw:layer="Walls" svg:x1="19.526cm" svg:y1="27.92cm" svg:x2="24.545cm" svg:y2="27.919cm">
              <text:p/>
            </draw:line>
            <draw:line draw:style-name="gr8" draw:text-style-name="P7" draw:layer="Walls" svg:x1="20.45cm" svg:y1="24.525cm" svg:x2="19.526cm" svg:y2="25.578cm">
              <text:p/>
            </draw:line>
            <draw:line draw:style-name="gr8" draw:text-style-name="P7" draw:layer="Walls" svg:x1="38.651cm" svg:y1="17.64cm" svg:x2="38.651cm" svg:y2="21.8cm">
              <text:p/>
            </draw:line>
            <draw:line draw:style-name="gr8" draw:text-style-name="P7" draw:layer="Walls" svg:x1="23.75cm" svg:y1="21.507cm" svg:x2="24.269cm" svg:y2="21.686cm">
              <text:p/>
            </draw:line>
            <draw:line draw:style-name="gr8" draw:text-style-name="P7" draw:layer="Walls" svg:x1="24.269cm" svg:y1="21.686cm" svg:x2="29.634cm" svg:y2="21.684cm">
              <text:p/>
            </draw:line>
            <draw:line draw:style-name="gr8" draw:text-style-name="P7" draw:layer="Walls" svg:x1="38.651cm" svg:y1="21.8cm" svg:x2="29.634cm" svg:y2="21.8cm">
              <text:p/>
            </draw:line>
            <draw:line draw:style-name="gr8" draw:text-style-name="P7" draw:layer="Walls" svg:x1="38.651cm" svg:y1="17.649cm" svg:x2="30.015cm" svg:y2="17.656cm">
              <text:p/>
            </draw:line>
            <draw:rect draw:style-name="gr16" draw:text-style-name="P7" draw:layer="Walls" svg:width="1.675cm" svg:height="2.342cm" svg:x="19.525cm" svg:y="25.578cm">
              <text:p/>
            </draw:rect>
            <draw:rect draw:style-name="gr17" draw:text-style-name="P7" draw:layer="Walls" svg:width="1.616cm" svg:height="2.35cm" svg:x="21.201cm" svg:y="25.578cm">
              <text:p/>
            </draw:rect>
            <draw:rect draw:style-name="gr18" draw:text-style-name="P7" draw:layer="Walls" svg:width="1.677cm" svg:height="2.341cm" svg:x="22.816cm" svg:y="25.577cm">
              <text:p/>
            </draw:rect>
            <draw:rect draw:style-name="gr19" draw:text-style-name="P7" draw:layer="Walls" svg:width="2.437cm" svg:height="2.44cm" svg:x="22.056cm" svg:y="23.137cm">
              <text:p/>
            </draw:rect>
            <draw:line draw:style-name="gr8" draw:text-style-name="P7" draw:layer="Walls" svg:x1="21.702cm" svg:y1="23.141cm" svg:x2="22.052cm" svg:y2="23.141cm">
              <text:p/>
            </draw:line>
            <draw:line draw:style-name="gr8" draw:text-style-name="P7" draw:layer="Walls" svg:x1="22.057cm" svg:y1="23.241cm" svg:x2="22.057cm" svg:y2="25.578cm">
              <text:p/>
            </draw:line>
            <draw:line draw:style-name="gr8" draw:text-style-name="P7" draw:layer="Walls" svg:x1="22.057cm" svg:y1="25.578cm" svg:x2="19.534cm" svg:y2="25.578cm">
              <text:p/>
            </draw:line>
            <draw:line draw:style-name="gr8" draw:text-style-name="P7" draw:layer="Walls" svg:x1="19.534cm" svg:y1="25.578cm" svg:x2="20.45cm" svg:y2="24.525cm">
              <text:p/>
            </draw:line>
            <draw:line draw:style-name="gr8" draw:text-style-name="P7" draw:layer="Walls" svg:x1="20.45cm" svg:y1="24.525cm" svg:x2="21.715cm" svg:y2="23.128cm">
              <text:p/>
            </draw:line>
            <draw:line draw:style-name="gr8" draw:text-style-name="P7" draw:layer="Walls" svg:x1="29.634cm" svg:y1="21.684cm" svg:x2="29.634cm" svg:y2="21.8cm">
              <text:p/>
            </draw:line>
            <draw:g>
              <draw:rect draw:style-name="gr20" draw:text-style-name="P7" draw:layer="Walls" svg:width="2.043cm" svg:height="1.689cm" svg:x="13.088cm" svg:y="16.303cm">
                <text:p/>
              </draw:rect>
              <draw:rect draw:style-name="gr20" draw:text-style-name="P7" draw:layer="Walls" svg:width="2.048cm" svg:height="1.658cm" svg:x="13.088cm" svg:y="17.992cm">
                <text:p/>
              </draw:rect>
            </draw:g>
            <draw:custom-shape draw:style-name="gr21" draw:text-style-name="P7" draw:layer="Walls" svg:width="2.437cm" svg:height="2.427cm" svg:x="22.056cm" svg:y="23.15cm">
              <text:p/>
              <draw:enhanced-geometry svg:viewBox="0 0 21600 21600" draw:type="rectangle" draw:enhanced-path="M 0 0 L 21600 0 21600 21600 0 21600 0 0 Z N"/>
            </draw:custom-shape>
            <draw:polygon draw:style-name="gr22" draw:text-style-name="P7" draw:layer="Walls" svg:width="2.522cm" svg:height="2.443cm" svg:x="19.533cm" svg:y="23.133cm" svg:viewBox="0 0 2523 2444" draw:points="2182,0 2523,17 2523,2444 0,2444 916,1391">
              <text:p/>
            </draw:polygon>
            <draw:custom-shape draw:style-name="gr23" draw:text-style-name="P7" draw:layer="Walls" svg:width="2.375cm" svg:height="1.702cm" svg:x="15.127cm" svg:y="16.2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7" draw:layer="Walls" svg:width="2.373cm" svg:height="1.65cm" svg:x="15.127cm" svg:y="1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5" draw:text-style-name="P7" draw:layer="Walls" svg:width="2.027cm" svg:height="1.7cm" svg:x="13.1cm" svg:y="16.3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7" draw:layer="Walls" svg:width="2.027cm" svg:height="1.65cm" svg:x="13.1cm" svg:y="18cm">
              <text:p/>
              <draw:enhanced-geometry svg:viewBox="0 0 21600 21600" draw:mirror-vertical="true" draw:type="rectangle" draw:enhanced-path="M 0 0 L 21600 0 21600 21600 0 21600 0 0 Z N"/>
            </draw:custom-shape>
            <draw:custom-shape draw:style-name="gr27" draw:text-style-name="P7" draw:layer="Walls" svg:width="1.649cm" svg:height="2.342cm" svg:x="21.201cm" svg:y="25.577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7" draw:layer="Walls" svg:width="1.643cm" svg:height="2.343cm" svg:x="22.85cm" svg:y="25.57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7" draw:layer="Walls" svg:width="1.674cm" svg:height="2.341cm" svg:x="19.526cm" svg:y="25.578cm">
              <text:p/>
              <draw:enhanced-geometry svg:viewBox="0 0 21600 21600" draw:type="rectangle" draw:enhanced-path="M 0 0 L 21600 0 21600 21600 0 21600 0 0 Z N"/>
            </draw:custom-shape>
            <draw:g>
              <draw:rect draw:style-name="gr20" draw:text-style-name="P7" draw:layer="Walls" svg:width="2.344cm" svg:height="1.689cm" svg:x="15.142cm" svg:y="16.304cm">
                <text:p/>
              </draw:rect>
              <draw:rect draw:style-name="gr20" draw:text-style-name="P7" draw:layer="Walls" svg:width="2.35cm" svg:height="1.658cm" svg:x="15.136cm" svg:y="17.993cm">
                <text:p/>
              </draw:rect>
            </draw:g>
          </draw:g>
          <draw:line draw:style-name="gr8" draw:text-style-name="P7" draw:layer="Walls" svg:x1="40.44cm" svg:y1="26.173cm" svg:x2="40.44cm" svg:y2="23.346cm">
            <text:p/>
          </draw:line>
          <draw:rect draw:style-name="gr30" draw:text-style-name="P7" draw:layer="Walls" svg:width="8.717cm" svg:height="4.574cm" svg:x="29.634cm" svg:y="23.345cm">
            <text:p/>
          </draw:rect>
          <draw:rect draw:style-name="gr31" draw:text-style-name="P7" draw:layer="Walls" svg:width="2.089cm" svg:height="1.745cm" svg:x="38.351cm" svg:y="26.173cm">
            <text:p/>
          </draw:rect>
          <draw:line draw:style-name="gr7" draw:text-style-name="P7" draw:layer="Walls" svg:x1="30.101cm" svg:y1="23.45cm" svg:x2="29.751cm" svg:y2="23.45cm">
            <text:p/>
          </draw:line>
          <draw:line draw:style-name="gr7" draw:text-style-name="P7" draw:layer="Walls" svg:x1="32.451cm" svg:y1="24.3cm" svg:x2="35.501cm" svg:y2="24.3cm">
            <text:p/>
          </draw:line>
          <draw:line draw:style-name="gr7" draw:text-style-name="P7" draw:layer="Walls" svg:x1="30.901cm" svg:y1="25.15cm" svg:x2="37.201cm" svg:y2="25.15cm">
            <text:p/>
          </draw:line>
          <draw:line draw:style-name="gr7" draw:text-style-name="P7" draw:layer="Walls" svg:x1="29.751cm" svg:y1="27.919cm" svg:x2="29.751cm" svg:y2="23.45cm">
            <text:p/>
          </draw:line>
          <draw:line draw:style-name="gr7" draw:text-style-name="P7" draw:layer="Walls" svg:x1="29.751cm" svg:y1="27.15cm" svg:x2="37.001cm" svg:y2="27.15cm">
            <text:p/>
          </draw:line>
          <draw:line draw:style-name="gr7" draw:text-style-name="P7" draw:layer="Walls" svg:x1="34.751cm" svg:y1="27.919cm" svg:x2="34.751cm" svg:y2="25.15cm">
            <text:p/>
          </draw:line>
          <draw:line draw:style-name="gr7" draw:text-style-name="P7" draw:layer="Walls" svg:x1="31.301cm" svg:y1="23.45cm" svg:x2="31.301cm" svg:y2="24.45cm">
            <text:p/>
          </draw:line>
          <draw:line draw:style-name="gr7" draw:text-style-name="P7" draw:layer="Walls" svg:x1="30.101cm" svg:y1="25.15cm" svg:x2="29.751cm" svg:y2="25.15cm">
            <text:p/>
          </draw:line>
          <draw:line draw:style-name="gr7" draw:text-style-name="P7" draw:layer="Walls" svg:x1="38.351cm" svg:y1="23.45cm" svg:x2="38.001cm" svg:y2="23.45cm">
            <text:p/>
          </draw:line>
          <draw:line draw:style-name="gr7" draw:text-style-name="P7" draw:layer="Walls" svg:x1="38.351cm" svg:y1="25.15cm" svg:x2="38.001cm" svg:y2="25.15cm">
            <text:p/>
          </draw:line>
          <draw:line draw:style-name="gr7" draw:text-style-name="P7" draw:layer="Walls" svg:x1="30.751cm" svg:y1="23.45cm" svg:x2="37.301cm" svg:y2="23.45cm">
            <text:p/>
          </draw:line>
          <draw:line draw:style-name="gr7" draw:text-style-name="P7" draw:layer="Walls" svg:x1="36.651cm" svg:y1="23.45cm" svg:x2="36.651cm" svg:y2="24.45cm">
            <text:p/>
          </draw:line>
          <draw:line draw:style-name="gr8" draw:text-style-name="P7" draw:layer="Walls" svg:x1="38.352cm" svg:y1="23.345cm" svg:x2="40.441cm" svg:y2="23.345cm">
            <text:p/>
          </draw:line>
          <draw:line draw:style-name="gr32" draw:text-style-name="P7" draw:layer="Detail" svg:x1="30.105cm" svg:y1="25.795cm" svg:x2="30.105cm" svg:y2="23.445cm">
            <text:p/>
          </draw:line>
          <draw:line draw:style-name="gr32" draw:text-style-name="P7" draw:layer="Detail" svg:x1="29.755cm" svg:y1="23.895cm" svg:x2="30.105cm" svg:y2="23.895cm">
            <text:p/>
          </draw:line>
          <draw:line draw:style-name="gr32" draw:text-style-name="P7" draw:layer="Detail" svg:x1="30.955cm" svg:y1="25.145cm" svg:x2="30.955cm" svg:y2="27.145cm">
            <text:p/>
          </draw:line>
          <draw:line draw:style-name="gr32" draw:text-style-name="P7" draw:layer="Detail" svg:x1="29.755cm" svg:y1="25.795cm" svg:x2="30.955cm" svg:y2="25.795cm">
            <text:p/>
          </draw:line>
          <draw:line draw:style-name="gr32" draw:text-style-name="P7" draw:layer="Detail" svg:x1="34.205cm" svg:y1="26.345cm" svg:x2="30.955cm" svg:y2="26.345cm">
            <text:p/>
          </draw:line>
          <draw:line draw:style-name="gr32" draw:text-style-name="P7" draw:layer="Detail" svg:x1="31.155cm" svg:y1="26.345cm" svg:x2="31.155cm" svg:y2="27.145cm">
            <text:p/>
          </draw:line>
          <draw:line draw:style-name="gr32" draw:text-style-name="P7" draw:layer="Detail" svg:x1="31.605cm" svg:y1="26.345cm" svg:x2="31.605cm" svg:y2="27.145cm">
            <text:p/>
          </draw:line>
          <draw:line draw:style-name="gr32" draw:text-style-name="P7" draw:layer="Detail" svg:x1="32.055cm" svg:y1="26.345cm" svg:x2="32.055cm" svg:y2="27.145cm">
            <text:p/>
          </draw:line>
          <draw:line draw:style-name="gr32" draw:text-style-name="P7" draw:layer="Detail" svg:x1="32.455cm" svg:y1="26.35cm" svg:x2="32.455cm" svg:y2="27.15cm">
            <text:p/>
          </draw:line>
          <draw:line draw:style-name="gr32" draw:text-style-name="P7" draw:layer="Detail" svg:x1="32.905cm" svg:y1="26.345cm" svg:x2="32.905cm" svg:y2="27.145cm">
            <text:p/>
          </draw:line>
          <draw:line draw:style-name="gr32" draw:text-style-name="P7" draw:layer="Detail" svg:x1="33.355cm" svg:y1="26.35cm" svg:x2="33.355cm" svg:y2="27.15cm">
            <text:p/>
          </draw:line>
          <draw:line draw:style-name="gr32" draw:text-style-name="P7" draw:layer="Detail" svg:x1="33.755cm" svg:y1="26.345cm" svg:x2="33.755cm" svg:y2="27.145cm">
            <text:p/>
          </draw:line>
          <draw:line draw:style-name="gr32" draw:text-style-name="P7" draw:layer="Detail" svg:x1="34.205cm" svg:y1="25.145cm" svg:x2="34.205cm" svg:y2="27.145cm">
            <text:p/>
          </draw:line>
          <draw:line draw:style-name="gr32" draw:text-style-name="P7" draw:layer="Detail" svg:x1="32.405cm" svg:y1="25.695cm" svg:x2="31.555cm" svg:y2="25.695cm">
            <text:p/>
          </draw:line>
          <draw:line draw:style-name="gr32" draw:text-style-name="P7" draw:layer="Detail" svg:x1="31.555cm" svg:y1="25.145cm" svg:x2="31.555cm" svg:y2="25.695cm">
            <text:p/>
          </draw:line>
          <draw:line draw:style-name="gr32" draw:text-style-name="P7" draw:layer="Detail" svg:x1="32.405cm" svg:y1="25.145cm" svg:x2="32.405cm" svg:y2="25.695cm">
            <text:p/>
          </draw:line>
          <draw:line draw:style-name="gr32" draw:text-style-name="P7" draw:layer="Detail" svg:x1="30.755cm" svg:y1="24.195cm" svg:x2="31.305cm" svg:y2="24.195cm">
            <text:p/>
          </draw:line>
          <draw:line draw:style-name="gr32" draw:text-style-name="P7" draw:layer="Detail" svg:x1="30.755cm" svg:y1="24.195cm" svg:x2="30.755cm" svg:y2="23.445cm">
            <text:p/>
          </draw:line>
          <draw:line draw:style-name="gr32" draw:text-style-name="P7" draw:layer="Detail" svg:x1="35.255cm" svg:y1="25.145cm" svg:x2="35.255cm" svg:y2="27.145cm">
            <text:p/>
          </draw:line>
          <draw:line draw:style-name="gr32" draw:text-style-name="P7" draw:layer="Detail" svg:x1="35.255cm" svg:y1="25.845cm" svg:x2="34.205cm" svg:y2="25.845cm">
            <text:p/>
          </draw:line>
          <draw:line draw:style-name="gr32" draw:text-style-name="P7" draw:layer="Detail" svg:x1="35.655cm" svg:y1="26.345cm" svg:x2="35.655cm" svg:y2="27.145cm">
            <text:p/>
          </draw:line>
          <draw:line draw:style-name="gr32" draw:text-style-name="P7" draw:layer="Detail" svg:x1="36.105cm" svg:y1="26.345cm" svg:x2="36.105cm" svg:y2="27.145cm">
            <text:p/>
          </draw:line>
          <draw:line draw:style-name="gr32" draw:text-style-name="P7" draw:layer="Detail" svg:x1="37.005cm" svg:y1="26.345cm" svg:x2="35.255cm" svg:y2="26.345cm">
            <text:p/>
          </draw:line>
          <draw:line draw:style-name="gr32" draw:text-style-name="P7" draw:layer="Detail" svg:x1="36.555cm" svg:y1="26.345cm" svg:x2="36.555cm" svg:y2="27.145cm">
            <text:p/>
          </draw:line>
          <draw:line draw:style-name="gr32" draw:text-style-name="P7" draw:layer="Detail" svg:x1="37.005cm" svg:y1="26.345cm" svg:x2="37.005cm" svg:y2="27.145cm">
            <text:p/>
          </draw:line>
          <draw:line draw:style-name="gr32" draw:text-style-name="P7" draw:layer="Detail" svg:x1="35.605cm" svg:y1="25.345cm" svg:x2="35.605cm" svg:y2="25.695cm">
            <text:p/>
          </draw:line>
          <draw:line draw:style-name="gr32" draw:text-style-name="P7" draw:layer="Detail" svg:x1="35.955cm" svg:y1="25.345cm" svg:x2="35.955cm" svg:y2="25.695cm">
            <text:p/>
          </draw:line>
          <draw:line draw:style-name="gr32" draw:text-style-name="P7" draw:layer="Detail" svg:x1="36.355cm" svg:y1="25.345cm" svg:x2="35.255cm" svg:y2="25.345cm">
            <text:p/>
          </draw:line>
          <draw:line draw:style-name="gr32" draw:text-style-name="P7" draw:layer="Detail" svg:x1="36.355cm" svg:y1="25.145cm" svg:x2="36.355cm" svg:y2="25.695cm">
            <text:p/>
          </draw:line>
          <draw:line draw:style-name="gr32" draw:text-style-name="P7" draw:layer="Detail" svg:x1="36.555cm" svg:y1="25.145cm" svg:x2="36.555cm" svg:y2="25.695cm">
            <text:p/>
          </draw:line>
          <draw:line draw:style-name="gr32" draw:text-style-name="P7" draw:layer="Detail" svg:x1="36.555cm" svg:y1="25.695cm" svg:x2="36.355cm" svg:y2="25.695cm">
            <text:p/>
          </draw:line>
          <draw:line draw:style-name="gr32" draw:text-style-name="P7" draw:layer="Detail" svg:x1="37.155cm" svg:y1="25.745cm" svg:x2="37.155cm" svg:y2="25.145cm">
            <text:p/>
          </draw:line>
          <draw:line draw:style-name="gr32" draw:text-style-name="P7" draw:layer="Detail" svg:x1="37.155cm" svg:y1="25.745cm" svg:x2="38.355cm" svg:y2="25.745cm">
            <text:p/>
          </draw:line>
          <draw:line draw:style-name="gr32" draw:text-style-name="P7" draw:layer="Detail" svg:x1="38.005cm" svg:y1="25.745cm" svg:x2="38.005cm" svg:y2="23.445cm">
            <text:p/>
          </draw:line>
          <draw:line draw:style-name="gr32" draw:text-style-name="P7" draw:layer="Detail" svg:x1="36.655cm" svg:y1="24.195cm" svg:x2="37.205cm" svg:y2="24.195cm">
            <text:p/>
          </draw:line>
          <draw:line draw:style-name="gr32" draw:text-style-name="P7" draw:layer="Detail" svg:x1="37.205cm" svg:y1="24.195cm" svg:x2="37.205cm" svg:y2="23.445cm">
            <text:p/>
          </draw:line>
          <draw:g>
            <draw:g>
              <draw:line draw:style-name="gr32" draw:text-style-name="P7" draw:layer="Detail" svg:x1="32.697cm" svg:y1="24.195cm" svg:x2="32.697cm" svg:y2="23.545cm">
                <text:p/>
              </draw:line>
              <draw:line draw:style-name="gr32" draw:text-style-name="P7" draw:layer="Detail" svg:x1="32.813cm" svg:y1="24.195cm" svg:x2="32.813cm" svg:y2="23.545cm">
                <text:p/>
              </draw:line>
              <draw:line draw:style-name="gr32" draw:text-style-name="P7" draw:layer="Detail" svg:x1="32.93cm" svg:y1="24.195cm" svg:x2="32.93cm" svg:y2="23.545cm">
                <text:p/>
              </draw:line>
              <draw:line draw:style-name="gr32" draw:text-style-name="P7" draw:layer="Detail" svg:x1="33.047cm" svg:y1="24.195cm" svg:x2="33.047cm" svg:y2="23.545cm">
                <text:p/>
              </draw:line>
              <draw:line draw:style-name="gr32" draw:text-style-name="P7" draw:layer="Detail" svg:x1="33.163cm" svg:y1="24.195cm" svg:x2="33.163cm" svg:y2="23.545cm">
                <text:p/>
              </draw:line>
              <draw:line draw:style-name="gr32" draw:text-style-name="P7" draw:layer="Detail" svg:x1="33.28cm" svg:y1="24.195cm" svg:x2="33.28cm" svg:y2="23.545cm">
                <text:p/>
              </draw:line>
              <draw:line draw:style-name="gr32" draw:text-style-name="P7" draw:layer="Detail" svg:x1="33.397cm" svg:y1="24.195cm" svg:x2="33.397cm" svg:y2="23.545cm">
                <text:p/>
              </draw:line>
              <draw:line draw:style-name="gr32" draw:text-style-name="P7" draw:layer="Detail" svg:x1="33.513cm" svg:y1="24.195cm" svg:x2="33.513cm" svg:y2="23.545cm">
                <text:p/>
              </draw:line>
              <draw:line draw:style-name="gr32" draw:text-style-name="P7" draw:layer="Detail" svg:x1="33.63cm" svg:y1="24.195cm" svg:x2="33.63cm" svg:y2="23.545cm">
                <text:p/>
              </draw:line>
              <draw:line draw:style-name="gr32" draw:text-style-name="P7" draw:layer="Detail" svg:x1="33.747cm" svg:y1="24.195cm" svg:x2="33.747cm" svg:y2="23.545cm">
                <text:p/>
              </draw:line>
              <draw:line draw:style-name="gr32" draw:text-style-name="P7" draw:layer="Detail" svg:x1="33.863cm" svg:y1="24.195cm" svg:x2="33.863cm" svg:y2="23.545cm">
                <text:p/>
              </draw:line>
              <draw:line draw:style-name="gr32" draw:text-style-name="P7" draw:layer="Detail" svg:x1="33.98cm" svg:y1="24.195cm" svg:x2="33.98cm" svg:y2="23.545cm">
                <text:p/>
              </draw:line>
              <draw:line draw:style-name="gr32" draw:text-style-name="P7" draw:layer="Detail" svg:x1="34.097cm" svg:y1="24.195cm" svg:x2="34.097cm" svg:y2="23.545cm">
                <text:p/>
              </draw:line>
              <draw:line draw:style-name="gr32" draw:text-style-name="P7" draw:layer="Detail" svg:x1="34.213cm" svg:y1="24.195cm" svg:x2="34.213cm" svg:y2="23.545cm">
                <text:p/>
              </draw:line>
              <draw:line draw:style-name="gr32" draw:text-style-name="P7" draw:layer="Detail" svg:x1="34.33cm" svg:y1="24.195cm" svg:x2="34.33cm" svg:y2="23.545cm">
                <text:p/>
              </draw:line>
              <draw:line draw:style-name="gr32" draw:text-style-name="P7" draw:layer="Detail" svg:x1="34.447cm" svg:y1="24.195cm" svg:x2="34.447cm" svg:y2="23.545cm">
                <text:p/>
              </draw:line>
              <draw:line draw:style-name="gr32" draw:text-style-name="P7" draw:layer="Detail" svg:x1="34.563cm" svg:y1="24.195cm" svg:x2="34.563cm" svg:y2="23.545cm">
                <text:p/>
              </draw:line>
              <draw:line draw:style-name="gr32" draw:text-style-name="P7" draw:layer="Detail" svg:x1="34.68cm" svg:y1="24.195cm" svg:x2="34.68cm" svg:y2="23.545cm">
                <text:p/>
              </draw:line>
              <draw:line draw:style-name="gr32" draw:text-style-name="P7" draw:layer="Detail" svg:x1="34.797cm" svg:y1="24.195cm" svg:x2="34.797cm" svg:y2="23.545cm">
                <text:p/>
              </draw:line>
              <draw:line draw:style-name="gr32" draw:text-style-name="P7" draw:layer="Detail" svg:x1="34.913cm" svg:y1="24.195cm" svg:x2="34.913cm" svg:y2="23.545cm">
                <text:p/>
              </draw:line>
              <draw:line draw:style-name="gr32" draw:text-style-name="P7" draw:layer="Detail" svg:x1="35.03cm" svg:y1="24.195cm" svg:x2="35.03cm" svg:y2="23.545cm">
                <text:p/>
              </draw:line>
              <draw:line draw:style-name="gr32" draw:text-style-name="P7" draw:layer="Detail" svg:x1="35.147cm" svg:y1="24.195cm" svg:x2="35.147cm" svg:y2="23.545cm">
                <text:p/>
              </draw:line>
              <draw:line draw:style-name="gr32" draw:text-style-name="P7" draw:layer="Detail" svg:x1="35.263cm" svg:y1="24.195cm" svg:x2="35.263cm" svg:y2="23.545cm">
                <text:p/>
              </draw:line>
              <draw:line draw:style-name="gr32" draw:text-style-name="P7" draw:layer="Detail" svg:x1="35.38cm" svg:y1="24.195cm" svg:x2="35.38cm" svg:y2="23.545cm">
                <text:p/>
              </draw:line>
              <draw:line draw:style-name="gr32" draw:text-style-name="P7" draw:layer="Detail" svg:x1="32.58cm" svg:y1="25.045cm" svg:x2="32.58cm" svg:y2="24.395cm">
                <text:p/>
              </draw:line>
              <draw:line draw:style-name="gr32" draw:text-style-name="P7" draw:layer="Detail" svg:x1="32.697cm" svg:y1="25.045cm" svg:x2="32.697cm" svg:y2="24.395cm">
                <text:p/>
              </draw:line>
              <draw:line draw:style-name="gr32" draw:text-style-name="P7" draw:layer="Detail" svg:x1="32.813cm" svg:y1="25.045cm" svg:x2="32.813cm" svg:y2="24.395cm">
                <text:p/>
              </draw:line>
              <draw:line draw:style-name="gr32" draw:text-style-name="P7" draw:layer="Detail" svg:x1="32.93cm" svg:y1="25.045cm" svg:x2="32.93cm" svg:y2="24.395cm">
                <text:p/>
              </draw:line>
              <draw:line draw:style-name="gr32" draw:text-style-name="P7" draw:layer="Detail" svg:x1="33.047cm" svg:y1="25.045cm" svg:x2="33.047cm" svg:y2="24.395cm">
                <text:p/>
              </draw:line>
              <draw:line draw:style-name="gr32" draw:text-style-name="P7" draw:layer="Detail" svg:x1="33.163cm" svg:y1="25.045cm" svg:x2="33.163cm" svg:y2="24.395cm">
                <text:p/>
              </draw:line>
              <draw:line draw:style-name="gr32" draw:text-style-name="P7" draw:layer="Detail" svg:x1="33.28cm" svg:y1="25.045cm" svg:x2="33.28cm" svg:y2="24.395cm">
                <text:p/>
              </draw:line>
              <draw:line draw:style-name="gr32" draw:text-style-name="P7" draw:layer="Detail" svg:x1="33.397cm" svg:y1="25.045cm" svg:x2="33.397cm" svg:y2="24.395cm">
                <text:p/>
              </draw:line>
              <draw:line draw:style-name="gr32" draw:text-style-name="P7" draw:layer="Detail" svg:x1="33.513cm" svg:y1="25.045cm" svg:x2="33.513cm" svg:y2="24.395cm">
                <text:p/>
              </draw:line>
              <draw:line draw:style-name="gr32" draw:text-style-name="P7" draw:layer="Detail" svg:x1="33.63cm" svg:y1="25.045cm" svg:x2="33.63cm" svg:y2="24.395cm">
                <text:p/>
              </draw:line>
              <draw:line draw:style-name="gr32" draw:text-style-name="P7" draw:layer="Detail" svg:x1="33.747cm" svg:y1="25.045cm" svg:x2="33.747cm" svg:y2="24.395cm">
                <text:p/>
              </draw:line>
              <draw:line draw:style-name="gr32" draw:text-style-name="P7" draw:layer="Detail" svg:x1="33.863cm" svg:y1="25.045cm" svg:x2="33.863cm" svg:y2="24.395cm">
                <text:p/>
              </draw:line>
              <draw:line draw:style-name="gr32" draw:text-style-name="P7" draw:layer="Detail" svg:x1="33.98cm" svg:y1="25.045cm" svg:x2="33.98cm" svg:y2="24.395cm">
                <text:p/>
              </draw:line>
              <draw:line draw:style-name="gr32" draw:text-style-name="P7" draw:layer="Detail" svg:x1="34.097cm" svg:y1="25.045cm" svg:x2="34.097cm" svg:y2="24.395cm">
                <text:p/>
              </draw:line>
              <draw:line draw:style-name="gr32" draw:text-style-name="P7" draw:layer="Detail" svg:x1="34.213cm" svg:y1="25.045cm" svg:x2="34.213cm" svg:y2="24.395cm">
                <text:p/>
              </draw:line>
              <draw:line draw:style-name="gr32" draw:text-style-name="P7" draw:layer="Detail" svg:x1="34.33cm" svg:y1="25.045cm" svg:x2="34.33cm" svg:y2="24.395cm">
                <text:p/>
              </draw:line>
              <draw:line draw:style-name="gr32" draw:text-style-name="P7" draw:layer="Detail" svg:x1="34.447cm" svg:y1="25.045cm" svg:x2="34.447cm" svg:y2="24.395cm">
                <text:p/>
              </draw:line>
              <draw:line draw:style-name="gr32" draw:text-style-name="P7" draw:layer="Detail" svg:x1="34.563cm" svg:y1="25.045cm" svg:x2="34.563cm" svg:y2="24.395cm">
                <text:p/>
              </draw:line>
              <draw:line draw:style-name="gr32" draw:text-style-name="P7" draw:layer="Detail" svg:x1="34.68cm" svg:y1="25.045cm" svg:x2="34.68cm" svg:y2="24.395cm">
                <text:p/>
              </draw:line>
              <draw:line draw:style-name="gr32" draw:text-style-name="P7" draw:layer="Detail" svg:x1="34.797cm" svg:y1="25.045cm" svg:x2="34.797cm" svg:y2="24.395cm">
                <text:p/>
              </draw:line>
              <draw:line draw:style-name="gr32" draw:text-style-name="P7" draw:layer="Detail" svg:x1="34.913cm" svg:y1="25.045cm" svg:x2="34.913cm" svg:y2="24.395cm">
                <text:p/>
              </draw:line>
              <draw:line draw:style-name="gr32" draw:text-style-name="P7" draw:layer="Detail" svg:x1="35.03cm" svg:y1="25.045cm" svg:x2="35.03cm" svg:y2="24.395cm">
                <text:p/>
              </draw:line>
              <draw:line draw:style-name="gr32" draw:text-style-name="P7" draw:layer="Detail" svg:x1="35.147cm" svg:y1="25.045cm" svg:x2="35.147cm" svg:y2="24.395cm">
                <text:p/>
              </draw:line>
              <draw:line draw:style-name="gr32" draw:text-style-name="P7" draw:layer="Detail" svg:x1="35.263cm" svg:y1="25.045cm" svg:x2="35.263cm" svg:y2="24.395cm">
                <text:p/>
              </draw:line>
              <draw:line draw:style-name="gr32" draw:text-style-name="P7" draw:layer="Detail" svg:x1="35.38cm" svg:y1="25.045cm" svg:x2="35.38cm" svg:y2="24.395cm">
                <text:p/>
              </draw:line>
              <draw:line draw:style-name="gr32" draw:text-style-name="P7" draw:layer="Detail" svg:x1="32.58cm" svg:y1="24.195cm" svg:x2="32.58cm" svg:y2="23.545cm">
                <text:p/>
              </draw:line>
            </draw:g>
            <draw:g>
              <draw:line draw:style-name="gr32" draw:text-style-name="P7" draw:layer="Detail" svg:x1="32.305cm" svg:y1="23.545cm" svg:x2="35.655cm" svg:y2="23.545cm">
                <text:p/>
              </draw:line>
              <draw:line draw:style-name="gr32" draw:text-style-name="P7" draw:layer="Detail" svg:x1="32.305cm" svg:y1="25.045cm" svg:x2="35.655cm" svg:y2="25.045cm">
                <text:p/>
              </draw:line>
            </draw:g>
            <draw:g>
              <draw:line draw:style-name="gr32" draw:text-style-name="P7" draw:layer="Detail" svg:x1="32.405cm" svg:y1="24.195cm" svg:x2="35.555cm" svg:y2="24.195cm">
                <text:p/>
              </draw:line>
              <draw:line draw:style-name="gr32" draw:text-style-name="P7" draw:layer="Detail" svg:x1="32.405cm" svg:y1="24.395cm" svg:x2="35.555cm" svg:y2="24.395cm">
                <text:p/>
              </draw:line>
              <draw:line draw:style-name="gr32" draw:text-style-name="P7" draw:layer="Detail" svg:x1="32.405cm" svg:y1="24.195cm" svg:x2="32.405cm" svg:y2="24.395cm">
                <text:p/>
              </draw:line>
              <draw:line draw:style-name="gr32" draw:text-style-name="P7" draw:layer="Detail" svg:x1="35.555cm" svg:y1="24.195cm" svg:x2="35.555cm" svg:y2="24.395cm">
                <text:p/>
              </draw:line>
            </draw:g>
          </draw:g>
          <draw:line draw:style-name="gr32" draw:text-style-name="P7" draw:layer="Detail" svg:x1="36.655cm" svg:y1="25.145cm" svg:x2="36.655cm" svg:y2="24.445cm">
            <text:p/>
          </draw:line>
          <draw:line draw:style-name="gr32" draw:text-style-name="P7" draw:layer="Detail" svg:x1="30.055cm" svg:y1="27.145cm" svg:x2="30.055cm" svg:y2="27.914cm">
            <text:p/>
          </draw:line>
          <draw:line draw:style-name="gr32" draw:text-style-name="P7" draw:layer="Detail" svg:x1="32.505cm" svg:y1="27.145cm" svg:x2="32.505cm" svg:y2="27.914cm">
            <text:p/>
          </draw:line>
          <draw:line draw:style-name="gr32" draw:text-style-name="P7" draw:layer="Detail" svg:x1="35.155cm" svg:y1="27.145cm" svg:x2="35.155cm" svg:y2="27.914cm">
            <text:p/>
          </draw:line>
          <draw:line draw:style-name="gr32" draw:text-style-name="P7" draw:layer="Detail" svg:x1="36.705cm" svg:y1="27.145cm" svg:x2="36.705cm" svg:y2="27.914cm">
            <text:p/>
          </draw:line>
          <draw:line draw:style-name="gr32" draw:text-style-name="P7" draw:layer="Detail" svg:x1="29.755cm" svg:y1="27.195cm" svg:x2="38.355cm" svg:y2="27.195cm">
            <text:p/>
          </draw:line>
          <draw:line draw:style-name="gr32" draw:text-style-name="P7" draw:layer="Detail" svg:x1="31.305cm" svg:y1="25.145cm" svg:x2="31.305cm" svg:y2="24.445cm">
            <text:p/>
          </draw:line>
          <draw:line draw:style-name="gr32" draw:text-style-name="P7" draw:layer="Detail" svg:x1="38.005cm" svg:y1="23.895cm" svg:x2="38.355cm" svg:y2="23.895cm">
            <text:p/>
          </draw:line>
          <draw:line draw:style-name="gr32" draw:text-style-name="P7" draw:layer="Detail" svg:x1="38.005cm" svg:y1="24.695cm" svg:x2="38.355cm" svg:y2="24.695cm">
            <text:p/>
          </draw:line>
          <draw:line draw:style-name="gr32" draw:text-style-name="P7" draw:layer="Detail" svg:x1="16.455cm" svg:y1="15.23cm" svg:x2="16.805cm" svg:y2="15.23cm">
            <text:p/>
          </draw:line>
          <draw:line draw:style-name="gr32" draw:text-style-name="P7" draw:layer="Detail" svg:x1="17.58cm" svg:y1="13.395cm" svg:x2="17.58cm" svg:y2="15.658cm">
            <text:p/>
          </draw:line>
          <draw:line draw:style-name="gr32" draw:text-style-name="P7" draw:layer="Detail" svg:x1="16.805cm" svg:y1="13.396cm" svg:x2="16.805cm" svg:y2="15.659cm">
            <text:p/>
          </draw:line>
          <draw:line draw:style-name="gr32" draw:text-style-name="P7" draw:layer="Detail" svg:x1="17.581cm" svg:y1="15.295cm" svg:x2="17.905cm" svg:y2="15.295cm">
            <text:p/>
          </draw:line>
          <draw:line draw:style-name="gr32" draw:text-style-name="P7" draw:layer="Detail" svg:x1="17.581cm" svg:y1="14.957cm" svg:x2="17.905cm" svg:y2="14.957cm">
            <text:p/>
          </draw:line>
          <draw:line draw:style-name="gr32" draw:text-style-name="P7" draw:layer="Detail" svg:x1="17.581cm" svg:y1="14.294cm" svg:x2="17.905cm" svg:y2="14.294cm">
            <text:p/>
          </draw:line>
          <draw:line draw:style-name="gr32" draw:text-style-name="P7" draw:layer="Detail" svg:x1="18.412cm" svg:y1="15.659cm" svg:x2="18.412cm" svg:y2="15.308cm">
            <text:p/>
          </draw:line>
          <draw:line draw:style-name="gr32" draw:text-style-name="P7" draw:layer="Detail" svg:x1="17.906cm" svg:y1="15.308cm" svg:x2="18.413cm" svg:y2="15.308cm">
            <text:p/>
          </draw:line>
          <draw:line draw:style-name="gr32" draw:text-style-name="P7" draw:layer="Detail" svg:x1="19.023cm" svg:y1="15.308cm" svg:x2="20.271cm" svg:y2="15.308cm">
            <text:p/>
          </draw:line>
          <draw:line draw:style-name="gr32" draw:text-style-name="P7" draw:layer="Detail" svg:x1="17.905cm" svg:y1="14.671cm" svg:x2="21.467cm" svg:y2="14.671cm">
            <text:p/>
          </draw:line>
          <draw:line draw:style-name="gr32" draw:text-style-name="P7" draw:layer="Detail" svg:x1="20.271cm" svg:y1="15.659cm" svg:x2="20.271cm" svg:y2="15.308cm">
            <text:p/>
          </draw:line>
          <draw:line draw:style-name="gr32" draw:text-style-name="P7" draw:layer="Detail" svg:x1="19.023cm" svg:y1="15.659cm" svg:x2="19.023cm" svg:y2="14.671cm">
            <text:p/>
          </draw:line>
          <draw:line draw:style-name="gr32" draw:text-style-name="P7" draw:layer="Detail" svg:x1="19.881cm" svg:y1="13.28cm" svg:x2="19.881cm" svg:y2="14.671cm">
            <text:p/>
          </draw:line>
          <draw:line draw:style-name="gr32" draw:text-style-name="P7" draw:layer="Detail" svg:x1="19.413cm" svg:y1="13.93cm" svg:x2="19.413cm" svg:y2="13.28cm">
            <text:p/>
          </draw:line>
          <draw:line draw:style-name="gr32" draw:text-style-name="P7" draw:layer="Detail" svg:x1="19.881cm" svg:y1="13.93cm" svg:x2="19.075cm" svg:y2="13.93cm">
            <text:p/>
          </draw:line>
          <draw:line draw:style-name="gr32" draw:text-style-name="P7" draw:layer="Detail" svg:x1="21.025cm" svg:y1="13.28cm" svg:x2="19.413cm" svg:y2="13.28cm">
            <text:p/>
          </draw:line>
          <draw:line draw:style-name="gr32" draw:text-style-name="P7" draw:layer="Detail" svg:x1="18.854cm" svg:y1="13.28cm" svg:x2="17.905cm" svg:y2="13.28cm">
            <text:p/>
          </draw:line>
          <draw:line draw:style-name="gr32" draw:text-style-name="P7" draw:layer="Detail" svg:x1="18.854cm" svg:y1="12.838cm" svg:x2="18.1cm" svg:y2="12.838cm">
            <text:p/>
          </draw:line>
          <draw:line draw:style-name="gr32" draw:text-style-name="P7" draw:layer="Detail" svg:x1="18.854cm" svg:y1="12.383cm" svg:x2="18.1cm" svg:y2="12.383cm">
            <text:p/>
          </draw:line>
          <draw:line draw:style-name="gr32" draw:text-style-name="P7" draw:layer="Detail" svg:x1="18.1cm" svg:y1="11.473cm" svg:x2="19.413cm" svg:y2="11.473cm">
            <text:p/>
          </draw:line>
          <draw:line draw:style-name="gr32" draw:text-style-name="P7" draw:layer="Detail" svg:x1="20.205cm" svg:y1="11.954cm" svg:x2="18.1cm" svg:y2="11.954cm">
            <text:p/>
          </draw:line>
          <draw:line draw:style-name="gr32" draw:text-style-name="P7" draw:layer="Detail" svg:x1="18.1cm" svg:y1="11.474cm" svg:x2="18.1cm" svg:y2="13.281cm">
            <text:p/>
          </draw:line>
          <draw:line draw:style-name="gr32" draw:text-style-name="P7" draw:layer="Detail" svg:x1="21.025cm" svg:y1="12.838cm" svg:x2="19.413cm" svg:y2="12.838cm">
            <text:p/>
          </draw:line>
          <draw:line draw:style-name="gr32" draw:text-style-name="P7" draw:layer="Detail" svg:x1="21.025cm" svg:y1="12.383cm" svg:x2="19.413cm" svg:y2="12.383cm">
            <text:p/>
          </draw:line>
          <draw:line draw:style-name="gr32" draw:text-style-name="P7" draw:layer="Detail" svg:x1="18.854cm" svg:y1="11.954cm" svg:x2="18.854cm" svg:y2="13.28cm">
            <text:p/>
          </draw:line>
          <draw:line draw:style-name="gr32" draw:text-style-name="P7" draw:layer="Detail" svg:x1="19.413cm" svg:y1="11.283cm" svg:x2="19.413cm" svg:y2="13.28cm">
            <text:p/>
          </draw:line>
          <draw:line draw:style-name="gr32" draw:text-style-name="P7" draw:layer="Detail" svg:x1="21.467cm" svg:y1="13.839cm" svg:x2="21.467cm" svg:y2="15.659cm">
            <text:p/>
          </draw:line>
          <draw:line draw:style-name="gr32" draw:text-style-name="P7" draw:layer="Detail" svg:x1="21.467cm" svg:y1="15.49cm" svg:x2="21.077cm" svg:y2="15.49cm">
            <text:p/>
          </draw:line>
          <draw:line draw:style-name="gr32" draw:text-style-name="P7" draw:layer="Detail" svg:x1="21.077cm" svg:y1="15.66cm" svg:x2="21.077cm" svg:y2="15.491cm">
            <text:p/>
          </draw:line>
          <draw:line draw:style-name="gr32" draw:text-style-name="P7" draw:layer="Detail" svg:x1="22.819cm" svg:y1="15.658cm" svg:x2="22.819cm" svg:y2="14.395cm">
            <text:p/>
          </draw:line>
          <draw:line draw:style-name="gr32" draw:text-style-name="P7" draw:layer="Detail" svg:x1="22.338cm" svg:y1="15.659cm" svg:x2="22.338cm" svg:y2="15.412cm">
            <text:p/>
          </draw:line>
          <draw:line draw:style-name="gr32" draw:text-style-name="P7" draw:layer="Detail" svg:x1="22.82cm" svg:y1="15.411cm" svg:x2="22.339cm" svg:y2="15.411cm">
            <text:p/>
          </draw:line>
          <draw:line draw:style-name="gr32" draw:text-style-name="P7" draw:layer="Detail" svg:x1="22.82cm" svg:y1="14.395cm" svg:x2="21.467cm" svg:y2="14.395cm">
            <text:p/>
          </draw:line>
          <draw:line draw:style-name="gr32" draw:text-style-name="P7" draw:layer="Detail" svg:x1="22.364cm" svg:y1="11.902cm" svg:x2="22.364cm" svg:y2="14.395cm">
            <text:p/>
          </draw:line>
          <draw:line draw:style-name="gr32" draw:text-style-name="P7" draw:layer="Detail" svg:x1="22.585cm" svg:y1="12.045cm" svg:x2="22.585cm" svg:y2="14.395cm">
            <text:p/>
          </draw:line>
          <draw:line draw:style-name="gr32" draw:text-style-name="P7" draw:layer="Detail" svg:x1="22.494cm" svg:y1="11.902cm" svg:x2="20.778cm" svg:y2="11.902cm">
            <text:p/>
          </draw:line>
          <draw:line draw:style-name="gr32" draw:text-style-name="P7" draw:layer="Detail" svg:x1="22.494cm" svg:y1="11.903cm" svg:x2="22.494cm" svg:y2="12.046cm">
            <text:p/>
          </draw:line>
          <draw:line draw:style-name="gr32" draw:text-style-name="P7" draw:layer="Detail" svg:x1="22.364cm" svg:y1="13.28cm" svg:x2="21.61cm" svg:y2="13.28cm">
            <text:p/>
          </draw:line>
          <draw:line draw:style-name="gr32" draw:text-style-name="P7" draw:layer="Detail" svg:x1="22.364cm" svg:y1="12.838cm" svg:x2="21.61cm" svg:y2="12.838cm">
            <text:p/>
          </draw:line>
          <draw:line draw:style-name="gr32" draw:text-style-name="P7" draw:layer="Detail" svg:x1="22.364cm" svg:y1="12.383cm" svg:x2="21.61cm" svg:y2="12.383cm">
            <text:p/>
          </draw:line>
          <draw:line draw:style-name="gr32" draw:text-style-name="P7" draw:layer="Detail" svg:x1="21.61cm" svg:y1="11.902cm" svg:x2="21.61cm" svg:y2="13.28cm">
            <text:p/>
          </draw:line>
          <draw:line draw:style-name="gr32" draw:text-style-name="P7" draw:layer="Detail" svg:x1="21.025cm" svg:y1="11.902cm" svg:x2="21.025cm" svg:y2="13.28cm">
            <text:p/>
          </draw:line>
          <draw:line draw:style-name="gr32" draw:text-style-name="P7" draw:layer="Detail" svg:x1="20.778cm" svg:y1="11.903cm" svg:x2="20.778cm" svg:y2="11.283cm">
            <text:p/>
          </draw:line>
          <draw:line draw:style-name="gr32" draw:text-style-name="P7" draw:layer="Detail" svg:x1="21.467cm" svg:y1="13.839cm" svg:x2="20.973cm" svg:y2="13.839cm">
            <text:p/>
          </draw:line>
          <draw:line draw:style-name="gr32" draw:text-style-name="P7" draw:layer="Detail" svg:x1="22.364cm" svg:y1="13.657cm" svg:x2="22.052cm" svg:y2="13.657cm">
            <text:p/>
          </draw:line>
          <draw:line draw:style-name="gr32" draw:text-style-name="P7" draw:layer="Detail" svg:x1="22.364cm" svg:y1="14.034cm" svg:x2="22.052cm" svg:y2="14.034cm">
            <text:p/>
          </draw:line>
          <draw:line draw:style-name="gr32" draw:text-style-name="P7" draw:layer="Detail" svg:x1="23.005cm" svg:y1="13.085cm" svg:x2="22.585cm" svg:y2="13.085cm">
            <text:p/>
          </draw:line>
          <draw:line draw:style-name="gr32" draw:text-style-name="P7" draw:layer="Detail" svg:x1="23.005cm" svg:y1="12.474cm" svg:x2="22.585cm" svg:y2="12.474cm">
            <text:p/>
          </draw:line>
          <draw:line draw:style-name="gr32" draw:text-style-name="P7" draw:layer="Detail" svg:x1="23.926cm" svg:y1="11.283cm" svg:x2="23.926cm" svg:y2="12.045cm">
            <text:p/>
          </draw:line>
          <draw:line draw:style-name="gr32" draw:text-style-name="P7" draw:layer="Detail" svg:x1="30.164cm" svg:y1="21.704cm" svg:x2="29.748cm" svg:y2="21.704cm">
            <text:p/>
          </draw:line>
          <draw:line draw:style-name="gr32" draw:text-style-name="P7" draw:layer="Detail" svg:x1="29.748cm" svg:y1="20.99cm" svg:x2="29.748cm" svg:y2="21.705cm">
            <text:p/>
          </draw:line>
          <draw:line draw:style-name="gr32" draw:text-style-name="P7" draw:layer="Detail" svg:x1="32.634cm" svg:y1="20.99cm" svg:x2="32.634cm" svg:y2="21.705cm">
            <text:p/>
          </draw:line>
          <draw:line draw:style-name="gr32" draw:text-style-name="P7" draw:layer="Detail" svg:x1="31.581cm" svg:y1="21.704cm" svg:x2="30.801cm" svg:y2="21.704cm">
            <text:p/>
          </draw:line>
          <draw:line draw:style-name="gr32" draw:text-style-name="P7" draw:layer="Detail" svg:x1="33.024cm" svg:y1="21.704cm" svg:x2="32.244cm" svg:y2="21.704cm">
            <text:p/>
          </draw:line>
          <draw:line draw:style-name="gr32" draw:text-style-name="P7" draw:layer="Detail" svg:x1="31.217cm" svg:y1="20.612cm" svg:x2="31.217cm" svg:y2="21.705cm">
            <text:p/>
          </draw:line>
          <draw:line draw:style-name="gr32" draw:text-style-name="P7" draw:layer="Detail" svg:x1="35.481cm" svg:y1="20.99cm" svg:x2="35.481cm" svg:y2="21.705cm">
            <text:p/>
          </draw:line>
          <draw:line draw:style-name="gr32" draw:text-style-name="P7" draw:layer="Detail" svg:x1="34.467cm" svg:y1="21.704cm" svg:x2="33.687cm" svg:y2="21.704cm">
            <text:p/>
          </draw:line>
          <draw:line draw:style-name="gr32" draw:text-style-name="P7" draw:layer="Detail" svg:x1="35.91cm" svg:y1="21.704cm" svg:x2="35.13cm" svg:y2="21.704cm">
            <text:p/>
          </draw:line>
          <draw:line draw:style-name="gr32" draw:text-style-name="P7" draw:layer="Detail" svg:x1="34.051cm" svg:y1="20.612cm" svg:x2="34.051cm" svg:y2="21.705cm">
            <text:p/>
          </draw:line>
          <draw:line draw:style-name="gr32" draw:text-style-name="P7" draw:layer="Detail" svg:x1="37.301cm" svg:y1="21.704cm" svg:x2="36.521cm" svg:y2="21.704cm">
            <text:p/>
          </draw:line>
          <draw:line draw:style-name="gr32" draw:text-style-name="P7" draw:layer="Detail" svg:x1="36.911cm" svg:y1="20.612cm" svg:x2="36.911cm" svg:y2="21.705cm">
            <text:p/>
          </draw:line>
          <draw:line draw:style-name="gr32" draw:text-style-name="P7" draw:layer="Detail" svg:x1="38.38cm" svg:y1="21.705cm" svg:x2="37.964cm" svg:y2="21.705cm">
            <text:p/>
          </draw:line>
          <draw:line draw:style-name="gr32" draw:text-style-name="P7" draw:layer="Detail" svg:x1="38.38cm" svg:y1="20.991cm" svg:x2="38.38cm" svg:y2="21.706cm">
            <text:p/>
          </draw:line>
          <draw:g>
            <draw:line draw:style-name="gr32" draw:text-style-name="P7" draw:layer="Detail" svg:x1="29.995cm" svg:y1="20.521cm" svg:x2="29.995cm" svg:y2="21.548cm">
              <text:p/>
            </draw:line>
            <draw:line draw:style-name="gr32" draw:text-style-name="P7" draw:layer="Detail" svg:x1="30.983cm" svg:y1="20.521cm" svg:x2="29.995cm" svg:y2="20.521cm">
              <text:p/>
            </draw:line>
            <draw:line draw:style-name="gr32" draw:text-style-name="P7" draw:layer="Detail" svg:x1="30.983cm" svg:y1="20.522cm" svg:x2="30.983cm" svg:y2="21.549cm">
              <text:p/>
            </draw:line>
            <draw:line draw:style-name="gr32" draw:text-style-name="P7" draw:layer="Detail" svg:x1="30.983cm" svg:y1="20.521cm" svg:x2="29.995cm" svg:y2="21.548cm">
              <text:p/>
            </draw:line>
            <draw:line draw:style-name="gr32" draw:text-style-name="P7" draw:layer="Detail" svg:x1="30.983cm" svg:y1="21.548cm" svg:x2="29.995cm" svg:y2="21.548cm">
              <text:p/>
            </draw:line>
            <draw:line draw:style-name="gr32" draw:text-style-name="P7" draw:layer="Detail" svg:x1="30.983cm" svg:y1="21.548cm" svg:x2="29.995cm" svg:y2="20.521cm">
              <text:p/>
            </draw:line>
          </draw:g>
          <draw:g>
            <draw:line draw:style-name="gr32" draw:text-style-name="P7" draw:layer="Detail" svg:x1="31.438cm" svg:y1="20.521cm" svg:x2="31.438cm" svg:y2="21.548cm">
              <text:p/>
            </draw:line>
            <draw:line draw:style-name="gr32" draw:text-style-name="P7" draw:layer="Detail" svg:x1="32.426cm" svg:y1="20.521cm" svg:x2="31.438cm" svg:y2="20.521cm">
              <text:p/>
            </draw:line>
            <draw:line draw:style-name="gr32" draw:text-style-name="P7" draw:layer="Detail" svg:x1="32.426cm" svg:y1="20.522cm" svg:x2="32.426cm" svg:y2="21.549cm">
              <text:p/>
            </draw:line>
            <draw:line draw:style-name="gr32" draw:text-style-name="P7" draw:layer="Detail" svg:x1="32.426cm" svg:y1="20.521cm" svg:x2="31.438cm" svg:y2="21.548cm">
              <text:p/>
            </draw:line>
            <draw:line draw:style-name="gr32" draw:text-style-name="P7" draw:layer="Detail" svg:x1="32.426cm" svg:y1="21.548cm" svg:x2="31.438cm" svg:y2="21.548cm">
              <text:p/>
            </draw:line>
            <draw:line draw:style-name="gr32" draw:text-style-name="P7" draw:layer="Detail" svg:x1="32.426cm" svg:y1="21.548cm" svg:x2="31.438cm" svg:y2="20.521cm">
              <text:p/>
            </draw:line>
          </draw:g>
          <draw:g>
            <draw:line draw:style-name="gr32" draw:text-style-name="P7" draw:layer="Detail" svg:x1="32.855cm" svg:y1="20.521cm" svg:x2="32.855cm" svg:y2="21.548cm">
              <text:p/>
            </draw:line>
            <draw:line draw:style-name="gr32" draw:text-style-name="P7" draw:layer="Detail" svg:x1="33.843cm" svg:y1="20.521cm" svg:x2="32.855cm" svg:y2="20.521cm">
              <text:p/>
            </draw:line>
            <draw:line draw:style-name="gr32" draw:text-style-name="P7" draw:layer="Detail" svg:x1="33.843cm" svg:y1="20.522cm" svg:x2="33.843cm" svg:y2="21.549cm">
              <text:p/>
            </draw:line>
            <draw:line draw:style-name="gr32" draw:text-style-name="P7" draw:layer="Detail" svg:x1="33.843cm" svg:y1="20.521cm" svg:x2="32.855cm" svg:y2="21.548cm">
              <text:p/>
            </draw:line>
            <draw:line draw:style-name="gr32" draw:text-style-name="P7" draw:layer="Detail" svg:x1="33.843cm" svg:y1="21.548cm" svg:x2="32.855cm" svg:y2="21.548cm">
              <text:p/>
            </draw:line>
            <draw:line draw:style-name="gr32" draw:text-style-name="P7" draw:layer="Detail" svg:x1="33.843cm" svg:y1="21.548cm" svg:x2="32.855cm" svg:y2="20.521cm">
              <text:p/>
            </draw:line>
          </draw:g>
          <draw:g>
            <draw:line draw:style-name="gr32" draw:text-style-name="P7" draw:layer="Detail" svg:x1="34.285cm" svg:y1="20.521cm" svg:x2="34.285cm" svg:y2="21.548cm">
              <text:p/>
            </draw:line>
            <draw:line draw:style-name="gr32" draw:text-style-name="P7" draw:layer="Detail" svg:x1="35.273cm" svg:y1="20.521cm" svg:x2="34.285cm" svg:y2="20.521cm">
              <text:p/>
            </draw:line>
            <draw:line draw:style-name="gr32" draw:text-style-name="P7" draw:layer="Detail" svg:x1="35.273cm" svg:y1="20.522cm" svg:x2="35.273cm" svg:y2="21.549cm">
              <text:p/>
            </draw:line>
            <draw:line draw:style-name="gr32" draw:text-style-name="P7" draw:layer="Detail" svg:x1="35.273cm" svg:y1="20.521cm" svg:x2="34.285cm" svg:y2="21.548cm">
              <text:p/>
            </draw:line>
            <draw:line draw:style-name="gr32" draw:text-style-name="P7" draw:layer="Detail" svg:x1="35.273cm" svg:y1="21.548cm" svg:x2="34.285cm" svg:y2="21.548cm">
              <text:p/>
            </draw:line>
            <draw:line draw:style-name="gr32" draw:text-style-name="P7" draw:layer="Detail" svg:x1="35.273cm" svg:y1="21.548cm" svg:x2="34.285cm" svg:y2="20.521cm">
              <text:p/>
            </draw:line>
          </draw:g>
          <draw:g>
            <draw:line draw:style-name="gr32" draw:text-style-name="P7" draw:layer="Detail" svg:x1="35.702cm" svg:y1="20.521cm" svg:x2="35.702cm" svg:y2="21.548cm">
              <text:p/>
            </draw:line>
            <draw:line draw:style-name="gr32" draw:text-style-name="P7" draw:layer="Detail" svg:x1="36.69cm" svg:y1="20.521cm" svg:x2="35.702cm" svg:y2="20.521cm">
              <text:p/>
            </draw:line>
            <draw:line draw:style-name="gr32" draw:text-style-name="P7" draw:layer="Detail" svg:x1="36.69cm" svg:y1="20.522cm" svg:x2="36.69cm" svg:y2="21.549cm">
              <text:p/>
            </draw:line>
            <draw:line draw:style-name="gr32" draw:text-style-name="P7" draw:layer="Detail" svg:x1="36.69cm" svg:y1="20.521cm" svg:x2="35.702cm" svg:y2="21.548cm">
              <text:p/>
            </draw:line>
            <draw:line draw:style-name="gr32" draw:text-style-name="P7" draw:layer="Detail" svg:x1="36.69cm" svg:y1="21.548cm" svg:x2="35.702cm" svg:y2="21.548cm">
              <text:p/>
            </draw:line>
            <draw:line draw:style-name="gr32" draw:text-style-name="P7" draw:layer="Detail" svg:x1="36.69cm" svg:y1="21.548cm" svg:x2="35.702cm" svg:y2="20.521cm">
              <text:p/>
            </draw:line>
          </draw:g>
          <draw:g>
            <draw:line draw:style-name="gr32" draw:text-style-name="P7" draw:layer="Detail" svg:x1="37.132cm" svg:y1="20.521cm" svg:x2="37.132cm" svg:y2="21.548cm">
              <text:p/>
            </draw:line>
            <draw:line draw:style-name="gr32" draw:text-style-name="P7" draw:layer="Detail" svg:x1="38.12cm" svg:y1="20.521cm" svg:x2="37.132cm" svg:y2="20.521cm">
              <text:p/>
            </draw:line>
            <draw:line draw:style-name="gr32" draw:text-style-name="P7" draw:layer="Detail" svg:x1="38.12cm" svg:y1="20.522cm" svg:x2="38.12cm" svg:y2="21.549cm">
              <text:p/>
            </draw:line>
            <draw:line draw:style-name="gr32" draw:text-style-name="P7" draw:layer="Detail" svg:x1="38.12cm" svg:y1="20.521cm" svg:x2="37.132cm" svg:y2="21.548cm">
              <text:p/>
            </draw:line>
            <draw:line draw:style-name="gr32" draw:text-style-name="P7" draw:layer="Detail" svg:x1="38.12cm" svg:y1="21.548cm" svg:x2="37.132cm" svg:y2="21.548cm">
              <text:p/>
            </draw:line>
            <draw:line draw:style-name="gr32" draw:text-style-name="P7" draw:layer="Detail" svg:x1="38.12cm" svg:y1="21.548cm" svg:x2="37.132cm" svg:y2="20.521cm">
              <text:p/>
            </draw:line>
          </draw:g>
          <draw:line draw:style-name="gr33" draw:text-style-name="P7" draw:layer="Detail" svg:x1="30.185cm" svg:y1="15.655cm" svg:x2="34.285cm" svg:y2="15.655cm">
            <text:p/>
          </draw:line>
          <draw:line draw:style-name="gr33" draw:text-style-name="P7" draw:layer="Detail" svg:x1="34.285cm" svg:y1="14.155cm" svg:x2="34.285cm" svg:y2="15.655cm">
            <text:p/>
          </draw:line>
          <draw:line draw:style-name="gr33" draw:text-style-name="P7" draw:layer="Detail" svg:x1="30.185cm" svg:y1="14.155cm" svg:x2="30.185cm" svg:y2="15.655cm">
            <text:p/>
          </draw:line>
          <draw:line draw:style-name="gr33" draw:text-style-name="P7" draw:layer="Detail" svg:x1="32.135cm" svg:y1="14.155cm" svg:x2="32.135cm" svg:y2="15.655cm">
            <text:p/>
          </draw:line>
          <draw:line draw:style-name="gr33" draw:text-style-name="P7" draw:layer="Detail" svg:x1="32.335cm" svg:y1="14.155cm" svg:x2="32.335cm" svg:y2="15.655cm">
            <text:p/>
          </draw:line>
          <draw:line draw:style-name="gr33" draw:text-style-name="P7" draw:layer="Detail" svg:x1="30.185cm" svg:y1="14.155cm" svg:x2="34.285cm" svg:y2="14.155cm">
            <text:p/>
          </draw:line>
          <draw:line draw:style-name="gr33" draw:text-style-name="P7" draw:layer="Detail" svg:x1="41.848cm" svg:y1="14.047cm" svg:x2="41.848cm" svg:y2="15.601cm">
            <text:p/>
          </draw:line>
          <draw:g>
            <draw:g>
              <draw:line draw:style-name="gr32" draw:text-style-name="P7" draw:layer="Detail" svg:x1="16.735cm" svg:y1="12.205cm" svg:x2="16.735cm" svg:y2="13.254cm">
                <text:p/>
              </draw:line>
              <draw:line draw:style-name="gr32" draw:text-style-name="P7" draw:layer="Detail" svg:x1="17.685cm" svg:y1="12.205cm" svg:x2="16.735cm" svg:y2="12.205cm">
                <text:p/>
              </draw:line>
              <draw:line draw:style-name="gr32" draw:text-style-name="P7" draw:layer="Detail" svg:x1="17.685cm" svg:y1="12.206cm" svg:x2="17.685cm" svg:y2="13.255cm">
                <text:p/>
              </draw:line>
              <draw:line draw:style-name="gr32" draw:text-style-name="P7" draw:layer="Detail" svg:x1="17.685cm" svg:y1="12.205cm" svg:x2="16.735cm" svg:y2="13.254cm">
                <text:p/>
              </draw:line>
              <draw:line draw:style-name="gr32" draw:text-style-name="P7" draw:layer="Detail" svg:x1="17.685cm" svg:y1="13.254cm" svg:x2="16.735cm" svg:y2="13.254cm">
                <text:p/>
              </draw:line>
              <draw:line draw:style-name="gr32" draw:text-style-name="P7" draw:layer="Detail" svg:x1="17.685cm" svg:y1="13.254cm" svg:x2="16.735cm" svg:y2="12.205cm">
                <text:p/>
              </draw:line>
            </draw:g>
            <draw:g>
              <draw:line draw:style-name="gr32" draw:text-style-name="P7" draw:layer="Detail" svg:x1="16.86cm" svg:y1="13.248cm" svg:x2="16.86cm" svg:y2="13.355cm">
                <text:p/>
              </draw:line>
              <draw:line draw:style-name="gr32" draw:text-style-name="P7" draw:layer="Detail" svg:x1="17.56cm" svg:y1="13.248cm" svg:x2="17.56cm" svg:y2="13.355cm">
                <text:p/>
              </draw:line>
            </draw:g>
          </draw:g>
          <draw:g>
            <draw:line draw:style-name="gr32" draw:text-style-name="P7" draw:layer="Detail" svg:x1="23.145cm" svg:y1="12.748cm" svg:x2="23.145cm" svg:y2="14.555cm">
              <text:p/>
            </draw:line>
            <draw:line draw:style-name="gr32" draw:text-style-name="P7" draw:layer="Detail" svg:x1="24.595cm" svg:y1="12.748cm" svg:x2="24.595cm" svg:y2="14.555cm">
              <text:p/>
            </draw:line>
            <draw:line draw:style-name="gr32" draw:text-style-name="P7" draw:layer="Detail" svg:x1="24.595cm" svg:y1="12.915cm" svg:x2="23.925cm" svg:y2="12.915cm">
              <text:p/>
            </draw:line>
            <draw:g>
              <draw:line draw:style-name="gr32" draw:text-style-name="P7" draw:layer="Detail" svg:x1="23.805cm" svg:y1="12.915cm" svg:x2="23.805cm" svg:y2="14.265cm">
                <text:p/>
              </draw:line>
              <draw:line draw:style-name="gr32" draw:text-style-name="P7" draw:layer="Detail" svg:x1="23.925cm" svg:y1="12.915cm" svg:x2="23.925cm" svg:y2="14.265cm">
                <text:p/>
              </draw:line>
              <draw:line draw:style-name="gr32" draw:text-style-name="P7" draw:layer="Detail" svg:x1="23.925cm" svg:y1="12.915cm" svg:x2="23.805cm" svg:y2="12.915cm">
                <text:p/>
              </draw:line>
              <draw:line draw:style-name="gr32" draw:text-style-name="P7" draw:layer="Detail" svg:x1="23.925cm" svg:y1="14.265cm" svg:x2="23.805cm" svg:y2="14.265cm">
                <text:p/>
              </draw:line>
            </draw:g>
            <draw:line draw:style-name="gr32" draw:text-style-name="P7" draw:layer="Detail" svg:x1="24.595cm" svg:y1="13.038cm" svg:x2="23.925cm" svg:y2="13.038cm">
              <text:p/>
            </draw:line>
            <draw:line draw:style-name="gr32" draw:text-style-name="P7" draw:layer="Detail" svg:x1="24.595cm" svg:y1="13.16cm" svg:x2="23.925cm" svg:y2="13.16cm">
              <text:p/>
            </draw:line>
            <draw:line draw:style-name="gr32" draw:text-style-name="P7" draw:layer="Detail" svg:x1="24.595cm" svg:y1="13.283cm" svg:x2="23.925cm" svg:y2="13.283cm">
              <text:p/>
            </draw:line>
            <draw:line draw:style-name="gr32" draw:text-style-name="P7" draw:layer="Detail" svg:x1="24.595cm" svg:y1="13.406cm" svg:x2="23.925cm" svg:y2="13.406cm">
              <text:p/>
            </draw:line>
            <draw:line draw:style-name="gr32" draw:text-style-name="P7" draw:layer="Detail" svg:x1="24.595cm" svg:y1="13.529cm" svg:x2="23.925cm" svg:y2="13.529cm">
              <text:p/>
            </draw:line>
            <draw:line draw:style-name="gr32" draw:text-style-name="P7" draw:layer="Detail" svg:x1="24.595cm" svg:y1="13.651cm" svg:x2="23.925cm" svg:y2="13.651cm">
              <text:p/>
            </draw:line>
            <draw:line draw:style-name="gr32" draw:text-style-name="P7" draw:layer="Detail" svg:x1="24.595cm" svg:y1="13.774cm" svg:x2="23.925cm" svg:y2="13.774cm">
              <text:p/>
            </draw:line>
            <draw:line draw:style-name="gr32" draw:text-style-name="P7" draw:layer="Detail" svg:x1="24.595cm" svg:y1="13.897cm" svg:x2="23.925cm" svg:y2="13.897cm">
              <text:p/>
            </draw:line>
            <draw:line draw:style-name="gr32" draw:text-style-name="P7" draw:layer="Detail" svg:x1="24.595cm" svg:y1="14.02cm" svg:x2="23.925cm" svg:y2="14.02cm">
              <text:p/>
            </draw:line>
            <draw:line draw:style-name="gr32" draw:text-style-name="P7" draw:layer="Detail" svg:x1="24.595cm" svg:y1="14.142cm" svg:x2="23.925cm" svg:y2="14.142cm">
              <text:p/>
            </draw:line>
            <draw:line draw:style-name="gr32" draw:text-style-name="P7" draw:layer="Detail" svg:x1="23.815cm" svg:y1="13.038cm" svg:x2="23.145cm" svg:y2="13.038cm">
              <text:p/>
            </draw:line>
            <draw:line draw:style-name="gr32" draw:text-style-name="P7" draw:layer="Detail" svg:x1="23.815cm" svg:y1="13.16cm" svg:x2="23.145cm" svg:y2="13.16cm">
              <text:p/>
            </draw:line>
            <draw:line draw:style-name="gr32" draw:text-style-name="P7" draw:layer="Detail" svg:x1="23.815cm" svg:y1="13.283cm" svg:x2="23.145cm" svg:y2="13.283cm">
              <text:p/>
            </draw:line>
            <draw:line draw:style-name="gr32" draw:text-style-name="P7" draw:layer="Detail" svg:x1="23.815cm" svg:y1="13.406cm" svg:x2="23.145cm" svg:y2="13.406cm">
              <text:p/>
            </draw:line>
            <draw:line draw:style-name="gr32" draw:text-style-name="P7" draw:layer="Detail" svg:x1="23.815cm" svg:y1="13.529cm" svg:x2="23.145cm" svg:y2="13.529cm">
              <text:p/>
            </draw:line>
            <draw:line draw:style-name="gr32" draw:text-style-name="P7" draw:layer="Detail" svg:x1="23.815cm" svg:y1="13.651cm" svg:x2="23.145cm" svg:y2="13.651cm">
              <text:p/>
            </draw:line>
            <draw:line draw:style-name="gr32" draw:text-style-name="P7" draw:layer="Detail" svg:x1="23.815cm" svg:y1="13.774cm" svg:x2="23.145cm" svg:y2="13.774cm">
              <text:p/>
            </draw:line>
            <draw:line draw:style-name="gr32" draw:text-style-name="P7" draw:layer="Detail" svg:x1="23.815cm" svg:y1="13.897cm" svg:x2="23.145cm" svg:y2="13.897cm">
              <text:p/>
            </draw:line>
            <draw:line draw:style-name="gr32" draw:text-style-name="P7" draw:layer="Detail" svg:x1="23.815cm" svg:y1="14.02cm" svg:x2="23.145cm" svg:y2="14.02cm">
              <text:p/>
            </draw:line>
            <draw:line draw:style-name="gr32" draw:text-style-name="P7" draw:layer="Detail" svg:x1="23.815cm" svg:y1="14.265cm" svg:x2="23.145cm" svg:y2="14.265cm">
              <text:p/>
            </draw:line>
            <draw:line draw:style-name="gr32" draw:text-style-name="P7" draw:layer="Detail" svg:x1="23.815cm" svg:y1="14.142cm" svg:x2="23.145cm" svg:y2="14.142cm">
              <text:p/>
            </draw:line>
          </draw:g>
          <draw:g>
            <draw:line draw:style-name="gr32" draw:text-style-name="P7" draw:layer="Detail" svg:x1="14.865cm" svg:y1="12.748cm" svg:x2="14.865cm" svg:y2="14.555cm">
              <text:p/>
            </draw:line>
            <draw:line draw:style-name="gr32" draw:text-style-name="P7" draw:layer="Detail" svg:x1="16.315cm" svg:y1="12.748cm" svg:x2="16.315cm" svg:y2="14.555cm">
              <text:p/>
            </draw:line>
            <draw:line draw:style-name="gr32" draw:text-style-name="P7" draw:layer="Detail" svg:x1="16.315cm" svg:y1="12.915cm" svg:x2="15.645cm" svg:y2="12.915cm">
              <text:p/>
            </draw:line>
            <draw:g>
              <draw:line draw:style-name="gr32" draw:text-style-name="P7" draw:layer="Detail" svg:x1="15.525cm" svg:y1="12.915cm" svg:x2="15.525cm" svg:y2="14.265cm">
                <text:p/>
              </draw:line>
              <draw:line draw:style-name="gr32" draw:text-style-name="P7" draw:layer="Detail" svg:x1="15.645cm" svg:y1="12.915cm" svg:x2="15.645cm" svg:y2="14.265cm">
                <text:p/>
              </draw:line>
              <draw:line draw:style-name="gr32" draw:text-style-name="P7" draw:layer="Detail" svg:x1="15.645cm" svg:y1="12.915cm" svg:x2="15.525cm" svg:y2="12.915cm">
                <text:p/>
              </draw:line>
              <draw:line draw:style-name="gr32" draw:text-style-name="P7" draw:layer="Detail" svg:x1="15.645cm" svg:y1="14.265cm" svg:x2="15.525cm" svg:y2="14.265cm">
                <text:p/>
              </draw:line>
            </draw:g>
            <draw:line draw:style-name="gr32" draw:text-style-name="P7" draw:layer="Detail" svg:x1="16.315cm" svg:y1="13.038cm" svg:x2="15.645cm" svg:y2="13.038cm">
              <text:p/>
            </draw:line>
            <draw:line draw:style-name="gr32" draw:text-style-name="P7" draw:layer="Detail" svg:x1="16.315cm" svg:y1="13.16cm" svg:x2="15.645cm" svg:y2="13.16cm">
              <text:p/>
            </draw:line>
            <draw:line draw:style-name="gr32" draw:text-style-name="P7" draw:layer="Detail" svg:x1="16.315cm" svg:y1="13.283cm" svg:x2="15.645cm" svg:y2="13.283cm">
              <text:p/>
            </draw:line>
            <draw:line draw:style-name="gr32" draw:text-style-name="P7" draw:layer="Detail" svg:x1="16.315cm" svg:y1="13.406cm" svg:x2="15.645cm" svg:y2="13.406cm">
              <text:p/>
            </draw:line>
            <draw:line draw:style-name="gr32" draw:text-style-name="P7" draw:layer="Detail" svg:x1="16.315cm" svg:y1="13.529cm" svg:x2="15.645cm" svg:y2="13.529cm">
              <text:p/>
            </draw:line>
            <draw:line draw:style-name="gr32" draw:text-style-name="P7" draw:layer="Detail" svg:x1="16.315cm" svg:y1="13.651cm" svg:x2="15.645cm" svg:y2="13.651cm">
              <text:p/>
            </draw:line>
            <draw:line draw:style-name="gr32" draw:text-style-name="P7" draw:layer="Detail" svg:x1="16.315cm" svg:y1="13.774cm" svg:x2="15.645cm" svg:y2="13.774cm">
              <text:p/>
            </draw:line>
            <draw:line draw:style-name="gr32" draw:text-style-name="P7" draw:layer="Detail" svg:x1="16.315cm" svg:y1="13.897cm" svg:x2="15.645cm" svg:y2="13.897cm">
              <text:p/>
            </draw:line>
            <draw:line draw:style-name="gr32" draw:text-style-name="P7" draw:layer="Detail" svg:x1="16.315cm" svg:y1="14.02cm" svg:x2="15.645cm" svg:y2="14.02cm">
              <text:p/>
            </draw:line>
            <draw:line draw:style-name="gr32" draw:text-style-name="P7" draw:layer="Detail" svg:x1="16.315cm" svg:y1="14.142cm" svg:x2="15.645cm" svg:y2="14.142cm">
              <text:p/>
            </draw:line>
            <draw:line draw:style-name="gr32" draw:text-style-name="P7" draw:layer="Detail" svg:x1="15.535cm" svg:y1="13.038cm" svg:x2="14.865cm" svg:y2="13.038cm">
              <text:p/>
            </draw:line>
            <draw:line draw:style-name="gr32" draw:text-style-name="P7" draw:layer="Detail" svg:x1="15.535cm" svg:y1="13.16cm" svg:x2="14.865cm" svg:y2="13.16cm">
              <text:p/>
            </draw:line>
            <draw:line draw:style-name="gr32" draw:text-style-name="P7" draw:layer="Detail" svg:x1="15.535cm" svg:y1="13.283cm" svg:x2="14.865cm" svg:y2="13.283cm">
              <text:p/>
            </draw:line>
            <draw:line draw:style-name="gr32" draw:text-style-name="P7" draw:layer="Detail" svg:x1="15.535cm" svg:y1="13.406cm" svg:x2="14.865cm" svg:y2="13.406cm">
              <text:p/>
            </draw:line>
            <draw:line draw:style-name="gr32" draw:text-style-name="P7" draw:layer="Detail" svg:x1="15.535cm" svg:y1="13.529cm" svg:x2="14.865cm" svg:y2="13.529cm">
              <text:p/>
            </draw:line>
            <draw:line draw:style-name="gr32" draw:text-style-name="P7" draw:layer="Detail" svg:x1="15.535cm" svg:y1="13.651cm" svg:x2="14.865cm" svg:y2="13.651cm">
              <text:p/>
            </draw:line>
            <draw:line draw:style-name="gr32" draw:text-style-name="P7" draw:layer="Detail" svg:x1="15.535cm" svg:y1="13.774cm" svg:x2="14.865cm" svg:y2="13.774cm">
              <text:p/>
            </draw:line>
            <draw:line draw:style-name="gr32" draw:text-style-name="P7" draw:layer="Detail" svg:x1="15.535cm" svg:y1="13.897cm" svg:x2="14.865cm" svg:y2="13.897cm">
              <text:p/>
            </draw:line>
            <draw:line draw:style-name="gr32" draw:text-style-name="P7" draw:layer="Detail" svg:x1="15.535cm" svg:y1="14.02cm" svg:x2="14.865cm" svg:y2="14.02cm">
              <text:p/>
            </draw:line>
            <draw:line draw:style-name="gr32" draw:text-style-name="P7" draw:layer="Detail" svg:x1="15.535cm" svg:y1="14.265cm" svg:x2="14.865cm" svg:y2="14.265cm">
              <text:p/>
            </draw:line>
            <draw:line draw:style-name="gr32" draw:text-style-name="P7" draw:layer="Detail" svg:x1="15.535cm" svg:y1="14.142cm" svg:x2="14.865cm" svg:y2="14.142cm">
              <text:p/>
            </draw:line>
          </draw:g>
          <draw:line draw:style-name="gr33" draw:text-style-name="P7" draw:layer="Detail" svg:x1="41.849cm" svg:y1="14.048cm" svg:x2="40.096cm" svg:y2="14.048cm">
            <text:p/>
          </draw:line>
          <draw:line draw:style-name="gr33" draw:text-style-name="P7" draw:layer="Detail" svg:x1="41.849cm" svg:y1="15.599cm" svg:x2="40.096cm" svg:y2="15.599cm">
            <text:p/>
          </draw:line>
          <draw:line draw:style-name="gr33" draw:text-style-name="P7" draw:layer="Detail" svg:x1="40.097cm" svg:y1="14.047cm" svg:x2="40.097cm" svg:y2="15.601cm">
            <text:p/>
          </draw:line>
          <draw:line draw:style-name="gr34" draw:text-style-name="P7" draw:layer="Detail" svg:x1="14.3cm" svg:y1="28.914cm" svg:x2="15.191cm" svg:y2="28.914cm">
            <text:p/>
          </draw:line>
          <draw:g>
            <draw:line draw:style-name="gr34" draw:text-style-name="P7" draw:layer="Door" svg:x1="30.111cm" svg:y1="23.904cm" svg:x2="30.287cm" svg:y2="23.585cm">
              <text:p/>
            </draw:line>
            <draw:path draw:style-name="gr34" draw:text-style-name="P7" draw:layer="Door" svg:width="0.125cm" svg:height="0.133cm" draw:transform="rotate (0.529707427980279) translate (30.111cm 23.533cm)" svg:viewBox="0 0 126 134" svg:d="M0 0c102 45 126 134 126 134">
              <text:p/>
            </draw:path>
          </draw:g>
          <draw:g>
            <draw:line draw:style-name="gr34" draw:text-style-name="P7" draw:layer="Door" svg:x1="30.111cm" svg:y1="23.903cm" svg:x2="30.287cm" svg:y2="24.265cm">
              <text:p/>
            </draw:line>
            <draw:path draw:style-name="gr34" draw:text-style-name="P7" draw:layer="Door" svg:width="0.13cm" svg:height="0.146cm" draw:transform="skewX (-0.118158790360016) rotate (2.5551620249197) translate (30.2204070173172cm 24.3964217519992cm)" svg:viewBox="0 0 131 147" svg:d="M131 0c-106 49-131 147-131 147">
              <text:p/>
            </draw:path>
          </draw:g>
          <draw:g>
            <draw:line draw:style-name="gr34" draw:text-style-name="P7" draw:layer="Door" svg:x1="30.111cm" svg:y1="24.748cm" svg:x2="30.287cm" svg:y2="24.386cm">
              <text:p/>
            </draw:line>
            <draw:path draw:style-name="gr34" draw:text-style-name="P7" draw:layer="Door" svg:width="0.13cm" svg:height="0.145cm" draw:transform="skewX (0.114319066005629) rotate (0.583289036016505) translate (30.111cm 24.3272680965147cm)" svg:viewBox="0 0 131 146" svg:d="M0 0c106 49 131 146 131 146">
              <text:p/>
            </draw:path>
          </draw:g>
          <draw:g>
            <draw:line draw:style-name="gr34" draw:text-style-name="P7" draw:layer="Door" svg:x1="30.111cm" svg:y1="25.119cm" svg:x2="30.287cm" svg:y2="24.8cm">
              <text:p/>
            </draw:line>
            <draw:path draw:style-name="gr34" draw:text-style-name="P7" draw:layer="Door" svg:width="0.125cm" svg:height="0.133cm" draw:transform="rotate (0.529707427980279) translate (30.111cm 24.748cm)" svg:viewBox="0 0 126 134" svg:d="M0 0c102 45 126 134 126 134">
              <text:p/>
            </draw:path>
          </draw:g>
          <draw:g>
            <draw:line draw:style-name="gr34" draw:text-style-name="P7" draw:layer="Door" svg:x1="30.111cm" svg:y1="25.743cm" svg:x2="30.235cm" svg:y2="25.521cm">
              <text:p/>
            </draw:line>
            <draw:path draw:style-name="gr34" draw:text-style-name="P7" draw:layer="Door" svg:width="0.086cm" svg:height="0.093cm" draw:transform="skewX (-0.0256563400043167) rotate (0.525169571925094) translate (30.111cm 25.4843941018767cm)" svg:viewBox="0 0 87 94" svg:d="M0 0c71 31 87 94 87 94">
              <text:p/>
            </draw:path>
          </draw:g>
          <draw:g>
            <draw:line draw:style-name="gr34" draw:text-style-name="P7" draw:layer="Door" svg:x1="30.111cm" svg:y1="25.223cm" svg:x2="30.235cm" svg:y2="25.445cm">
              <text:p/>
            </draw:line>
            <draw:path draw:style-name="gr34" draw:text-style-name="P7" draw:layer="Door" svg:width="0.086cm" svg:height="0.093cm" draw:transform="skewX (0.0263544717051144) rotate (2.6164230816647) translate (30.185974249406cm 25.5250494695661cm)" svg:viewBox="0 0 87 94" svg:d="M87 0c-72 31-87 94-87 94">
              <text:p/>
            </draw:path>
          </draw:g>
          <draw:g>
            <draw:line draw:style-name="gr34" draw:text-style-name="P7" draw:layer="Door" svg:x1="38.011cm" svg:y1="23.904cm" svg:x2="37.835cm" svg:y2="23.585cm">
              <text:p/>
            </draw:line>
            <draw:path draw:style-name="gr34" draw:text-style-name="P7" draw:layer="Door" svg:width="0.125cm" svg:height="0.133cm" draw:transform="rotate (-0.52970742798028) translate (37.9026081453293cm 23.4695339602805cm)" svg:viewBox="0 0 126 134" svg:d="M126 0c-103 45-126 134-126 134">
              <text:p/>
            </draw:path>
          </draw:g>
          <draw:g>
            <draw:line draw:style-name="gr34" draw:text-style-name="P7" draw:layer="Door" svg:x1="38.011cm" svg:y1="23.903cm" svg:x2="37.835cm" svg:y2="24.265cm">
              <text:p/>
            </draw:line>
            <draw:path draw:style-name="gr34" draw:text-style-name="P7" draw:layer="Door" svg:width="0.13cm" svg:height="0.145cm" draw:transform="skewX (0.114319066005629) rotate (-2.55830361757329) translate (38.011cm 24.3237319034853cm)" svg:viewBox="0 0 131 146" svg:d="M0 0c106 49 131 146 131 146">
              <text:p/>
            </draw:path>
          </draw:g>
          <draw:g>
            <draw:line draw:style-name="gr34" draw:text-style-name="P7" draw:layer="Door" svg:x1="38.011cm" svg:y1="24.748cm" svg:x2="37.835cm" svg:y2="24.386cm">
              <text:p/>
            </draw:line>
            <draw:path draw:style-name="gr34" draw:text-style-name="P7" draw:layer="Door" svg:width="0.13cm" svg:height="0.145cm" draw:transform="skewX (-0.114319066005629) rotate (-0.583289036016505) translate (37.9014917875155cm 24.2550058766199cm)" svg:viewBox="0 0 131 146" svg:d="M131 0c-106 49-131 146-131 146">
              <text:p/>
            </draw:path>
          </draw:g>
          <draw:g>
            <draw:line draw:style-name="gr34" draw:text-style-name="P7" draw:layer="Door" svg:x1="38.011cm" svg:y1="25.743cm" svg:x2="37.887cm" svg:y2="25.521cm">
              <text:p/>
            </draw:line>
            <draw:path draw:style-name="gr34" draw:text-style-name="P7" draw:layer="Door" svg:width="0.086cm" svg:height="0.093cm" draw:transform="skewX (0.0263544717051143) rotate (-0.525169571925094) translate (37.936025750594cm 25.4409505304339cm)" svg:viewBox="0 0 87 94" svg:d="M87 0c-72 31-87 94-87 94">
              <text:p/>
            </draw:path>
          </draw:g>
          <draw:g>
            <draw:line draw:style-name="gr34" draw:text-style-name="P7" draw:layer="Door" svg:x1="38.011cm" svg:y1="25.223cm" svg:x2="37.887cm" svg:y2="25.445cm">
              <text:p/>
            </draw:line>
            <draw:path draw:style-name="gr34" draw:text-style-name="P7" draw:layer="Door" svg:width="0.086cm" svg:height="0.093cm" draw:transform="skewX (-0.0256563400043166) rotate (-2.6164230816647) translate (38.011cm 25.4816058981233cm)" svg:viewBox="0 0 87 94" svg:d="M0 0c71 31 87 94 87 94">
              <text:p/>
            </draw:path>
          </draw:g>
          <draw:g>
            <draw:line draw:style-name="gr34" draw:text-style-name="P7" draw:layer="Door" svg:x1="38.011cm" svg:y1="24.747cm" svg:x2="37.835cm" svg:y2="25.02cm">
              <text:p/>
            </draw:line>
            <draw:path draw:style-name="gr34" draw:text-style-name="P7" draw:layer="Door" svg:width="0.122cm" svg:height="0.117cm" draw:transform="skewX (-0.124441975667196) rotate (-2.6778586713349) translate (38.011cm 25.0642895442359cm)" svg:viewBox="0 0 123 118" svg:d="M0 0c99 40 123 118 123 118">
              <text:p/>
            </draw:path>
          </draw:g>
          <draw:g>
            <draw:line draw:style-name="gr34" draw:text-style-name="P7" draw:layer="Door" svg:x1="31.236cm" svg:y1="26.653cm" svg:x2="31.236cm" svg:y2="26.354cm">
              <text:p/>
            </draw:line>
            <draw:path draw:style-name="gr34" draw:text-style-name="P7" draw:layer="Door" svg:width="0.336cm" svg:height="0.255cm" draw:transform="rotate (-1.70640840967486) translate (31.535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1.665cm" svg:y1="26.653cm" svg:x2="31.665cm" svg:y2="26.354cm">
              <text:p/>
            </draw:line>
            <draw:path draw:style-name="gr34" draw:text-style-name="P7" draw:layer="Door" svg:width="0.336cm" svg:height="0.255cm" draw:transform="rotate (-1.70640840967486) translate (31.964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2.12cm" svg:y1="26.653cm" svg:x2="32.12cm" svg:y2="26.354cm">
              <text:p/>
            </draw:line>
            <draw:path draw:style-name="gr34" draw:text-style-name="P7" draw:layer="Door" svg:width="0.336cm" svg:height="0.255cm" draw:transform="rotate (-1.70640840967486) translate (32.419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2.523cm" svg:y1="26.653cm" svg:x2="32.523cm" svg:y2="26.354cm">
              <text:p/>
            </draw:line>
            <draw:path draw:style-name="gr34" draw:text-style-name="P7" draw:layer="Door" svg:width="0.336cm" svg:height="0.255cm" draw:transform="rotate (-1.70640840967486) translate (32.822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2.965cm" svg:y1="26.653cm" svg:x2="32.965cm" svg:y2="26.354cm">
              <text:p/>
            </draw:line>
            <draw:path draw:style-name="gr34" draw:text-style-name="P7" draw:layer="Door" svg:width="0.336cm" svg:height="0.255cm" draw:transform="rotate (-1.70640840967486) translate (33.264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3.42cm" svg:y1="26.653cm" svg:x2="33.42cm" svg:y2="26.354cm">
              <text:p/>
            </draw:line>
            <draw:path draw:style-name="gr34" draw:text-style-name="P7" draw:layer="Door" svg:width="0.336cm" svg:height="0.255cm" draw:transform="rotate (-1.70640840967486) translate (33.719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3.849cm" svg:y1="26.653cm" svg:x2="33.849cm" svg:y2="26.354cm">
              <text:p/>
            </draw:line>
            <draw:path draw:style-name="gr34" draw:text-style-name="P7" draw:layer="Door" svg:width="0.336cm" svg:height="0.255cm" draw:transform="rotate (-1.70640840967486) translate (34.1480000017224cm 26.354000000235cm)" svg:viewBox="0 0 337 256" svg:d="M0 0c289 0 337 256 337 256">
              <text:p/>
            </draw:path>
          </draw:g>
          <draw:g>
            <draw:line draw:style-name="gr34" draw:text-style-name="P7" draw:layer="Door" svg:x1="34.915cm" svg:y1="25.935cm" svg:x2="35.26cm" svg:y2="25.935cm">
              <text:p/>
            </draw:line>
            <draw:path draw:style-name="gr34" draw:text-style-name="P7" draw:layer="Door" svg:width="0.386cm" svg:height="0.256cm" draw:transform="skewX (0.0368264472170804) rotate (3.02517919248177) translate (35.2597181071816cm 26.2339963449157cm)" svg:viewBox="0 0 387 257" svg:d="M0 0c332 0 387 257 387 257">
              <text:p/>
            </draw:path>
          </draw:g>
          <draw:g>
            <draw:line draw:style-name="gr34" draw:text-style-name="P7" draw:layer="Door" svg:x1="34.555cm" svg:y1="25.933cm" svg:x2="34.21cm" svg:y2="25.933cm">
              <text:p/>
            </draw:line>
            <draw:path draw:style-name="gr34" draw:text-style-name="P7" draw:layer="Door" svg:width="0.386cm" svg:height="0.256cm" draw:transform="skewX (-0.0368264472170803) rotate (-3.02552825833217) translate (34.5944539740021cm 26.1872063425846cm)" svg:viewBox="0 0 387 257" svg:d="M387 0c-333 1-387 257-387 257">
              <text:p/>
            </draw:path>
          </draw:g>
          <draw:g>
            <draw:line draw:style-name="gr34" draw:text-style-name="P7" draw:layer="Door" svg:x1="35.616cm" svg:y1="26.651cm" svg:x2="35.616cm" svg:y2="26.352cm">
              <text:p/>
            </draw:line>
            <draw:path draw:style-name="gr34" draw:text-style-name="P7" draw:layer="Door" svg:width="0.335cm" svg:height="0.255cm" draw:transform="rotate (1.70518667919846) translate (35.3620683766313cm 26.6853329024973cm)" svg:viewBox="0 0 336 256" svg:d="M336 0c-288 0-336 256-336 256">
              <text:p/>
            </draw:path>
          </draw:g>
          <draw:g>
            <draw:line draw:style-name="gr34" draw:text-style-name="P7" draw:layer="Door" svg:x1="36.046cm" svg:y1="26.651cm" svg:x2="36.046cm" svg:y2="26.352cm">
              <text:p/>
            </draw:line>
            <draw:path draw:style-name="gr34" draw:text-style-name="P7" draw:layer="Door" svg:width="0.335cm" svg:height="0.255cm" draw:transform="rotate (1.70518667919846) translate (35.7920683766313cm 26.6853329024973cm)" svg:viewBox="0 0 336 256" svg:d="M336 0c-288 0-336 256-336 256">
              <text:p/>
            </draw:path>
          </draw:g>
          <draw:g>
            <draw:line draw:style-name="gr34" draw:text-style-name="P7" draw:layer="Door" svg:x1="36.488cm" svg:y1="26.651cm" svg:x2="36.488cm" svg:y2="26.352cm">
              <text:p/>
            </draw:line>
            <draw:path draw:style-name="gr34" draw:text-style-name="P7" draw:layer="Door" svg:width="0.335cm" svg:height="0.255cm" draw:transform="rotate (1.70518667919846) translate (36.2340683766313cm 26.6853329024973cm)" svg:viewBox="0 0 336 256" svg:d="M336 0c-288 0-336 256-336 256">
              <text:p/>
            </draw:path>
          </draw:g>
          <draw:g>
            <draw:line draw:style-name="gr34" draw:text-style-name="P7" draw:layer="Door" svg:x1="36.93cm" svg:y1="26.651cm" svg:x2="36.93cm" svg:y2="26.352cm">
              <text:p/>
            </draw:line>
            <draw:path draw:style-name="gr34" draw:text-style-name="P7" draw:layer="Door" svg:width="0.335cm" svg:height="0.255cm" draw:transform="rotate (1.70518667919846) translate (36.6760683766313cm 26.6853329024973cm)" svg:viewBox="0 0 336 256" svg:d="M336 0c-288 0-336 256-336 256">
              <text:p/>
            </draw:path>
          </draw:g>
          <draw:g>
            <draw:line draw:style-name="gr34" draw:text-style-name="P7" draw:layer="Door" svg:x1="36.735cm" svg:y1="25.275cm" svg:x2="37.161cm" svg:y2="25.275cm">
              <text:p/>
            </draw:line>
            <draw:path draw:style-name="gr34" draw:text-style-name="P7" draw:layer="Door" svg:width="0.479cm" svg:height="0.367cm" draw:transform="rotate (3.00737683411143) translate (37.161cm 25.704cm)" svg:viewBox="0 0 480 368" svg:d="M0 0c411 1 480 368 480 368">
              <text:p/>
            </draw:path>
          </draw:g>
          <draw:g>
            <draw:line draw:style-name="gr34" draw:text-style-name="P7" draw:layer="Door" svg:x1="31.387cm" svg:y1="25.266cm" svg:x2="30.961cm" svg:y2="25.266cm">
              <text:p/>
            </draw:line>
            <draw:path draw:style-name="gr34" draw:text-style-name="P7" draw:layer="Door" svg:width="0.479cm" svg:height="0.367cm" draw:transform="rotate (-3.00737683411143) translate (31.4365059468877cm 25.6308223027152cm)" svg:viewBox="0 0 480 368" svg:d="M480 0c-412 1-480 368-480 368">
              <text:p/>
            </draw:path>
          </draw:g>
          <draw:g>
            <draw:line draw:style-name="gr34" draw:text-style-name="P7" draw:layer="Door" svg:x1="30.858cm" svg:y1="26.23cm" svg:x2="30.858cm" svg:y2="25.804cm">
              <text:p/>
            </draw:line>
            <draw:path draw:style-name="gr34" draw:text-style-name="P7" draw:layer="Door" svg:width="0.479cm" svg:height="0.367cm" draw:transform="rotate (1.70501214627326) translate (30.4932380460424cm 26.2796421428719cm)" svg:viewBox="0 0 480 368" svg:d="M480 0c-412 1-480 368-480 368">
              <text:p/>
            </draw:path>
          </draw:g>
          <draw:g>
            <draw:line draw:style-name="gr34" draw:text-style-name="P7" draw:layer="Door" svg:x1="31.886cm" svg:y1="25.002cm" svg:x2="31.311cm" svg:y2="25.002cm">
              <text:p/>
            </draw:line>
            <draw:path draw:style-name="gr34" draw:text-style-name="P7" draw:layer="Door" svg:width="0.645cm" svg:height="0.435cm" draw:transform="skewX (0.0354301838154849) rotate (-0.116937059883621) translate (31.3113297428972cm 24.495005039522cm)" svg:viewBox="0 0 646 436" svg:d="M0 0c554 2 646 436 646 436">
              <text:p/>
            </draw:path>
          </draw:g>
          <draw:g>
            <draw:line draw:style-name="gr34" draw:text-style-name="P7" draw:layer="Door" svg:x1="36.085cm" svg:y1="25.002cm" svg:x2="36.66cm" svg:y2="25.002cm">
              <text:p/>
            </draw:line>
            <draw:path draw:style-name="gr34" draw:text-style-name="P7" draw:layer="Door" svg:width="0.645cm" svg:height="0.436cm" draw:transform="skewX (-0.0354301838154849) rotate (0.116762526958421) translate (36.0184433617286cm 24.5702184301971cm)" svg:viewBox="0 0 646 437" svg:d="M646 0c-554 2-646 437-646 437">
              <text:p/>
            </draw:path>
          </draw:g>
          <draw:g>
            <draw:line draw:style-name="gr34" draw:text-style-name="P7" draw:layer="Door" svg:x1="40.167cm" svg:y1="27.433cm" svg:x2="40.167cm" svg:y2="27.924cm">
              <text:p/>
            </draw:line>
            <draw:path draw:style-name="gr34" draw:text-style-name="P7" draw:layer="Door" svg:width="0.549cm" svg:height="0.368cm" draw:transform="skewX (0.0349065850398866) rotate (1.45420833276168) translate (39.738cm 27.924cm)" svg:viewBox="0 0 550 369" svg:d="M0 0c473 1 550 369 550 369">
              <text:p/>
            </draw:path>
          </draw:g>
          <draw:g>
            <draw:line draw:style-name="gr34" draw:text-style-name="P7" draw:layer="Door" svg:x1="23.547cm" svg:y1="29.187cm" svg:x2="23.547cm" svg:y2="28.683cm">
              <text:p/>
            </draw:line>
            <draw:path draw:style-name="gr34" draw:text-style-name="P7" draw:layer="Door" svg:width="0.565cm" svg:height="0.368cm" draw:transform="skewX (0.0441568300754565) rotate (-1.68459179402493) translate (23.9757682644203cm 28.6826094979388cm)" svg:viewBox="0 0 566 369" svg:d="M0 0c485 1 566 369 566 369">
              <text:p/>
            </draw:path>
          </draw:g>
          <draw:g>
            <draw:line draw:style-name="gr34" draw:text-style-name="P7" draw:layer="Door" svg:x1="23.911cm" svg:y1="30.318cm" svg:x2="23.407cm" svg:y2="30.318cm">
              <text:p/>
            </draw:line>
            <draw:path draw:style-name="gr34" draw:text-style-name="P7" draw:layer="Door" svg:width="0.565cm" svg:height="0.368cm" draw:transform="skewX (0.0441568300754565) rotate (-0.113795467230031) translate (23.4066094979388cm 29.8892317355797cm)" svg:viewBox="0 0 566 369" svg:d="M0 0c485 1 566 369 566 369">
              <text:p/>
            </draw:path>
          </draw:g>
          <draw:g>
            <draw:line draw:style-name="gr34" draw:text-style-name="P7" draw:layer="Door" svg:x1="24.06cm" svg:y1="27.784cm" svg:x2="24.504cm" svg:y2="27.784cm">
              <text:p/>
            </draw:line>
            <draw:path draw:style-name="gr34" draw:text-style-name="P7" draw:layer="Door" svg:width="0.498cm" svg:height="0.367cm" draw:transform="skewX (-0.00802851455917393) rotate (0.129852496348378) translate (24.0097771360139cm 27.4198158868682cm)" svg:viewBox="0 0 499 368" svg:d="M499 0c-429 0-499 368-499 368">
              <text:p/>
            </draw:path>
          </draw:g>
          <draw:g>
            <draw:line draw:style-name="gr34" draw:text-style-name="P7" draw:layer="Door" svg:x1="21.291cm" svg:y1="27.457cm" svg:x2="21.291cm" svg:y2="27.914cm">
              <text:p/>
            </draw:line>
            <draw:path draw:style-name="gr34" draw:text-style-name="P7" draw:layer="Door" svg:width="0.512cm" svg:height="0.367cm" draw:transform="skewX (-0.0158824961931484) rotate (-1.44460902187571) translate (21.6551802128071cm 27.4052309992353cm)" svg:viewBox="0 0 513 368" svg:d="M513 0c-441 0-513 368-513 368">
              <text:p/>
            </draw:path>
          </draw:g>
          <draw:g>
            <draw:line draw:style-name="gr34" draw:text-style-name="P7" draw:layer="Door" svg:x1="19.981cm" svg:y1="27.543cm" svg:x2="19.537cm" svg:y2="27.543cm">
              <text:p/>
            </draw:line>
            <draw:path draw:style-name="gr34" draw:text-style-name="P7" draw:layer="Door" svg:width="0.498cm" svg:height="0.367cm" draw:transform="skewX (0.00925024503556995) rotate (-0.128805298797183) translate (19.5366559862794cm 27.1142317355797cm)" svg:viewBox="0 0 499 368" svg:d="M0 0c428 1 499 368 499 368">
              <text:p/>
            </draw:path>
          </draw:g>
          <draw:g>
            <draw:line draw:style-name="gr34" draw:text-style-name="P7" draw:layer="Door" svg:x1="24.359cm" svg:y1="23.577cm" svg:x2="24.359cm" svg:y2="23.133cm">
              <text:p/>
            </draw:line>
            <draw:path draw:style-name="gr34" draw:text-style-name="P7" draw:layer="Door" svg:width="0.498cm" svg:height="0.367cm" draw:transform="skewX (-0.00802851455917393) rotate (1.70064882314327) translate (23.9948158868682cm 23.6272228639861cm)" svg:viewBox="0 0 499 368" svg:d="M499 0c-429 0-499 368-499 368">
              <text:p/>
            </draw:path>
          </draw:g>
          <draw:g>
            <draw:line draw:style-name="gr34" draw:text-style-name="P7" draw:layer="Door" svg:x1="20.065cm" svg:y1="25.149cm" svg:x2="20.44cm" svg:y2="24.717cm">
              <text:p/>
            </draw:line>
            <draw:line draw:style-name="gr34" draw:text-style-name="P7" draw:layer="Door" svg:x1="21.072cm" svg:y1="23.991cm" svg:x2="21.447cm" svg:y2="23.559cm">
              <text:p/>
            </draw:line>
          </draw:g>
          <draw:g>
            <draw:line draw:style-name="gr34" draw:text-style-name="P7" draw:layer="Door" svg:x1="14.383cm" svg:y1="28.236cm" svg:x2="14.383cm" svg:y2="28.68cm">
              <text:p/>
            </draw:line>
            <draw:path draw:style-name="gr34" draw:text-style-name="P7" draw:layer="Door" svg:width="0.498cm" svg:height="0.368cm" draw:transform="skewX (-0.00907571211037051) rotate (-1.44216556092291) translate (14.7478657737662cm 28.1857577783774cm)" svg:viewBox="0 0 499 369" svg:d="M499 0c-429 1-499 369-499 369">
              <text:p/>
            </draw:path>
          </draw:g>
          <draw:g>
            <draw:line draw:style-name="gr34" draw:text-style-name="P7" draw:layer="Door" svg:x1="14.755cm" svg:y1="29.085cm" svg:x2="14.311cm" svg:y2="29.085cm">
              <text:p/>
            </draw:line>
            <draw:path draw:style-name="gr34" draw:text-style-name="P7" draw:layer="Door" svg:width="0.498cm" svg:height="0.368cm" draw:transform="skewX (-0.00907571211037051) rotate (-3.01296188771781) translate (14.8052422216226cm 29.4498657737662cm)" svg:viewBox="0 0 499 369" svg:d="M499 0c-429 1-499 369-499 369">
              <text:p/>
            </draw:path>
          </draw:g>
          <draw:g>
            <draw:line draw:style-name="gr34" draw:text-style-name="P7" draw:layer="Door" svg:x1="13.584cm" svg:y1="14.498cm" svg:x2="13.101cm" svg:y2="14.498cm">
              <text:p/>
            </draw:line>
            <draw:path draw:style-name="gr34" draw:text-style-name="P7" draw:layer="Door" svg:width="0.541cm" svg:height="0.368cm" draw:transform="skewX (0.032637657012294) rotate (-0.118158790360017) translate (13.100625768858cm 14.0692317355797cm)" svg:viewBox="0 0 542 369" svg:d="M0 0c465 1 542 369 542 369">
              <text:p/>
            </draw:path>
          </draw:g>
          <draw:g>
            <draw:line draw:style-name="gr34" draw:text-style-name="P7" draw:layer="Door" svg:x1="13.227cm" svg:y1="11.677cm" svg:x2="13.227cm" svg:y2="11.292cm">
              <text:p/>
            </draw:line>
            <draw:path draw:style-name="gr34" draw:text-style-name="P7" draw:layer="Door" svg:width="0.434cm" svg:height="0.366cm" draw:transform="skewX (-0.0270526034059121) rotate (-1.72019651076561) translate (13.6560817506712cm 11.2917529750142cm)" svg:viewBox="0 0 435 367" svg:d="M0 0c372 1 435 367 435 367">
              <text:p/>
            </draw:path>
          </draw:g>
          <draw:g>
            <draw:line draw:style-name="gr34" draw:text-style-name="P7" draw:layer="Door" svg:x1="19.132cm" svg:y1="15.068cm" svg:x2="19.132cm" svg:y2="15.289cm">
              <text:p/>
            </draw:line>
            <draw:path draw:style-name="gr34" draw:text-style-name="P7" draw:layer="Door" svg:width="0.247cm" svg:height="0.167cm" draw:transform="skewX (-0.0361283155162826) rotate (-1.45281206936008) translate (19.2976463749524cm 15.0420957141607cm)" svg:viewBox="0 0 248 168" svg:d="M248 0c-212 0-248 168-248 168">
              <text:p/>
            </draw:path>
          </draw:g>
          <draw:g>
            <draw:line draw:style-name="gr34" draw:text-style-name="P7" draw:layer="Door" svg:x1="16.338cm" svg:y1="14.993cm" svg:x2="16.338cm" svg:y2="15.669cm">
              <text:p/>
            </draw:line>
            <draw:path draw:style-name="gr34" draw:text-style-name="P7" draw:layer="Door" svg:width="0.758cm" svg:height="0.458cm" draw:transform="skewX (0.0657989128001862) rotate (1.46537843997444) translate (15.8052879139021cm 15.6685237686377cm)" svg:viewBox="0 0 759 459" svg:d="M0 0c650 1 759 459 759 459">
              <text:p/>
            </draw:path>
          </draw:g>
          <draw:g>
            <draw:line draw:style-name="gr34" draw:text-style-name="P7" draw:layer="Door" svg:x1="17.586cm" svg:y1="13.496cm" svg:x2="17.448cm" svg:y2="13.741cm">
              <text:p/>
            </draw:line>
            <draw:path draw:style-name="gr34" draw:text-style-name="P7" draw:layer="Door" svg:width="0.099cm" svg:height="0.102cm" draw:transform="rotate (-2.62253173404668) translate (17.586cm 13.7814611260054cm)" svg:viewBox="0 0 100 103" svg:d="M0 0c81 34 100 103 100 103">
              <text:p/>
            </draw:path>
          </draw:g>
          <draw:g>
            <draw:line draw:style-name="gr34" draw:text-style-name="P7" draw:layer="Door" svg:x1="16.811cm" svg:y1="13.965cm" svg:x2="16.936cm" svg:y2="14.21cm">
              <text:p/>
            </draw:line>
            <draw:path draw:style-name="gr34" draw:text-style-name="P7" draw:layer="Door" svg:width="0.093cm" svg:height="0.099cm" draw:transform="skewX (-0.0972148393360842) rotate (2.57959663444762) translate (16.8908077500533cm 14.2997241103702cm)" svg:viewBox="0 0 94 100" svg:d="M94 0c-75 34-94 100-94 100">
              <text:p/>
            </draw:path>
          </draw:g>
          <draw:g>
            <draw:line draw:style-name="gr34" draw:text-style-name="P7" draw:layer="Door" svg:x1="16.811cm" svg:y1="14.535cm" svg:x2="16.936cm" svg:y2="14.29cm">
              <text:p/>
            </draw:line>
            <draw:path draw:style-name="gr34" draw:text-style-name="P7" draw:layer="Door" svg:width="0.091cm" svg:height="0.099cm" draw:transform="skewX (0.072954762733363) rotate (0.563741348394168) translate (16.811cm 14.2505335120643cm)" svg:viewBox="0 0 92 100" svg:d="M0 0c74 34 92 100 92 100">
              <text:p/>
            </draw:path>
          </draw:g>
          <draw:g>
            <draw:line draw:style-name="gr34" draw:text-style-name="P7" draw:layer="Door" svg:x1="16.811cm" svg:y1="14.602cm" svg:x2="16.936cm" svg:y2="14.847cm">
              <text:p/>
            </draw:line>
            <draw:path draw:style-name="gr34" draw:text-style-name="P7" draw:layer="Door" svg:width="0.093cm" svg:height="0.099cm" draw:transform="skewX (-0.0972148393360841) rotate (2.57959663444762) translate (16.8908077500532cm 14.9367241103702cm)" svg:viewBox="0 0 94 100" svg:d="M94 0c-75 34-94 100-94 100">
              <text:p/>
            </draw:path>
          </draw:g>
          <draw:g>
            <draw:line draw:style-name="gr34" draw:text-style-name="P7" draw:layer="Door" svg:x1="16.811cm" svg:y1="15.172cm" svg:x2="16.936cm" svg:y2="14.927cm">
              <text:p/>
            </draw:line>
            <draw:path draw:style-name="gr34" draw:text-style-name="P7" draw:layer="Door" svg:width="0.091cm" svg:height="0.099cm" draw:transform="skewX (0.072954762733363) rotate (0.563741348394168) translate (16.811cm 14.8875335120643cm)" svg:viewBox="0 0 92 100" svg:d="M0 0c74 34 92 100 92 100">
              <text:p/>
            </draw:path>
          </draw:g>
          <draw:g>
            <draw:line draw:style-name="gr34" draw:text-style-name="P7" draw:layer="Door" svg:x1="16.811cm" svg:y1="15.486cm" svg:x2="16.936cm" svg:y2="15.275cm">
              <text:p/>
            </draw:line>
            <draw:path draw:style-name="gr34" draw:text-style-name="P7" draw:layer="Door" svg:width="0.087cm" svg:height="0.089cm" draw:transform="skewX (-0.0555014702134197) rotate (0.500734962397173) translate (16.811cm 15.2403243967828cm)" svg:viewBox="0 0 88 90" svg:d="M0 0c72 30 88 90 88 90">
              <text:p/>
            </draw:path>
          </draw:g>
          <draw:g>
            <draw:g>
              <draw:line draw:style-name="gr34" draw:text-style-name="P7" draw:layer="Door" svg:x1="16.811cm" svg:y1="15.512cm" svg:x2="17.129cm" svg:y2="15.343cm">
                <text:p/>
              </draw:line>
              <draw:path draw:style-name="gr34" draw:text-style-name="P7" draw:layer="Door" svg:width="0.125cm" svg:height="0.131cm" draw:transform="skewX (-0.064926248174189) rotate (-2.11760798144472) translate (17.2465135191647cm 15.4043849838434cm)" svg:viewBox="0 0 126 132" svg:d="M126 0c-101 44-126 132-126 132">
                <text:p/>
              </draw:path>
            </draw:g>
            <draw:g>
              <draw:line draw:style-name="gr34" draw:text-style-name="P7" draw:layer="Door" svg:x1="17.56cm" svg:y1="15.512cm" svg:x2="17.242cm" svg:y2="15.343cm">
                <text:p/>
              </draw:line>
              <draw:path draw:style-name="gr34" draw:text-style-name="P7" draw:layer="Door" svg:width="0.125cm" svg:height="0.131cm" draw:transform="skewX (0.0649262481741891) rotate (2.11760798144472) translate (17.1899946380697cm 15.512cm)" svg:viewBox="0 0 126 132" svg:d="M0 0c101 44 126 132 126 132">
                <text:p/>
              </draw:path>
            </draw:g>
          </draw:g>
          <draw:g>
            <draw:g>
              <draw:line draw:style-name="gr34" draw:text-style-name="P7" draw:layer="Door" svg:x1="17.586cm" svg:y1="13.86cm" svg:x2="17.495cm" svg:y2="14.028cm">
                <text:p/>
              </draw:line>
              <draw:path draw:style-name="gr34" draw:text-style-name="P7" draw:layer="Door" svg:width="0.063cm" svg:height="0.069cm" draw:transform="rotate (-2.60490390860154) translate (17.586cm 14.0549490616622cm)" svg:viewBox="0 0 64 70" svg:d="M0 0c53 23 64 70 64 70">
                <text:p/>
              </draw:path>
            </draw:g>
            <draw:g>
              <draw:line draw:style-name="gr34" draw:text-style-name="P7" draw:layer="Door" svg:x1="17.586cm" svg:y1="14.251cm" svg:x2="17.495cm" svg:y2="14.083cm">
                <text:p/>
              </draw:line>
              <draw:path draw:style-name="gr34" draw:text-style-name="P7" draw:layer="Door" svg:width="0.063cm" svg:height="0.069cm" draw:transform="rotate (-0.542273798594638) translate (17.5313159129939cm 14.023102427544cm)" svg:viewBox="0 0 64 70" svg:d="M64 0c-53 24-64 70-64 70">
                <text:p/>
              </draw:path>
            </draw:g>
          </draw:g>
          <draw:g>
            <draw:g>
              <draw:line draw:style-name="gr34" draw:text-style-name="P7" draw:layer="Door" svg:x1="17.586cm" svg:y1="14.329cm" svg:x2="17.43cm" svg:y2="14.58cm">
                <text:p/>
              </draw:line>
              <draw:path draw:style-name="gr34" draw:text-style-name="P7" draw:layer="Door" svg:width="0.106cm" svg:height="0.107cm" draw:transform="skewX (-0.115715329407224) rotate (-2.66319790561815) translate (17.586cm 14.6206757060675cm)" svg:viewBox="0 0 107 108" svg:d="M0 0c88 36 107 108 107 108">
                <text:p/>
              </draw:path>
            </draw:g>
            <draw:g>
              <draw:line draw:style-name="gr34" draw:text-style-name="P7" draw:layer="Door" svg:x1="17.586cm" svg:y1="14.914cm" svg:x2="17.43cm" svg:y2="14.663cm">
                <text:p/>
              </draw:line>
              <draw:path draw:style-name="gr34" draw:text-style-name="P7" draw:layer="Door" svg:width="0.106cm" svg:height="0.107cm" draw:transform="skewX (0.11065387457644) rotate (-0.481361807700037) translate (17.4908980728283cm 14.5726484699438cm)" svg:viewBox="0 0 107 108" svg:d="M107 0c-88 36-107 108-107 108">
                <text:p/>
              </draw:path>
            </draw:g>
          </draw:g>
          <draw:g>
            <draw:line draw:style-name="gr34" draw:text-style-name="P7" draw:layer="Door" svg:x1="17.586cm" svg:y1="15.264cm" svg:x2="17.469cm" svg:y2="15.041cm">
              <text:p/>
            </draw:line>
            <draw:path draw:style-name="gr34" draw:text-style-name="P7" draw:layer="Door" svg:width="0.085cm" svg:height="0.091cm" draw:transform="skewX (-0.0525344104850294) rotate (-0.547684319275821) translate (17.5127693640488cm 14.9597343718503cm)" svg:viewBox="0 0 86 92" svg:d="M86 0c-70 31-86 92-86 92">
              <text:p/>
            </draw:path>
          </draw:g>
          <draw:g>
            <draw:line draw:style-name="gr34" draw:text-style-name="P7" draw:layer="Door" svg:x1="17.586cm" svg:y1="15.487cm" svg:x2="17.508cm" svg:y2="15.364cm">
              <text:p/>
            </draw:line>
            <draw:path draw:style-name="gr34" draw:text-style-name="P7" draw:layer="Door" svg:width="0.052cm" svg:height="0.052cm" draw:transform="skewX (0.141895268187139) rotate (-0.469668101711674) translate (17.5388567281515cm 15.3198446243637cm)" svg:viewBox="0 0 53 53" svg:d="M53 0c-44 18-53 53-53 53">
              <text:p/>
            </draw:path>
          </draw:g>
          <draw:g>
            <draw:line draw:style-name="gr34" draw:text-style-name="P7" draw:layer="Door" svg:x1="16.811cm" svg:y1="13.496cm" svg:x2="16.949cm" svg:y2="13.741cm">
              <text:p/>
            </draw:line>
            <draw:path draw:style-name="gr34" draw:text-style-name="P7" draw:layer="Door" svg:width="0.099cm" svg:height="0.102cm" draw:transform="rotate (2.62602239255067) translate (16.8982926993951cm 13.8309294400596cm)" svg:viewBox="0 0 100 103" svg:d="M100 0c-80 34-100 103-100 103">
              <text:p/>
            </draw:path>
          </draw:g>
          <draw:g>
            <draw:line draw:style-name="gr34" draw:text-style-name="P7" draw:layer="Door" svg:x1="18.032cm" svg:y1="15.667cm" svg:x2="18.34cm" svg:y2="15.863cm">
              <text:p/>
            </draw:line>
            <draw:path draw:style-name="gr34" draw:text-style-name="P7" draw:layer="Door" svg:width="0.136cm" svg:height="0.132cm" draw:transform="skewX (-0.110653874576441) rotate (-1.10252448848482) translate (18.3900697050938cm 15.667cm)" svg:viewBox="0 0 137 133" svg:d="M0 0c111 45 137 133 137 133">
              <text:p/>
            </draw:path>
          </draw:g>
          <draw:g>
            <draw:line draw:style-name="gr34" draw:text-style-name="P7" draw:layer="Door" svg:x1="19.521cm" svg:y1="15.068cm" svg:x2="19.521cm" svg:y2="15.289cm">
              <text:p/>
            </draw:line>
            <draw:path draw:style-name="gr34" draw:text-style-name="P7" draw:layer="Door" svg:width="0.247cm" svg:height="0.167cm" draw:transform="skewX (0.0361283155162827) rotate (1.45281206936008) translate (19.3261053343544cm 15.2888443089777cm)" svg:viewBox="0 0 248 168" svg:d="M0 0c213 0 248 168 248 168">
              <text:p/>
            </draw:path>
          </draw:g>
          <draw:g>
            <draw:line draw:style-name="gr34" draw:text-style-name="P7" draw:layer="Door" svg:x1="19.757cm" svg:y1="14.197cm" svg:x2="19.757cm" svg:y2="14.68cm">
              <text:p/>
            </draw:line>
            <draw:path draw:style-name="gr34" draw:text-style-name="P7" draw:layer="Door" svg:width="0.542cm" svg:height="0.368cm" draw:transform="skewX (0.0349065850398866) rotate (1.45228847058448) translate (19.3282317355797cm 14.6796597341006cm)" svg:viewBox="0 0 543 369" svg:d="M0 0c465 1 543 369 543 369">
              <text:p/>
            </draw:path>
          </draw:g>
          <draw:g>
            <draw:line draw:style-name="gr34" draw:text-style-name="P7" draw:layer="Door" svg:x1="21.317cm" svg:y1="14.197cm" svg:x2="21.317cm" svg:y2="14.68cm">
              <text:p/>
            </draw:line>
            <draw:path draw:style-name="gr34" draw:text-style-name="P7" draw:layer="Door" svg:width="0.542cm" svg:height="0.368cm" draw:transform="skewX (0.0349065850398866) rotate (1.45228847058448) translate (20.8882317355797cm 14.6796597341006cm)" svg:viewBox="0 0 543 369" svg:d="M0 0c465 1 543 369 543 369">
              <text:p/>
            </draw:path>
          </draw:g>
          <draw:g>
            <draw:line draw:style-name="gr34" draw:text-style-name="P7" draw:layer="Door" svg:x1="18.561cm" svg:y1="12.886cm" svg:x2="18.862cm" svg:y2="12.886cm">
              <text:p/>
            </draw:line>
            <draw:path draw:style-name="gr34" draw:text-style-name="P7" draw:layer="Door" svg:width="0.338cm" svg:height="0.266cm" draw:transform="skewX (-0.0101229096615671) rotate (3.00214084635545) translate (18.8617879502366cm 13.1978314650329cm)" svg:viewBox="0 0 339 267" svg:d="M0 0c291 0 339 267 339 267">
              <text:p/>
            </draw:path>
          </draw:g>
          <draw:g>
            <draw:line draw:style-name="gr34" draw:text-style-name="P7" draw:layer="Door" svg:x1="18.561cm" svg:y1="12.444cm" svg:x2="18.862cm" svg:y2="12.444cm">
              <text:p/>
            </draw:line>
            <draw:path draw:style-name="gr34" draw:text-style-name="P7" draw:layer="Door" svg:width="0.338cm" svg:height="0.266cm" draw:transform="skewX (-0.0101229096615671) rotate (3.00214084635545) translate (18.8617879502366cm 12.7558314650329cm)" svg:viewBox="0 0 339 267" svg:d="M0 0c291 0 339 267 339 267">
              <text:p/>
            </draw:path>
          </draw:g>
          <draw:g>
            <draw:line draw:style-name="gr34" draw:text-style-name="P7" draw:layer="Door" svg:x1="18.561cm" svg:y1="12.015cm" svg:x2="18.862cm" svg:y2="12.015cm">
              <text:p/>
            </draw:line>
            <draw:path draw:style-name="gr34" draw:text-style-name="P7" draw:layer="Door" svg:width="0.338cm" svg:height="0.266cm" draw:transform="skewX (-0.0101229096615671) rotate (3.00214084635545) translate (18.8617879502366cm 12.3268314650329cm)" svg:viewBox="0 0 339 267" svg:d="M0 0c291 0 339 267 339 267">
              <text:p/>
            </draw:path>
          </draw:g>
          <draw:g>
            <draw:line draw:style-name="gr34" draw:text-style-name="P7" draw:layer="Door" svg:x1="19.72cm" svg:y1="12.886cm" svg:x2="19.419cm" svg:y2="12.886cm">
              <text:p/>
            </draw:line>
            <draw:path draw:style-name="gr34" draw:text-style-name="P7" draw:layer="Door" svg:width="0.337cm" svg:height="0.266cm" draw:transform="skewX (0.0127409035395586) rotate (-3.00161724757985) translate (19.7540889027505cm 13.1506483838054cm)" svg:viewBox="0 0 338 267" svg:d="M338 0c-291 0-338 267-338 267">
              <text:p/>
            </draw:path>
          </draw:g>
          <draw:g>
            <draw:line draw:style-name="gr34" draw:text-style-name="P7" draw:layer="Door" svg:x1="19.72cm" svg:y1="12.444cm" svg:x2="19.419cm" svg:y2="12.444cm">
              <text:p/>
            </draw:line>
            <draw:path draw:style-name="gr34" draw:text-style-name="P7" draw:layer="Door" svg:width="0.337cm" svg:height="0.266cm" draw:transform="skewX (0.0127409035395586) rotate (-3.00161724757985) translate (19.7540889027505cm 12.7086483838054cm)" svg:viewBox="0 0 338 267" svg:d="M338 0c-291 0-338 267-338 267">
              <text:p/>
            </draw:path>
          </draw:g>
          <draw:g>
            <draw:line draw:style-name="gr34" draw:text-style-name="P7" draw:layer="Door" svg:x1="19.72cm" svg:y1="12.015cm" svg:x2="19.419cm" svg:y2="12.015cm">
              <text:p/>
            </draw:line>
            <draw:path draw:style-name="gr34" draw:text-style-name="P7" draw:layer="Door" svg:width="0.337cm" svg:height="0.266cm" draw:transform="skewX (0.0127409035395586) rotate (-3.00161724757985) translate (19.7540889027505cm 12.2796483838054cm)" svg:viewBox="0 0 338 267" svg:d="M338 0c-291 0-338 267-338 267">
              <text:p/>
            </draw:path>
          </draw:g>
          <draw:g>
            <draw:line draw:style-name="gr34" draw:text-style-name="P7" draw:layer="Door" svg:x1="20.732cm" svg:y1="12.886cm" svg:x2="21.033cm" svg:y2="12.886cm">
              <text:p/>
            </draw:line>
            <draw:path draw:style-name="gr34" draw:text-style-name="P7" draw:layer="Door" svg:width="0.338cm" svg:height="0.266cm" draw:transform="skewX (-0.0101229096615671) rotate (3.00214084635545) translate (21.0327879502366cm 13.1978314650329cm)" svg:viewBox="0 0 339 267" svg:d="M0 0c291 0 339 267 339 267">
              <text:p/>
            </draw:path>
          </draw:g>
          <draw:g>
            <draw:line draw:style-name="gr34" draw:text-style-name="P7" draw:layer="Door" svg:x1="20.732cm" svg:y1="12.444cm" svg:x2="21.033cm" svg:y2="12.444cm">
              <text:p/>
            </draw:line>
            <draw:path draw:style-name="gr34" draw:text-style-name="P7" draw:layer="Door" svg:width="0.338cm" svg:height="0.266cm" draw:transform="skewX (-0.0101229096615671) rotate (3.00214084635545) translate (21.0327879502366cm 12.7558314650329cm)" svg:viewBox="0 0 339 267" svg:d="M0 0c291 0 339 267 339 267">
              <text:p/>
            </draw:path>
          </draw:g>
          <draw:g>
            <draw:line draw:style-name="gr34" draw:text-style-name="P7" draw:layer="Door" svg:x1="20.732cm" svg:y1="12.015cm" svg:x2="21.033cm" svg:y2="12.015cm">
              <text:p/>
            </draw:line>
            <draw:path draw:style-name="gr34" draw:text-style-name="P7" draw:layer="Door" svg:width="0.338cm" svg:height="0.266cm" draw:transform="skewX (-0.0101229096615671) rotate (3.00214084635545) translate (21.0327879502366cm 12.3268314650329cm)" svg:viewBox="0 0 339 267" svg:d="M0 0c291 0 339 267 339 267">
              <text:p/>
            </draw:path>
          </draw:g>
          <draw:g>
            <draw:line draw:style-name="gr34" draw:text-style-name="P7" draw:layer="Door" svg:x1="21.917cm" svg:y1="12.886cm" svg:x2="21.616cm" svg:y2="12.886cm">
              <text:p/>
            </draw:line>
            <draw:path draw:style-name="gr34" draw:text-style-name="P7" draw:layer="Door" svg:width="0.337cm" svg:height="0.266cm" draw:transform="skewX (0.0127409035395586) rotate (-3.00161724757985) translate (21.9510889027505cm 13.1506483838054cm)" svg:viewBox="0 0 338 267" svg:d="M338 0c-291 0-338 267-338 267">
              <text:p/>
            </draw:path>
          </draw:g>
          <draw:g>
            <draw:line draw:style-name="gr34" draw:text-style-name="P7" draw:layer="Door" svg:x1="21.917cm" svg:y1="12.444cm" svg:x2="21.616cm" svg:y2="12.444cm">
              <text:p/>
            </draw:line>
            <draw:path draw:style-name="gr34" draw:text-style-name="P7" draw:layer="Door" svg:width="0.337cm" svg:height="0.266cm" draw:transform="skewX (0.0127409035395586) rotate (-3.00161724757985) translate (21.9510889027505cm 12.7086483838054cm)" svg:viewBox="0 0 338 267" svg:d="M338 0c-291 0-338 267-338 267">
              <text:p/>
            </draw:path>
          </draw:g>
          <draw:g>
            <draw:line draw:style-name="gr34" draw:text-style-name="P7" draw:layer="Door" svg:x1="21.917cm" svg:y1="12.015cm" svg:x2="21.616cm" svg:y2="12.015cm">
              <text:p/>
            </draw:line>
            <draw:path draw:style-name="gr34" draw:text-style-name="P7" draw:layer="Door" svg:width="0.337cm" svg:height="0.266cm" draw:transform="skewX (0.0127409035395586) rotate (-3.00161724757985) translate (21.9510889027505cm 12.2796483838054cm)" svg:viewBox="0 0 338 267" svg:d="M338 0c-291 0-338 267-338 267">
              <text:p/>
            </draw:path>
          </draw:g>
          <draw:g>
            <draw:line draw:style-name="gr34" draw:text-style-name="P7" draw:layer="Door" svg:x1="19.328cm" svg:y1="11.612cm" svg:x2="19.328cm" svg:y2="11.963cm">
              <text:p/>
            </draw:line>
            <draw:path draw:style-name="gr34" draw:text-style-name="P7" draw:layer="Door" svg:width="0.393cm" svg:height="0.267cm" draw:transform="skewX (0.0303687289847013) rotate (1.45089220718289) translate (19.0161685349671cm 11.9627527260234cm)" svg:viewBox="0 0 394 268" svg:d="M0 0c338 0 394 268 394 268">
              <text:p/>
            </draw:path>
          </draw:g>
          <draw:g>
            <draw:line draw:style-name="gr34" draw:text-style-name="P7" draw:layer="Door" svg:x1="21.956cm" svg:y1="14.784cm" svg:x2="21.473cm" svg:y2="14.784cm">
              <text:p/>
            </draw:line>
            <draw:path draw:style-name="gr34" draw:text-style-name="P7" draw:layer="Door" svg:width="0.543cm" svg:height="0.368cm" draw:transform="skewX (-0.0373500459926786) rotate (-3.02343386322978) translate (22.0135428778892cm 15.1486398561693cm)" svg:viewBox="0 0 544 369" svg:d="M544 0c-465 1-544 369-544 369">
              <text:p/>
            </draw:path>
          </draw:g>
          <draw:g>
            <draw:line draw:style-name="gr34" draw:text-style-name="P7" draw:layer="Door" svg:x1="22.413cm" svg:y1="15.667cm" svg:x2="22.721cm" svg:y2="15.863cm">
              <text:p/>
            </draw:line>
            <draw:path draw:style-name="gr34" draw:text-style-name="P7" draw:layer="Door" svg:width="0.136cm" svg:height="0.132cm" draw:transform="skewX (-0.110653874576441) rotate (-1.10252448848482) translate (22.7710697050938cm 15.667cm)" svg:viewBox="0 0 137 133" svg:d="M0 0c111 45 137 133 137 133">
              <text:p/>
            </draw:path>
          </draw:g>
          <draw:g>
            <draw:line draw:style-name="gr34" draw:text-style-name="P7" draw:layer="Door" svg:x1="23.162cm" svg:y1="14.993cm" svg:x2="23.162cm" svg:y2="15.669cm">
              <text:p/>
            </draw:line>
            <draw:path draw:style-name="gr34" draw:text-style-name="P7" draw:layer="Door" svg:width="0.758cm" svg:height="0.458cm" draw:transform="skewX (-0.066497044500984) rotate (-1.46555297289964) translate (23.6149986001359cm 14.9139016577085cm)" svg:viewBox="0 0 759 459" svg:d="M759 0c-651 1-759 459-759 459">
              <text:p/>
            </draw:path>
          </draw:g>
          <draw:g>
            <draw:line draw:style-name="gr34" draw:text-style-name="P7" draw:layer="Door" svg:x1="24.853cm" svg:y1="15.174cm" svg:x2="24.853cm" svg:y2="15.669cm">
              <text:p/>
            </draw:line>
            <draw:path draw:style-name="gr34" draw:text-style-name="P7" draw:layer="Door" svg:width="0.555cm" svg:height="0.357cm" draw:transform="skewX (-0.0492182849062401) rotate (-1.45787352419086) translate (25.2060856085342cm 15.1158578123423cm)" svg:viewBox="0 0 556 358" svg:d="M556 0c-476 1-556 358-556 358">
              <text:p/>
            </draw:path>
          </draw:g>
          <draw:g>
            <draw:line draw:style-name="gr34" draw:text-style-name="P7" draw:layer="Door" svg:x1="26.517cm" svg:y1="15.174cm" svg:x2="26.517cm" svg:y2="15.669cm">
              <text:p/>
            </draw:line>
            <draw:path draw:style-name="gr34" draw:text-style-name="P7" draw:layer="Door" svg:width="0.555cm" svg:height="0.357cm" draw:transform="skewX (-0.0492182849062401) rotate (-1.45787352419086) translate (26.8700856085342cm 15.1158578123423cm)" svg:viewBox="0 0 556 358" svg:d="M556 0c-476 1-556 358-556 358">
              <text:p/>
            </draw:path>
          </draw:g>
          <draw:g>
            <draw:line draw:style-name="gr34" draw:text-style-name="P7" draw:layer="Door" svg:x1="26.917cm" svg:y1="11.913cm" svg:x2="27.377cm" svg:y2="11.729cm">
              <text:p/>
            </draw:line>
            <draw:path draw:style-name="gr34" draw:text-style-name="P7" draw:layer="Door" svg:width="0.555cm" svg:height="0.356cm" draw:transform="skewX (0.0485201532054423) rotate (-2.87385914633386) translate (27.5311545757277cm 12.1147858770176cm)" svg:viewBox="0 0 556 357" svg:d="M0 0c477 0 556 357 556 357">
              <text:p/>
            </draw:path>
          </draw:g>
          <draw:g>
            <draw:line draw:style-name="gr34" draw:text-style-name="P7" draw:layer="Door" svg:x1="29.117cm" svg:y1="9.597cm" svg:x2="28.661cm" svg:y2="9.597cm">
              <text:p/>
            </draw:line>
            <draw:path draw:style-name="gr34" draw:text-style-name="P7" draw:layer="Door" svg:width="0.51cm" svg:height="0.367cm" draw:transform="skewX (0.0139626340159546) rotate (-0.125663706143592) translate (28.6607074197571cm 9.16791824932878cm)" svg:viewBox="0 0 511 368" svg:d="M0 0c440 1 511 368 511 368">
              <text:p/>
            </draw:path>
          </draw:g>
          <draw:g>
            <draw:line draw:style-name="gr34" draw:text-style-name="P7" draw:layer="Door" svg:x1="39.256cm" svg:y1="9.55cm" svg:x2="39.256cm" svg:y2="10.006cm">
              <text:p/>
            </draw:line>
            <draw:path draw:style-name="gr34" draw:text-style-name="P7" draw:layer="Door" svg:width="0.509cm" svg:height="0.367cm" draw:transform="skewX (0.0109955742875643) rotate (1.44478355480091) translate (38.8266390533552cm 10.0062974536268cm)" svg:viewBox="0 0 510 368" svg:d="M0 0c440 1 510 368 510 368">
              <text:p/>
            </draw:path>
          </draw:g>
          <draw:g>
            <draw:line draw:style-name="gr34" draw:text-style-name="P7" draw:layer="Door" svg:x1="37.332cm" svg:y1="10.529cm" svg:x2="36.923cm" svg:y2="10.326cm">
              <text:p/>
            </draw:line>
            <draw:path draw:style-name="gr34" draw:text-style-name="P7" draw:layer="Door" svg:width="0.51cm" svg:height="0.367cm" draw:transform="skewX (-0.0130899693899575) rotate (2.80736210183288) translate (37.2156401785864cm 10.8782191388692cm)" svg:viewBox="0 0 511 368" svg:d="M511 0c-440 1-511 368-511 368">
              <text:p/>
            </draw:path>
          </draw:g>
          <draw:g>
            <draw:line draw:style-name="gr34" draw:text-style-name="P7" draw:layer="Door" svg:x1="35.856cm" svg:y1="13.461cm" svg:x2="35.447cm" svg:y2="13.258cm">
              <text:p/>
            </draw:line>
            <draw:path draw:style-name="gr34" draw:text-style-name="P7" draw:layer="Door" svg:width="0.509cm" svg:height="0.367cm" draw:transform="skewX (0.0109955742875643) rotate (-0.586256095744896) translate (35.6376700349106cm 12.8735425047601cm)" svg:viewBox="0 0 510 368" svg:d="M0 0c440 1 510 368 510 368">
              <text:p/>
            </draw:path>
          </draw:g>
          <draw:g>
            <draw:line draw:style-name="gr34" draw:text-style-name="P7" draw:layer="Door" svg:x1="42.167cm" svg:y1="9.519cm" svg:x2="41.711cm" svg:y2="9.519cm">
              <text:p/>
            </draw:line>
            <draw:path draw:style-name="gr34" draw:text-style-name="P7" draw:layer="Door" svg:width="0.509cm" svg:height="0.367cm" draw:transform="skewX (0.0109955742875643) rotate (-0.126012771993991) translate (41.7109817423469cm 9.08964392673902cm)" svg:viewBox="0 0 510 368" svg:d="M0 0c440 1 510 368 510 368">
              <text:p/>
            </draw:path>
          </draw:g>
          <draw:g>
            <draw:line draw:style-name="gr34" draw:text-style-name="P7" draw:layer="Door" svg:x1="29.91cm" svg:y1="9.597cm" svg:x2="30.366cm" svg:y2="9.597cm">
              <text:p/>
            </draw:line>
            <draw:path draw:style-name="gr34" draw:text-style-name="P7" draw:layer="Door" svg:width="0.509cm" svg:height="0.368cm" draw:transform="skewX (-0.011693705988362) rotate (0.125489173218392) translate (29.8598883225045cm 9.23180219168021cm)" svg:viewBox="0 0 510 369" svg:d="M510 0c-439 1-510 369-510 369">
              <text:p/>
            </draw:path>
          </draw:g>
          <draw:g>
            <draw:line draw:style-name="gr34" draw:text-style-name="P7" draw:layer="Door" svg:x1="38.562cm" svg:y1="23.841cm" svg:x2="38.562cm" svg:y2="23.35cm">
              <text:p/>
            </draw:line>
            <draw:path draw:style-name="gr34" draw:text-style-name="P7" draw:layer="Door" svg:width="0.549cm" svg:height="0.368cm" draw:transform="skewX (0.0345575191894877) rotate (-1.68755885375332) translate (38.991cm 23.35cm)" svg:viewBox="0 0 550 369" svg:d="M0 0c473 1 550 369 550 369">
              <text:p/>
            </draw:path>
          </draw:g>
          <draw:g>
            <draw:line draw:style-name="gr34" draw:text-style-name="P7" draw:layer="Door" svg:x1="13.241cm" svg:y1="15.184cm" svg:x2="13.241cm" svg:y2="15.667cm">
              <text:p/>
            </draw:line>
            <draw:path draw:style-name="gr34" draw:text-style-name="P7" draw:layer="Door" svg:width="0.541cm" svg:height="0.367cm" draw:transform="skewX (-0.0310668606854991) rotate (-1.45159033888368) translate (13.6053366615679cm 15.1294304416775cm)" svg:viewBox="0 0 542 368" svg:d="M542 0c-465 1-542 368-542 368">
              <text:p/>
            </draw:path>
          </draw:g>
          <draw:g>
            <draw:line draw:style-name="gr34" draw:text-style-name="P7" draw:layer="Door" svg:x1="17.051cm" svg:y1="19.519cm" svg:x2="17.495cm" svg:y2="19.519cm">
              <text:p/>
            </draw:line>
            <draw:path draw:style-name="gr34" draw:text-style-name="P7" draw:layer="Door" svg:width="0.498cm" svg:height="0.367cm" draw:transform="skewX (-0.00925024503556995) rotate (0.128456232946783) translate (17.0007450689385cm 19.1541177767756cm)" svg:viewBox="0 0 499 368" svg:d="M499 0c-429 1-499 368-499 368">
              <text:p/>
            </draw:path>
          </draw:g>
          <draw:g>
            <draw:line draw:style-name="gr34" draw:text-style-name="P7" draw:layer="Door" svg:x1="17.051cm" svg:y1="16.443cm" svg:x2="17.495cm" svg:y2="16.443cm">
              <text:p/>
            </draw:line>
            <draw:path draw:style-name="gr34" draw:text-style-name="P7" draw:layer="Door" svg:width="0.498cm" svg:height="0.367cm" draw:transform="skewX (0.00925024503556991) rotate (3.01313642064301) translate (17.4955078857048cm 16.8717894895107cm)" svg:viewBox="0 0 499 368" svg:d="M0 0c429 1 499 368 499 368">
              <text:p/>
            </draw:path>
          </draw:g>
          <draw:g>
            <draw:line draw:style-name="gr34" draw:text-style-name="P7" draw:layer="Door" svg:x1="13.536cm" svg:y1="19.519cm" svg:x2="13.092cm" svg:y2="19.519cm">
              <text:p/>
            </draw:line>
            <draw:path draw:style-name="gr34" draw:text-style-name="P7" draw:layer="Door" svg:width="0.498cm" svg:height="0.367cm" draw:transform="skewX (0.00925024503556996) rotate (-0.128456232946784) translate (13.0914921142952cm 19.0902105104894cm)" svg:viewBox="0 0 499 368" svg:d="M0 0c429 1 499 368 499 368">
              <text:p/>
            </draw:path>
          </draw:g>
          <draw:g>
            <draw:line draw:style-name="gr34" draw:text-style-name="P7" draw:layer="Door" svg:x1="13.536cm" svg:y1="16.443cm" svg:x2="13.092cm" svg:y2="16.443cm">
              <text:p/>
            </draw:line>
            <draw:path draw:style-name="gr34" draw:text-style-name="P7" draw:layer="Door" svg:width="0.498cm" svg:height="0.367cm" draw:transform="skewX (-0.00925024503556995) rotate (-3.01313642064301) translate (13.5862549310615cm 16.8078822232244cm)" svg:viewBox="0 0 499 368" svg:d="M499 0c-429 1-499 368-499 368">
              <text:p/>
            </draw:path>
          </draw:g>
          <draw:line draw:style-name="gr8" draw:text-style-name="P7" draw:layer="Walls" svg:x1="45.21cm" svg:y1="31.552cm" svg:x2="9.511cm" svg:y2="31.548cm">
            <text:p/>
          </draw:line>
          <draw:polygon draw:style-name="gr35" draw:text-style-name="P7" draw:layer="AC_Zones" svg:width="1.725cm" svg:height="5.155cm" svg:x="9.53cm" svg:y="6.095cm" svg:viewBox="0 0 1726 5156" draw:points="0,5156 0,0 1726,1711 1726,5156">
            <text:p/>
          </draw:polygon>
          <draw:polygon draw:style-name="gr35" draw:text-style-name="P7" draw:layer="AC_Zones" svg:width="4.97cm" svg:height="2.97cm" svg:x="24.731cm" svg:y="7.805cm" svg:viewBox="0 0 4971 2971" draw:points="4971,0 0,0 0,2971 3922,2971 3919,695 4849,196 4910,169 4971,145">
            <text:p/>
          </draw:polygon>
          <draw:polygon draw:style-name="gr35" draw:text-style-name="P7" draw:layer="AC_Zones" svg:width="10.169cm" svg:height="1.714cm" svg:x="9.53cm" svg:y="6.091cm" svg:viewBox="0 0 10170 1715" draw:points="0,0 10170,0 10170,1715 1721,1715">
            <text:p/>
          </draw:polygon>
          <draw:custom-shape draw:style-name="gr36" draw:text-style-name="P7" draw:layer="AC_Zones" svg:width="9.25cm" svg:height="1.715cm" svg:x="19.7cm" svg:y="6.091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2.198cm" svg:height="1.699cm" svg:x="9.501cm" svg:y="29.85cm" svg:viewBox="0 0 12199 1700" draw:points="12199,1700 0,1700 1799,0 4799,0 4799,300 5699,300 5699,0 12199,0">
            <text:p/>
          </draw:polygon>
          <draw:polygon draw:style-name="gr35" draw:text-style-name="P7" draw:layer="AC_Zones" svg:width="11.754cm" svg:height="1.699cm" svg:x="21.695cm" svg:y="29.85cm" svg:viewBox="0 0 11755 1700" draw:points="11755,0 11755,1700 0,1700 5,0 1721,0 1720,600 4436,600 4436,0">
            <text:p/>
          </draw:polygon>
          <draw:polygon draw:style-name="gr35" draw:text-style-name="P7" draw:layer="AC_Zones" svg:width="10.091cm" svg:height="1.727cm" svg:x="28.95cm" svg:y="6.091cm" svg:viewBox="0 0 10092 1728" draw:points="0,0 8374,9 10092,1728 0,1715">
            <text:p/>
          </draw:polygon>
          <draw:polygon draw:style-name="gr35" draw:text-style-name="P7" draw:layer="AC_Zones" svg:width="10.754cm" svg:height="3.069cm" svg:x="37.324cm" svg:y="4.749cm" svg:viewBox="0 0 10755 3070" draw:points="1717,3070 0,1351 0,0 10755,2 8840,1711 1717,1717">
            <text:p/>
          </draw:polygon>
          <draw:polygon draw:style-name="gr35" draw:text-style-name="P7" draw:layer="AC_Zones" svg:width="2.578cm" svg:height="8.148cm" svg:x="45.5cm" svg:y="4.751cm" svg:viewBox="0 0 2579 8149" draw:points="664,1716 0,7949 1710,8149 2579,0">
            <text:p/>
          </draw:polygon>
          <draw:polygon draw:style-name="gr35" draw:text-style-name="P7" draw:layer="AC_Zones" svg:width="6.109cm" svg:height="4.849cm" svg:x="41.1cm" svg:y="12.7cm" svg:viewBox="0 0 6110 4850" draw:points="5750,1550 6110,200 4400,0 4100,950 3950,1250 3500,1750 3100,2050 750,3550 200,4100 0,4450 1800,4850 4922,2750">
            <text:p/>
          </draw:polygon>
          <draw:polygon draw:style-name="gr35" draw:text-style-name="P7" draw:layer="AC_Zones" svg:width="1.799cm" svg:height="6.599cm" svg:x="41.1cm" svg:y="17.15cm" svg:viewBox="0 0 1800 6600" draw:points="1150,1350 1150,5100 1650,5200 0,6600 0,0 1800,400 1400,650 1200,1000">
            <text:p/>
          </draw:polygon>
          <draw:custom-shape draw:style-name="gr37" draw:text-style-name="P7" draw:layer="AC_Zones" svg:width="5.14cm" svg:height="4.768cm" svg:x="24.493cm" svg:y="23.15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1.749cm" svg:height="1.699cm" svg:x="33.45cm" svg:y="29.85cm" svg:viewBox="0 0 11750 1700" draw:points="11750,1700 0,1700 0,0 10200,0">
            <text:p/>
          </draw:polygon>
          <draw:custom-shape draw:style-name="gr38" draw:text-style-name="P7" draw:layer="AC_Zones" svg:width="9.017cm" svg:height="1.544cm" svg:x="29.633cm" svg:y="21.8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7" draw:layer="AC_Zones" svg:width="5.931cm" svg:height="3.483cm" svg:x="18.8cm" svg:y="7.80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7" draw:layer="AC_Zones" svg:width="1.838cm" svg:height="4.375cm" svg:x="11.251cm" svg:y="11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7" draw:layer="AC_Zones" svg:width="1.185cm" svg:height="0.882cm" svg:x="23.415cm" svg:y="28.69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7" draw:layer="AC_Zones" svg:width="1.185cm" svg:height="0.875cm" svg:x="23.415cm" svg:y="29.57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7" draw:layer="AC_Zones" svg:width="1.535cm" svg:height="1.757cm" svg:x="24.596cm" svg:y="28.69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AC_Zones" svg:width="7.549cm" svg:height="3.482cm" svg:x="11.251cm" svg:y="7.80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7" draw:layer="AC_Zones" svg:width="1.721cm" svg:height="4.149cm" svg:x="9.53cm" svg:y="11.251cm">
            <text:p/>
            <draw:enhanced-geometry svg:viewBox="0 0 21600 21600" draw:type="rectangle" draw:enhanced-path="M 0 0 L 21600 0 21600 21600 0 21600 0 0 Z N"/>
          </draw:custom-shape>
          <draw:polygon draw:style-name="gr46" draw:text-style-name="P7" draw:layer="AC_Zones" svg:width="1.798cm" svg:height="7.349cm" svg:x="9.501cm" svg:y="24.2cm" svg:viewBox="0 0 1799 7350" draw:points="0,7350 1799,5650 1799,0 0,0">
            <text:p/>
          </draw:polygon>
          <draw:polygon draw:style-name="gr46" draw:text-style-name="P7" draw:layer="AC_Zones" svg:width="1.798cm" svg:height="8.799cm" svg:x="9.501cm" svg:y="15.4cm" svg:viewBox="0 0 1799 8800" draw:points="0,8800 1799,8800 1748,0 30,0">
            <text:p/>
          </draw:polygon>
          <draw:polygon draw:style-name="gr47" draw:text-style-name="P7" draw:layer="AC_Zones" svg:width="9.163cm" svg:height="8.199cm" svg:x="11.285cm" svg:y="21.65cm" svg:viewBox="0 0 9164 8200" draw:points="6215,0 0,0 15,8200 3015,8200 3015,7050 3915,7050 3915,8200 8240,8200 8240,3928 9164,2875">
            <text:p/>
          </draw:polygon>
          <draw:polygon draw:style-name="gr47" draw:text-style-name="P7" draw:layer="AC_Zones" svg:width="6.248cm" svg:height="5.986cm" svg:x="11.251cm" svg:y="15.663cm" svg:viewBox="0 0 6249 5987" draw:points="6249,3987 6249,5987 34,5987 0,0 6248,17 6248,635 1849,637 1849,3987">
            <text:p/>
          </draw:polygon>
          <draw:polygon draw:style-name="gr47" draw:text-style-name="P7" draw:layer="AC_Zones" svg:width="1.899cm" svg:height="1.799cm" svg:x="18.7cm" svg:y="17.65cm" svg:viewBox="0 0 1900 1800" draw:points="0,0 1717,0 1717,1251 1900,1800 0,1800">
            <text:p/>
          </draw:polygon>
          <draw:polygon draw:style-name="gr47" draw:text-style-name="P7" draw:layer="AC_Zones" svg:width="6.249cm" svg:height="8.86cm" svg:x="17.5cm" svg:y="15.664cm" svg:viewBox="0 0 6250 8861" draw:points="3100,3786 1200,3786 1200,0 0,8 0,5986 2949,8861 4207,7473 6250,7486 6250,5843 3600,4318">
            <text:p/>
          </draw:polygon>
          <draw:polygon draw:style-name="gr47" draw:text-style-name="P7" draw:layer="AC_Zones" svg:width="10.874cm" svg:height="1.93cm" svg:x="19.525cm" svg:y="27.919cm" svg:viewBox="0 0 10875 1931" draw:points="0,1 0,1931 3890,1931 3890,774 6606,774 6607,1931 10875,1931 10875,0">
            <text:p/>
          </draw:polygon>
          <draw:polygon draw:style-name="gr47" draw:text-style-name="P7" draw:layer="AC_Zones" svg:width="13.476cm" svg:height="2.149cm" svg:x="30.4cm" svg:y="27.7cm" svg:viewBox="0 0 13477 2150" draw:points="0,219 0,2150 13250,2150 13477,0 10040,0 10040,218">
            <text:p/>
          </draw:polygon>
          <draw:polygon draw:style-name="gr47" draw:text-style-name="P7" draw:layer="AC_Zones" svg:width="3.809cm" svg:height="4.355cm" svg:x="40.44cm" svg:y="23.344cm" svg:viewBox="0 0 3810 4356" draw:points="0,4356 0,0 660,1 660,406 3810,956 3410,4356">
            <text:p/>
          </draw:polygon>
          <draw:polygon draw:style-name="gr47" draw:text-style-name="P7" draw:layer="AC_Zones" svg:width="5.882cm" svg:height="1.642cm" svg:x="23.75cm" svg:y="21.507cm" svg:viewBox="0 0 5883 1643" draw:points="0,0 0,1643 5883,1643 5883,143 450,143 200,93">
            <text:p/>
          </draw:polygon>
          <draw:polygon draw:style-name="gr47" draw:text-style-name="P7" draw:layer="AC_Zones" svg:width="1.949cm" svg:height="4.049cm" svg:x="43.65cm" svg:y="27.5cm" svg:viewBox="0 0 1950 4050" draw:points="250,0 0,2350 1550,4050 1950,0">
            <text:p/>
          </draw:polygon>
          <draw:polygon draw:style-name="gr47" draw:text-style-name="P7" draw:layer="AC_Zones" svg:width="2.122cm" svg:height="3.649cm" svg:x="43.9cm" svg:y="23.85cm" svg:viewBox="0 0 2123 3650" draw:points="350,450 0,3650 1700,3650 2123,0">
            <text:p/>
          </draw:polygon>
          <draw:polygon draw:style-name="gr47" draw:text-style-name="P7" draw:layer="AC_Zones" svg:width="4.921cm" svg:height="1.949cm" svg:x="41.1cm" svg:y="22.35cm" svg:viewBox="0 0 4922 1950" draw:points="0,1400 3150,1950 4922,1495 4850,1001 4600,650 4150,400 1650,0">
            <text:p/>
          </draw:polygon>
          <draw:polygon draw:style-name="gr47" draw:text-style-name="P7" draw:layer="AC_Zones" svg:width="7.121cm" svg:height="9.783cm" svg:x="39.042cm" svg:y="6.466cm" svg:viewBox="0 0 7122 9784" draw:points="7122,1 0,0 1,3534 259,3534 259,7584 2808,7584 2808,9784 5158,8284 5558,7984 6008,7484 6158,7184 6458,6234">
            <text:p/>
          </draw:polygon>
          <draw:polygon draw:style-name="gr47" draw:text-style-name="P7" draw:layer="AC_Zones" svg:width="3.198cm" svg:height="9.694cm" svg:x="38.651cm" svg:y="13.65cm" svg:viewBox="0 0 3199 9695" draw:points="2449,3500 2449,9695 0,9694 0,4000 399,4000 399,0 650,0 650,400 1449,400 1449,1950 3199,1950 3199,2600 3099,2700 2649,3150">
            <text:p/>
          </draw:polygon>
          <draw:custom-shape draw:style-name="gr48" draw:text-style-name="P7" draw:layer="AC_Zones" svg:width="1.75cm" svg:height="1.55cm" svg:x="40.1cm" svg:y="14.05cm">
            <text:p/>
            <draw:enhanced-geometry svg:viewBox="0 0 21600 21600" draw:type="rectangle" draw:enhanced-path="M 0 0 L 21600 0 21600 21600 0 21600 0 0 Z N"/>
          </draw:custom-shape>
          <draw:polygon draw:style-name="gr47" draw:text-style-name="P7" draw:layer="AC_Zones" svg:width="9.049cm" svg:height="3.999cm" svg:x="30cm" svg:y="13.65cm" svg:viewBox="0 0 9050 4000" draw:points="0,2000 0,4000 9050,4000 9050,1 4450,0 4459,2002">
            <text:p/>
          </draw:polygon>
          <draw:custom-shape draw:style-name="gr49" draw:text-style-name="P7" draw:layer="AC_Zones" svg:width="11.3cm" svg:height="2cm" svg:x="18.7cm" svg:y="15.65cm">
            <text:p/>
            <draw:enhanced-geometry svg:viewBox="0 0 21600 21600" draw:type="rectangle" draw:enhanced-path="M 0 0 L 21600 0 21600 21600 0 21600 0 0 Z N"/>
          </draw:custom-shape>
          <draw:polygon draw:style-name="gr47" draw:text-style-name="P7" draw:layer="AC_Zones" svg:width="9.349cm" svg:height="5.844cm" svg:x="29.7cm" svg:y="7.805cm" svg:viewBox="0 0 9350 5845" draw:points="0,0 3,145 200,195 655,702 661,5845 5550,5845 7273,2446 8910,2445 8911,2195 9343,2195 9350,14">
            <text:p/>
          </draw:polygon>
          <draw:polygon draw:style-name="gr47" draw:text-style-name="P7" draw:layer="AC_Zones" svg:width="6.311cm" svg:height="2.001cm" svg:x="28.151cm" svg:y="13.65cm" svg:viewBox="0 0 6312 2002" draw:points="0,1 6299,0 6312,2002 127,2002 511,1318">
            <text:p/>
          </draw:polygon>
          <draw:polygon draw:style-name="gr35" draw:text-style-name="P7" draw:layer="AC_Zones" svg:width="5.629cm" svg:height="2.878cm" svg:x="24.731cm" svg:y="10.772cm" svg:viewBox="0 0 5630 2879" draw:points="3420,2879 5630,2878 5630,506 3922,503 3922,4 0,0 0,2544 1304,2544 1288,479 2428,473">
            <text:p/>
          </draw:polygon>
          <draw:custom-shape draw:style-name="gr50" draw:text-style-name="P8" draw:layer="Unit" svg:width="1.434cm" svg:height="0.23cm" svg:x="14.018cm" svg:y="9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11.894cm" svg:y="9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16.514cm" svg:y="8.9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16.514cm" svg:y="9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19.032cm" svg:y="9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Unit" svg:width="1.227cm" svg:height="0.23cm" svg:x="11.914cm" svg:y="7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Unit" svg:width="1.227cm" svg:height="0.23cm" svg:x="14.77cm" svg:y="7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0" draw:layer="Unit" svg:width="1.227cm" svg:height="0.23cm" svg:x="17.612cm" svg:y="7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1.26cm 8.8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1.26cm 10.2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13.705cm" svg:y="13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draw:transform="rotate (1.5707963267949) translate (12.598cm 14.0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6.259cm 17.5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3.952cm 17.5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6.259cm 19.2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5707963267949) translate (13.951cm 19.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18.725cm" svg:y="1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20.455cm" svg:y="1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draw:transform="rotate (1.5707963267949) translate (18.29cm 19.0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28.991cm" svg:y="10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31.854cm" svg:y="12.0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31.854cm" svg:y="10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31.854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26.861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" svg:width="1.434cm" svg:height="0.23cm" svg:x="31.149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" svg:width="1.434cm" svg:height="0.23cm" svg:x="36.155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34.73cm" svg:y="10.8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34.73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draw:transform="rotate (1.5707963267949) translate (38.057cm 11.5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28.991cm" svg:y="12.1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" draw:layer="Unit" svg:width="1.434cm" svg:height="0.23cm" svg:x="31.854cm" svg:y="13.4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1.128cm" svg:y="15.9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4.005cm" svg:y="16.0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6.828cm" svg:y="16.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8" draw:layer="Unit" svg:width="1.218cm" svg:height="0.23cm" svg:x="42.167cm" svg:y="6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8" draw:layer="Unit" svg:width="1.218cm" svg:height="0.23cm" svg:x="39.507cm" svg:y="6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Unit" svg:width="0.952cm" svg:height="0.23cm" draw:transform="rotate (1.49138384582915) translate (45.701cm 8.5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Unit" svg:width="0.952cm" svg:height="0.23cm" draw:transform="rotate (1.49138384582915) translate (45.484cm 10.2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8" draw:layer="Unit" svg:width="0.862cm" svg:height="0.23cm" svg:x="40.407cm" svg:y="14.7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6.21cm" svg:y="14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4" draw:layer="Unit" svg:width="0.862cm" svg:height="0.23cm" svg:x="31.004cm" svg:y="14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14" draw:layer="Unit" svg:width="0.862cm" svg:height="0.23cm" svg:x="32.591cm" svg:y="14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26.737cm" svg:y="16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28.554cm" svg:y="16.3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svg:x="27.02cm" svg:y="14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9" draw:layer="Unit" svg:width="0.862cm" svg:height="0.23cm" svg:x="25.134cm" svg:y="14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2.37cm" svg:y="16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4.568cm" svg:y="16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66" draw:text-style-name="P10" draw:layer="Unit" svg:width="0.76cm" svg:height="0.23cm" svg:x="38.993cm" svg:y="17.6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0" draw:layer="Unit" svg:width="0.76cm" svg:height="0.23cm" svg:x="38.993cm" svg:y="19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6" draw:text-style-name="P10" draw:layer="Unit" svg:width="0.76cm" svg:height="0.23cm" svg:x="38.993cm" svg:y="22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0" draw:text-style-name="P8" draw:layer="Unit" svg:width="1.434cm" svg:height="0.23cm" svg:x="41.483cm" svg:y="24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7" draw:text-style-name="P8" draw:layer="Unit" svg:width="1.372cm" svg:height="0.23cm" svg:x="41.877cm" svg:y="27.0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12" draw:layer="Unit" svg:width="1.372cm" svg:height="0.23cm" svg:x="41.877cm" svg:y="28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9" draw:layer="Unit" svg:width="1.372cm" svg:height="0.23cm" svg:x="41.749cm" svg:y="29.3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39.001cm" svg:y="2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36.783cm" svg:y="2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33.866cm" svg:y="29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33.866cm" svg:y="28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31.152cm" svg:y="28.7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1" draw:layer="Unit" svg:width="1.174cm" svg:height="0.23cm" svg:x="27.604cm" svg:y="29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11" draw:layer="Unit" svg:width="1.174cm" svg:height="0.23cm" svg:x="25.189cm" svg:y="29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27.59cm" svg:y="28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25.928cm" svg:y="28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7.0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6.1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5.2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4.4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10" draw:layer="Unit" svg:width="1.392cm" svg:height="0.23cm" svg:x="25.827cm" svg:y="23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9" draw:layer="Unit" svg:width="1.166cm" svg:height="0.23cm" svg:x="22.592cm" svg:y="24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0" draw:layer="Unit" svg:width="1.174cm" svg:height="0.23cm" draw:transform="rotate (1.5707963267949) translate (23.456cm 30.2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10" draw:layer="Unit" svg:width="1.174cm" svg:height="0.23cm" svg:x="19.745cm" svg:y="29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38.982cm" svg:y="24.1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svg:x="38.982cm" svg:y="25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11" draw:layer="Unit" svg:width="0.862cm" svg:height="0.23cm" draw:transform="rotate (1.47166162528162) translate (43.721cm 25.4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draw:transform="rotate (1.47166162528162) translate (43.369cm 29.7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1.918cm" svg:y="28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svg:x="11.911cm" svg:y="29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8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Unit" svg:width="1.392cm" svg:height="0.23cm" svg:x="17.648cm" svg:y="28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19.864cm" svg:y="26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21.564cm" svg:y="26.6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23.273cm" svg:y="26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12" draw:layer="Unit" svg:width="0.862cm" svg:height="0.23cm" svg:x="21.042cm" svg:y="24.5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1.918cm" svg:y="2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Unit" svg:width="1.392cm" svg:height="0.23cm" svg:x="17.648cm" svg:y="2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5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1.918cm" svg:y="24.4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4.4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13" draw:layer="Unit" svg:width="1.392cm" svg:height="0.23cm" svg:x="17.648cm" svg:y="24.4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9" draw:layer="Unit" svg:width="1.392cm" svg:height="0.23cm" svg:x="14.761cm" svg:y="23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20.98cm" svg:y="21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1.91cm" svg:y="22.8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1" draw:layer="Unit" svg:width="1.392cm" svg:height="0.23cm" draw:transform="rotate (1.5707963267949) translate (11.295cm 24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11" draw:layer="Unit" svg:width="1.392cm" svg:height="0.23cm" draw:transform="rotate (1.5707963267949) translate (11.295cm 28.6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11.896cm" svg:y="20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12" draw:layer="Unit" svg:width="1.392cm" svg:height="0.23cm" svg:x="15.479cm" svg:y="20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Unit" svg:width="1.392cm" svg:height="0.23cm" svg:x="17.611cm" svg:y="20.6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9" draw:layer="Unit" svg:width="0.862cm" svg:height="0.23cm" svg:x="19.089cm" svg:y="18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draw:transform="rotate (1.5707963267949) translate (11.26cm 13.1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3" draw:layer="Unit" svg:width="0.862cm" svg:height="0.23cm" draw:transform="rotate (1.5707963267949) translate (11.26cm 14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21.264cm" svg:y="9.4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draw:transform="rotate (1.5707963267949) translate (23.85cm 10.2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0.759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4.348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13" draw:layer="Unit" svg:width="1.434cm" svg:height="0.23cm" svg:x="26.133cm" svg:y="7.5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25.009cm" svg:y="9.4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" draw:layer="Unit" svg:width="1.434cm" svg:height="0.23cm" svg:x="37.046cm" svg:y="8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10" draw:layer="Unit" svg:width="1.434cm" svg:height="0.23cm" svg:x="36.872cm" svg:y="12.7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8" draw:layer="Unit" svg:width="1.218cm" svg:height="0.23cm" svg:x="44.597cm" svg:y="6.3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39.924cm" svg:y="8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39.924cm" svg:y="9.3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43.396cm" svg:y="8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2" draw:layer="Unit" svg:width="1.434cm" svg:height="0.23cm" svg:x="43.396cm" svg:y="9.3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39.924cm" svg:y="10.7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43.396cm" svg:y="10.7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1" draw:layer="Unit" svg:width="1.434cm" svg:height="0.23cm" svg:x="43.396cm" svg:y="11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9" draw:layer="Unit" svg:width="0.862cm" svg:height="0.23cm" draw:transform="rotate (0.516268392739923) translate (43.602cm 14.6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9" draw:layer="Unit" svg:width="0.862cm" svg:height="0.23cm" draw:transform="rotate (0.516268392739923) translate (42.543cm 15.3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9" draw:layer="Unit" svg:width="1.174cm" svg:height="0.23cm" svg:x="20.969cm" svg:y="28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draw:transform="rotate (1.5707963267949) translate (11.26cm 20.3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draw:transform="rotate (1.5707963267949) translate (11.26cm 21.7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10" draw:layer="Unit" svg:width="0.862cm" svg:height="0.23cm" draw:transform="rotate (1.5707963267949) translate (11.26cm 18.9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10:05:52.697000000</dc:date>
    <meta:editing-duration>PT11H9M44S</meta:editing-duration>
    <meta:editing-cycles>176</meta:editing-cycles>
    <meta:generator>LibreOffice/5.2.3.3$Windows_x86 LibreOffice_project/d54a8868f08a7b39642414cf2c8ef2f228f780cf</meta:generator>
    <meta:document-statistic meta:object-count="898"/>
  </office:meta>
</office:document-meta>
</file>